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4.45pt"/>
    </style:style>
    <style:style style:name="co2" style:family="table-column">
      <style:table-column-properties fo:break-before="auto" style:column-width="327.8pt"/>
    </style:style>
    <style:style style:name="co3" style:family="table-column">
      <style:table-column-properties fo:break-before="auto" style:column-width="277.09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286.8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mall_20_3d_20_v2">
      <style:table-properties table:display="true" style:writing-mode="lr-tb"/>
    </style:style>
    <style:style style:name="ta2" style:family="table" style:master-page-name="PageStyle_5f_Copia_20_de_20_small_20_3d_20_v2">
      <style:table-properties table:display="true" style:writing-mode="lr-tb"/>
    </style:style>
    <style:style style:name="ta3" style:family="table" style:master-page-name="PageStyle_5f_costs">
      <style:table-properties table:display="true" style:writing-mode="lr-tb"/>
    </style:style>
    <style:style style:name="ta4" style:family="table" style:master-page-name="PageStyle_5f_Order_20_for_20_Jupiter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f4ccc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25">
      <style:table-cell-properties fo:background-color="#f4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93c47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93c47d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5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25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 style:data-style-name="N125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b6d7a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e59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mall 3d v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 table:number-rows-repeated="2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OLSK Small 3D printer v2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number-columns-repeated="2"/>
          <table:table-cell table:style-name="ce7"/>
          <table:table-cell table:number-columns-repeated="1020"/>
        </table:table-row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cumentation comments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Hardware</text:p>
          </table:table-cell>
          <table:table-cell table:style-name="ce4"/>
          <table:table-cell table:style-name="ce8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tscrew din914 m3 6mm</text:p>
          </table:table-cell>
          <table:table-cell table:style-name="ce1" office:value-type="string" calcext:value-type="string">
            <text:p>Are they not included in the pulleys and Heat Block?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2 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din912 m3 8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olt din912 m3 10mm</text:p>
          </table:table-cell>
          <table:table-cell table:style-name="ce1" office:value-type="string" calcext:value-type="string">
            <text:p>12 units. There is a double screw in the CA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3 12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3 1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3 35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4 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lt din912 m4 8mm</text:p>
          </table:table-cell>
          <table:table-cell table:style-name="ce1" office:value-type="string" calcext:value-type="string">
            <text:p>There is no Bolt din912 M4-8 in the cad. Component is empty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din912 m4 16mm</text:p>
          </table:table-cell>
          <table:table-cell table:style-name="ce1" office:value-type="string" calcext:value-type="string">
            <text:p>Found 8 in the CA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4 25mm</text:p>
          </table:table-cell>
          <table:table-cell table:style-name="ce1" office:value-type="string" calcext:value-type="string">
            <text:p>Found 2 in the CA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4 4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5 8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5 1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lt din912 m6 12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Bolt iso7380 m3 6mm</text:p>
          </table:table-cell>
          <table:table-cell table:style-name="ce1" office:value-type="string" calcext:value-type="string">
            <text:p>Counted 63 in the machine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iso7380 m3 8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iso7380 m3 10mm</text:p>
          </table:table-cell>
          <table:table-cell table:style-name="ce1" office:value-type="string" calcext:value-type="string">
            <text:p>Used for wire holders which were not need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3 12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olt iso7380 m3 14mm</text:p>
          </table:table-cell>
          <table:table-cell table:style-name="ce1" office:value-type="string" calcext:value-type="string">
            <text:p>Found only 3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3 1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iso7380 m3 20mm</text:p>
          </table:table-cell>
          <table:table-cell table:style-name="ce1" office:value-type="string" calcext:value-type="string">
            <text:p>Found 12. CAD is missing the ones from Extruder Motor Wire Holder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lt iso7380 m3 25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iso7380 m3 30mm</text:p>
          </table:table-cell>
          <table:table-cell table:style-name="ce1" office:value-type="string" calcext:value-type="string">
            <text:p>Found only 8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8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1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5 10mm</text:p>
          </table:table-cell>
          <table:table-cell table:style-name="ce1" office:value-type="string" calcext:value-type="string">
            <text:p>In the machine, these are M6-12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iso7380 m5 12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5 1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lt iso7380 m6 12mm</text:p>
          </table:table-cell>
          <table:table-cell table:style-name="ce1" office:value-type="string" calcext:value-type="string">
            <text:p>Found 22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lt din7991 m3 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7991 m3 12mm</text:p>
          </table:table-cell>
          <table:table-cell table:style-name="ce1" office:value-type="string" calcext:value-type="string">
            <text:p>Not needed. Magnet was press fit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nylon M3 6mm</text:p>
          </table:table-cell>
          <table:table-cell table:style-name="ce1" office:value-type="string" calcext:value-type="string">
            <text:p>Button Head were used instead from the top of Floor Frame.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t din985 m3</text:p>
          </table:table-cell>
          <table:table-cell table:style-name="ce1" office:value-type="string" calcext:value-type="string">
            <text:p>Found 12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934 m3 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934 m4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439 m8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asher M4</text:p>
          </table:table-cell>
          <table:table-cell table:style-name="ce6"/>
          <table:table-cell table:style-name="ce9"/>
          <table:table-cell table:style-name="ce3"/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 nut 6 m3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pacer hex nylon M3 x 6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lt nylon M3 12mm</text:p>
          </table:table-cell>
          <table:table-cell table:style-name="ce3" office:value-type="string" calcext:value-type="string">
            <text:p>Used for USB panel mount</text:p>
          </table:table-cell>
          <table:table-cell table:style-name="ce3" table:number-columns-repeated="2"/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ylon Nut M3</text:p>
          </table:table-cell>
          <table:table-cell table:style-name="ce3" office:value-type="string" calcext:value-type="string">
            <text:p>Used with electronic boards</text:p>
          </table:table-cell>
          <table:table-cell table:style-name="ce3" table:number-columns-repeated="2"/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rame</text:p>
          </table:table-cell>
          <table:table-cell table:style-name="ce4"/>
          <table:table-cell table:style-name="ce8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ame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nt frame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k frame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de frame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oor frame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frame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cap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ont door stopper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op side window stopper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ttom side window stopper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ttom bracket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bracket psu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indow (3mm acrylic -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or (3mm acrylic -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reen holder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nge part A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nge part B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ire bracket (3D printed)</text:p>
          </table:table-cell>
          <table:table-cell table:style-name="ce1" office:value-type="string" calcext:value-type="string">
            <text:p>Not needed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era holder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ol stopper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p Frame Wire Holder (3D printed)</text:p>
          </table:table-cell>
          <table:table-cell table:style-name="ce6"/>
          <table:table-cell table:style-name="ce9"/>
          <table:table-cell table:style-name="ce6" table:number-columns-repeated="12"/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2020 nut 6 Alu extrusion 40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 Alu profile 40x15mm 30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iblock nut 6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uminium Handle (hole spacing 192 mm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ol holder (furniture leg or 3D print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bber grommet 1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odymium magnet round 8x3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FE 4mm M10 Tube Pneumatic Fitting (comes with the PTFE tub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ubber feet (air compresor styl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licone Air Tube</text:p>
          </table:table-cell>
          <table:table-cell table:style-name="ce6"/>
          <table:table-cell table:style-name="ce9"/>
          <table:table-cell table:style-name="ce3"/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ilament Tube (PTFE - capricorn)</text:p>
          </table:table-cell>
          <table:table-cell table:style-name="ce6"/>
          <table:table-cell table:style-name="ce9"/>
          <table:table-cell table:style-name="ce3"/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lectronics</text:p>
          </table:table-cell>
          <table:table-cell table:style-name="ce4"/>
          <table:table-cell table:style-name="ce8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inboard Octopus Pro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driver tmc5160 pro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pper driver tmc2130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 Supply 600w - LRS-600 48v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PU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 converter 24 to 19v 5A - <text:s/>XL4015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80W DC-DC CONVERTER 48V IN 24V 20A OUT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touch sensor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celerometer adxl345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lament Sensor 1.75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opixel strip 18 modules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cover <text:s/>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n Adapter (3D printed)</text:p>
          </table:table-cell>
          <table:table-cell table:style-name="ce6"/>
          <table:table-cell table:style-name="ce9"/>
          <table:table-cell table:style-name="ce6" table:number-columns-repeated="12"/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-ring</text:p>
          </table:table-cell>
          <table:table-cell table:style-name="ce6"/>
          <table:table-cell table:style-name="ce9"/>
          <table:table-cell table:style-name="ce3"/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9733 12v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3006 5v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N 4020 12v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screen 7"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 Entry AC 10A 250V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era module OV5640 - USB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ype A - panel mount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hub type A - <text:s/>4 slots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wifi adapter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to DP adapter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se 250v 10A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Z axis</text:p>
          </table:table-cell>
          <table:table-cell table:style-name="ce4"/>
          <table:table-cell table:style-name="ce8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d (3mm alumin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d frame (8mm aluminium plate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mottor with 300mm integrated LeadScrew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near shaft 12mmx40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MH12LUU linear bearing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K12 shaft holder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licon shock absorber 16x18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nurled thumb screw m5 x3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xible sheet bed 250x250mm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gnetic bed 250x250mm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 pad 300W 24V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8 to M5 Insert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8 POM leadscrew nut 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ldham Coupler for T8 nut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xtruder</text:p>
          </table:table-cell>
          <table:table-cell table:style-name="ce4"/>
          <table:table-cell table:style-name="ce8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top plate (3mm aluminium plate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botom plate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heat sink (12mm aluminium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oling duct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touch spacer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wires holder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erpa mini extruder (metal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ing block V6 style 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zzle high flow <text:s/>0.4 mm 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 break bi-metal titanium-copper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rmistor 104NT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ing cartridge 50w 24v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Core XY</text:p>
          </table:table-cell>
          <table:table-cell table:style-name="ce4"/>
          <table:table-cell table:style-name="ce8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idge (8mm aluminium plate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 top frame bracket (3mm aluminium plate - cnc milled or laser cut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acket R (3mm aluminium plate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acket L (3mm aluminium plate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cer bracket R (3mm aluminium plate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cer bracket L (3mm aluminium plate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nsioner bracket (3mm aluminium plate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nsioner bearings holder (15mm aluminium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nsioner frame (15mm aluminium - cnc mill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lt clip gt2 6mm (3D printe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GN9C rail with carriage 30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ear bearing SCV12UU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ear shaft 12mmx40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Flange Bearing F623ZZ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ulley gt2 20T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t gt2 6mm 1800mm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motor LDO-42STH48-2804AH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3 spacer 8 mm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3 Spacer 10mm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3 spacer 18mm</text:p>
          </table:table-cell>
          <table:table-cell/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3 spacer 20mm</text:p>
          </table:table-cell>
          <table:table-cell table:style-name="ce1" office:value-type="string" calcext:value-type="string">
            <text:p>Found 12.</text:p>
          </table:table-cell>
          <table:table-cell table:style-name="ce7" table:number-columns-repeated="2"/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3 nylon washer</text:p>
          </table:table-cell>
          <table:table-cell table:style-name="ce1" office:value-type="string" calcext:value-type="string">
            <text:p>Found 18</text:p>
          </table:table-cell>
          <table:table-cell table:style-name="ce7"/>
          <table:table-cell table:number-columns-repeated="1020"/>
        </table:table-row>
        <table:table-row table:style-name="ro1">
          <table:table-cell table:style-name="ce4"/>
          <table:table-cell table:style-name="ce2" office:value-type="string" calcext:value-type="string">
            <text:p>Wiring</text:p>
          </table:table-cell>
          <table:table-cell table:style-name="ce4"/>
          <table:table-cell table:style-name="ce8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cable Flat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ype C to A <text:s/>cable (provided with main board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micro to A cable (provided with hdmi screen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A female to male extencion (for the camera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48v power Cable (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24v power Cable (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DC 24v jumper power Cable (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19V power cable (with 5.5mm x 2.1mm barrel jack conector - 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 strip cable (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power cable (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neutral jumper cable (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live jumper cable (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rth cable (self made)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sh wire sleeve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re bracket small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ip ties pack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 shrinking tube kit</text:p>
          </table:table-cell>
          <table:table-cell/>
          <table:table-cell table:style-name="ce7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elcro Cable Tie</text:p>
          </table:table-cell>
          <table:table-cell table:style-name="ce6"/>
          <table:table-cell table:style-name="ce9"/>
          <table:table-cell table:style-name="ce3"/>
          <table:table-cell table:style-name="ce6" table:number-columns-repeated="11"/>
          <table:table-cell table:number-columns-repeated="1008"/>
        </table:table-row>
        <table:table-row table:style-name="ro1" table:number-rows-repeated="669">
          <table:table-cell table:number-columns-repeated="3"/>
          <table:table-cell table:style-name="ce7"/>
          <table:table-cell table:number-columns-repeated="1020"/>
        </table:table-row>
        <table:table-row table:style-name="ro2" table:number-rows-repeated="10477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ia de small 3d v2" table:style-name="ta2">
        <table:table-column table:style-name="co1" table:default-cell-style-name="Default"/>
        <table:table-column table:style-name="co2" table:default-cell-style-name="Default"/>
        <table:table-column table:style-name="co4" table:number-columns-repeated="1022" table:default-cell-style-name="Default"/>
        <table:table-row table:style-name="ro1" table:number-rows-repeated="2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10" office:value-type="string" calcext:value-type="string" table:number-columns-spanned="2" table:number-rows-spanned="1">
            <text:p>OLSK Small 3D printer v2 - BOM</text:p>
          </table:table-cell>
          <table:covered-table-cell/>
          <table:table-cell table:style-name="ce7"/>
          <table:table-cell table:number-columns-repeated="1021"/>
        </table:table-row>
        <table:table-row table:style-name="ro1">
          <table:table-cell table:number-columns-repeated="2"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Parts</text:p>
          </table:table-cell>
          <table:table-cell/>
          <table:table-cell table:style-name="ce7"/>
          <table:table-cell table:number-columns-repeated="1021"/>
        </table:table-row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Hardware</text:p>
          </table:table-cell>
          <table:table-cell table:style-name="ce8"/>
          <table:table-cell table:style-name="ce4" table:number-columns-repeated="12"/>
          <table:table-cell table:number-columns-repeated="100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tscrew din914 m3 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2 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din912 m3 8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olt din912 m3 1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3 12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3 1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3 35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4 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lt din912 m4 8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din912 m4 1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4 25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4 4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5 8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5 1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lt din912 m6 12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Bolt iso7380 m3 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iso7380 m3 8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iso7380 m3 1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3 12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olt iso7380 m3 14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3 1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iso7380 m3 2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lt iso7380 m3 25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iso7380 m3 3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8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1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5 1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iso7380 m5 12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5 1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lt iso7380 m6 12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lt din7991 m3 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7991 m3 12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nylon M3 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t din985 m3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934 m3 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934 m4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439 m8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asher M4</text:p>
          </table:table-cell>
          <table:table-cell table:style-name="ce7"/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 nut 6 m3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pacer hex nylon M3 x 6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nylon M3 12mm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Nylon Nut M3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Frame</text:p>
          </table:table-cell>
          <table:table-cell table:style-name="ce8"/>
          <table:table-cell table:style-name="ce4" table:number-columns-repeated="12"/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ame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nt frame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k frame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de frame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oor frame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frame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cap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ont door stopper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op side window stopper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ttom side window stopper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ttom bracket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bracket psu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indow (3mm acrylic -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or (3mm acrylic -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reen holder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nge part A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nge part B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ire bracket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era holder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ol stopper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ame Wire Holder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2020 nut 6 Alu extrusion 40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 Alu profile 40x15mm 30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iblock nut 6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uminium Handle (hole spacing 192 mm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ol holder (furniture leg or 3D print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bber grommet 1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odymium magnet round 8x3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FE 4mm M10 Tube Pneumatic Fitting (comes with the PTFE tub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ubber feet (air compresor styl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e Air Tube</text:p>
          </table:table-cell>
          <table:table-cell table:style-name="ce7"/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lament Tube (PTFE - capricorn)</text:p>
          </table:table-cell>
          <table:table-cell table:style-name="ce7"/>
          <table:table-cell table:style-name="ce1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Electronics</text:p>
          </table:table-cell>
          <table:table-cell table:style-name="ce8"/>
          <table:table-cell table:style-name="ce4" table:number-columns-repeated="12"/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inboard Octopus Pro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driver tmc5160 pro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pper driver tmc2130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 Supply 600w - LRS-600 48v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PU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 converter 24 to 19v 5A - <text:s/>XL401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80W DC-DC CONVERTER 48V IN 24V 20A OU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touch sensor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celerometer adxl345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lament Sensor 1.75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opixel strip 18 modules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cover <text:s/>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Adapter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O-ring</text:p>
          </table:table-cell>
          <table:table-cell table:style-name="ce7"/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9733 12v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3006 5v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N 4020 12v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screen 7"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 Entry AC 10A 250V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era module OV5640 - USB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ype A - panel moun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hub type A - <text:s/>4 slots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wifi adapter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to DP adapter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se 250v 10A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Z axis</text:p>
          </table:table-cell>
          <table:table-cell table:style-name="ce8"/>
          <table:table-cell table:style-name="ce4" table:number-columns-repeated="12"/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d (3mm alumin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d frame (8mm aluminium plate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mottor with 300mm integrated LeadScrew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near shaft 12mmx40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MH12LUU linear bearing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K12 shaft holder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licon shock absorber 16x18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nurled thumb screw m5 x3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xible sheet bed 250x250mm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gnetic bed 250x250mm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 pad 300W 24V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8 to M5 Inser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8 POM leadscrew nut 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ldham Coupler for T8 nu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2"/>
          <table:table-cell table:style-name="ce2" office:value-type="string" calcext:value-type="string">
            <text:p>Extruder</text:p>
          </table:table-cell>
          <table:table-cell table:style-name="ce8"/>
          <table:table-cell table:style-name="ce4" table:number-columns-repeated="12"/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top plate (3mm aluminium plate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botom plate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heat sink (12mm aluminium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oling duct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touch spacer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wires holder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erpa mini extruder (metal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ing block V6 style 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zzle high flow <text:s/>0.4 mm 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 break bi-metal titanium-copper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rmistor 104NT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ing cartridge 50w 24v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Core XY</text:p>
          </table:table-cell>
          <table:table-cell table:style-name="ce8"/>
          <table:table-cell table:style-name="ce4" table:number-columns-repeated="12"/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idge (8mm aluminium plate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 top frame bracket (3mm aluminium plate - cnc milled or laser cut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acket R (3mm aluminium plate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acket L (3mm aluminium plate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cer bracket R (3mm aluminium plate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cer bracket L (3mm aluminium plate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nsioner bracket (3mm aluminium plate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nsioner bearings holder (15mm aluminium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nsioner frame (15mm aluminium - cnc mill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lt clip gt2 6mm (3D printe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GN9C rail with carriage 30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ear bearing SCV12UU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ear shaft 12mmx40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Flange Bearing F623ZZ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ulley gt2 20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t gt2 6mm 1800mm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motor LDO-42STH48-2804AH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3 spacer 8 mm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3 Spacer 10mm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3 spacer 18mm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3 spacer 20mm</text:p>
          </table:table-cell>
          <table:table-cell table:style-name="ce7" table:number-columns-repeated="2"/>
          <table:table-cell table:number-columns-repeated="102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3 nylon washer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4"/>
          <table:table-cell table:style-name="ce2" office:value-type="string" calcext:value-type="string">
            <text:p>Wiring</text:p>
          </table:table-cell>
          <table:table-cell table:style-name="ce8"/>
          <table:table-cell table:style-name="ce4" table:number-columns-repeated="12"/>
          <table:table-cell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cable Fla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ype C to A <text:s/>cable (provided with main board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micro to A cable (provided with hdmi screen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A female to male extencion (for the camera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48v power Cable (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24v power Cable (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DC 24v jumper power Cable (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19V power cable (with 5.5mm x 2.1mm barrel jack conector - 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 strip cable (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power cable (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neutral jumper cable (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live jumper cable (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rth cable (self made)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sh wire sleeve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re bracket small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ip ties pack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 shrinking tube kit</text:p>
          </table:table-cell>
          <table:table-cell table:style-name="ce7"/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lcro Cable Tie</text:p>
          </table:table-cell>
          <table:table-cell table:style-name="ce7"/>
          <table:table-cell table:style-name="ce1"/>
          <table:table-cell table:number-columns-repeated="1020"/>
        </table:table-row>
        <table:table-row table:style-name="ro1" table:number-rows-repeated="669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77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sts" table:style-name="ta3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1" table:number-rows-repeated="2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/>
          <table:table-cell table:style-name="ce1" office:value-type="string" calcext:value-type="string">
            <text:p>OLSK Small 3D printer v2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 table:style-name="ce1" office:value-type="string" calcext:value-type="string">
            <text:p>Parts</text:p>
          </table:table-cell>
          <table:table-cell table:number-columns-repeated="2"/>
          <table:table-cell table:style-name="ce11"/>
          <table:table-cell table:number-columns-repeated="1020"/>
        </table:table-row>
        <table:table-row table:style-name="ro1"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cumentation comments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2"/>
          <table:table-cell table:style-name="ce2" office:value-type="string" calcext:value-type="string">
            <text:p>Hardware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tscrew din914 m3 6mm</text:p>
          </table:table-cell>
          <table:table-cell table:style-name="ce1" office:value-type="string" calcext:value-type="string">
            <text:p>Are they not included in the pulleys and Heat Block?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2 6mm</text:p>
          </table:table-cell>
          <table:table-cell/>
          <table:table-cell table:style-name="ce11" office:value-type="currency" office:currency="EUR" office:value="0.15" calcext:value-type="currency">
            <text:p>€0.15</text:p>
          </table:table-cell>
          <table:table-cell table:style-name="ce15" office:value-type="string" calcext:value-type="string">
            <text:p><text:a xlink:href="https://www.ebay.de/itm/261298209327?epid=1759371740&amp;hash=item3cd696422f:g:wpgAAOSwBahVUfgz&amp;amdata=enc%3AAQAIAAAA4P%2BMEF1lmcLw0OJEctRwV0rYwf8pFbVBtXyuux8sc%2BS9mgJsUTjfk4ZTjZgPUIW%2FM%2Bcs2GlFxsIYpV%2Fo%2BW6Izqe0vpe%2FV1Qi8sRmE3VgoAU2d%2B2p87ZpCsd23YC%2BxaXqQLHZvLA28nkxjIH5VAqbGrEwJOLR5%2FDjR6B9RiWoZ029WET3Ho2ej0LDxkeKD8Wg5So9CXdkduc1N7ZipRlQTiyc86Fc8bVEeuV2Fh2c58esFj7SFSWpBNhsagBGe6TepMnqTNO0bkTIt%2Fv9NbhO0%2FcdrHfqb6LRWYhutYeJOJ8h%7Ctkp%3ABFBMqLqXiMxi" xlink:type="simple">https://www.ebay.de/itm/261298209327?epid=1759371740&amp;hash=item3cd696422f:g:wpgAAOSwBahVUfgz&amp;amdata=enc%3AAQAIAAAA4P%2BMEF1lmcLw0OJEctRwV0rYwf8pFbVBtXyuux8sc%2BS9mgJsUTjfk4ZTjZgPUIW%2FM%2Bcs2GlFxsIYpV%2Fo%2BW6Izqe0vpe%2FV1Qi8sRmE3VgoAU2d%2B2p87ZpCsd23YC%2BxaXqQLHZvLA28nkxjIH5VAqbGrEwJOLR5%2FDjR6B9RiWoZ029WET3Ho2ej0LDxkeKD8Wg5So9CXdkduc1N7ZipRlQTiyc86Fc8bVEeuV2Fh2c58esFj7SFSWpBNhsagBGe6TepMnqTNO0bkTIt%2Fv9NbhO0%2FcdrHfqb6LRWYhutYeJOJ8h%7Ctkp%3ABFBMqLqXiM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din912 m3 8mm</text:p>
          </table:table-cell>
          <table:table-cell/>
          <table:table-cell table:style-name="ce11" office:value-type="currency" office:currency="EUR" office:value="1.01" calcext:value-type="currency">
            <text:p>€1.01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olt din912 m3 10mm</text:p>
          </table:table-cell>
          <table:table-cell table:style-name="ce1" office:value-type="string" calcext:value-type="string">
            <text:p>12 units. There is a double screw in the CAD</text:p>
          </table:table-cell>
          <table:table-cell table:style-name="ce11" office:value-type="currency" office:currency="EUR" office:value="1.08" calcext:value-type="currency">
            <text:p>€1.08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3 12mm</text:p>
          </table:table-cell>
          <table:table-cell/>
          <table:table-cell table:style-name="ce11" office:value-type="currency" office:currency="EUR" office:value="0.2" calcext:value-type="currency">
            <text:p>€0.20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3 16mm</text:p>
          </table:table-cell>
          <table:table-cell/>
          <table:table-cell table:style-name="ce11" office:value-type="currency" office:currency="EUR" office:value="0.26" calcext:value-type="currency">
            <text:p>€0.26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3 35mm</text:p>
          </table:table-cell>
          <table:table-cell/>
          <table:table-cell table:style-name="ce11" office:value-type="currency" office:currency="EUR" office:value="1.12" calcext:value-type="currency">
            <text:p>€1.12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4 6mm</text:p>
          </table:table-cell>
          <table:table-cell/>
          <table:table-cell table:style-name="ce11" office:value-type="currency" office:currency="EUR" office:value="0.2" calcext:value-type="currency">
            <text:p>€0.20</text:p>
          </table:table-cell>
          <table:table-cell table:style-name="ce15" office:value-type="string" calcext:value-type="string">
            <text:p><text:a xlink:href="https://www.ebay.de/itm/371594498617?hash=item5684c21239:g:n-cAAOSw72xg5XPX&amp;amdata=enc%3AAQAIAAAA4Dj%2FF4tAu70yMY90pH213QEuB5rdRyXN5lBYIW6hymgExxls72v4x5uC3t6PxFMIoC%2Fq1z488CB2brQttjYDKXNe5z65pIigr6SGNyOjRcBWt5iUYJZeyJ4BzdVsXXkUV6O%2BbsU3z54km3IF90JdyElHoBIYB1H9i1vCemaFg5215x4WW55owhCmu0qBakItY5SDmA658ahxidzzYMdShHFRh39VhYoUYDUrsUynwODGDGPwhe%2BsskuzSlhP6P9SmSKieUqieavODkUvOptED5H320osrdLaIHi669xyxdKx%7Ctkp%3ABFBMrqzoiMxi" xlink:type="simple">https://www.ebay.de/itm/371594498617?hash=item5684c21239:g:n-cAAOSw72xg5XPX&amp;amdata=enc%3AAQAIAAAA4Dj%2FF4tAu70yMY90pH213QEuB5rdRyXN5lBYIW6hymgExxls72v4x5uC3t6PxFMIoC%2Fq1z488CB2brQttjYDKXNe5z65pIigr6SGNyOjRcBWt5iUYJZeyJ4BzdVsXXkUV6O%2BbsU3z54km3IF90JdyElHoBIYB1H9i1vCemaFg5215x4WW55owhCmu0qBakItY5SDmA658ahxidzzYMdShHFRh39VhYoUYDUrsUynwODGDGPwhe%2BsskuzSlhP6P9SmSKieUqieavODkUvOptED5H320osrdLaIHi669xyxdKx%7Ctkp%3ABFBMrqzoiM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lt din912 m4 8mm</text:p>
          </table:table-cell>
          <table:table-cell table:style-name="ce1" office:value-type="string" calcext:value-type="string">
            <text:p>There is no Bolt din912 M4-8 in the cad. Component is empty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din912 m4 16mm</text:p>
          </table:table-cell>
          <table:table-cell table:style-name="ce1" office:value-type="string" calcext:value-type="string">
            <text:p>Found 8 in the CAD</text:p>
          </table:table-cell>
          <table:table-cell table:style-name="ce11" office:value-type="currency" office:currency="EUR" office:value="0.7" calcext:value-type="currency">
            <text:p>€0.70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4 25mm</text:p>
          </table:table-cell>
          <table:table-cell table:style-name="ce1" office:value-type="string" calcext:value-type="string">
            <text:p>Found 2 in the CAD</text:p>
          </table:table-cell>
          <table:table-cell table:style-name="ce11" office:value-type="currency" office:currency="EUR" office:value="1.8" calcext:value-type="currency">
            <text:p>€1.80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4 40mm</text:p>
          </table:table-cell>
          <table:table-cell/>
          <table:table-cell table:style-name="ce11" office:value-type="currency" office:currency="EUR" office:value="0.36" calcext:value-type="currency">
            <text:p>€0.36</text:p>
          </table:table-cell>
          <table:table-cell table:style-name="ce15" office:value-type="string" calcext:value-type="string">
            <text:p><text:a xlink:href="https://www.ebay.de/itm/371594498617?hash=item5684c21239:g:n-cAAOSw72xg5XPX&amp;amdata=enc%3AAQAIAAAA4Dj%2FF4tAu70yMY90pH213QEuB5rdRyXN5lBYIW6hymgExxls72v4x5uC3t6PxFMIoC%2Fq1z488CB2brQttjYDKXNe5z65pIigr6SGNyOjRcBWt5iUYJZeyJ4BzdVsXXkUV6O%2BbsU3z54km3IF90JdyElHoBIYB1H9i1vCemaFg5215x4WW55owhCmu0qBakItY5SDmA658ahxidzzYMdShHFRh39VhYoUYDUrsUynwODGDGPwhe%2BsskuzSlhP6P9SmSKieUqieavODkUvOptED5H320osrdLaIHi669xyxdKx%7Ctkp%3ABFBMrqzoiMxi" xlink:type="simple">https://www.ebay.de/itm/371594498617?hash=item5684c21239:g:n-cAAOSw72xg5XPX&amp;amdata=enc%3AAQAIAAAA4Dj%2FF4tAu70yMY90pH213QEuB5rdRyXN5lBYIW6hymgExxls72v4x5uC3t6PxFMIoC%2Fq1z488CB2brQttjYDKXNe5z65pIigr6SGNyOjRcBWt5iUYJZeyJ4BzdVsXXkUV6O%2BbsU3z54km3IF90JdyElHoBIYB1H9i1vCemaFg5215x4WW55owhCmu0qBakItY5SDmA658ahxidzzYMdShHFRh39VhYoUYDUrsUynwODGDGPwhe%2BsskuzSlhP6P9SmSKieUqieavODkUvOptED5H320osrdLaIHi669xyxdKx%7Ctkp%3ABFBMrqzoiM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5 8mm</text:p>
          </table:table-cell>
          <table:table-cell/>
          <table:table-cell table:style-name="ce11" office:value-type="currency" office:currency="EUR" office:value="0.17" calcext:value-type="currency">
            <text:p>€0.17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5 16mm</text:p>
          </table:table-cell>
          <table:table-cell/>
          <table:table-cell table:style-name="ce11" office:value-type="currency" office:currency="EUR" office:value="0.35" calcext:value-type="currency">
            <text:p>€0.35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lt din912 m6 12mm</text:p>
          </table:table-cell>
          <table:table-cell/>
          <table:table-cell table:style-name="ce11" office:value-type="currency" office:currency="EUR" office:value="2.24" calcext:value-type="currency">
            <text:p>€2.24</text:p>
          </table:table-cell>
          <table:table-cell table:style-name="ce15" office:value-type="string" calcext:value-type="string">
            <text:p><text:a xlink:href="https://www.ebay.de/itm/162030947234?hash=item25b9cc0ba2:g:Gy0AAOSwlDVg5XPy&amp;amdata=enc%3AAQAIAAAA4KqkB6NKw4fwIOdqiv9bubuG00pk8tk1RhcYFHvP89nXvMGqsnHOf43EIebu5K6i2%2B4Jg2K7SY8Ns1OJXtSOuFcuOFJWMv6F5%2BFTJHBRKknnGrlipyStv64zhwqyKBRtsefsbh0EUYG41RvE7udhbQzfzfNUXYUQF6VKs1JHE1KAqCBcUDJOWmUtGo%2FNnosOvmI5%2FazqUM77LOWaH9EKTdXQn%2BDjtjTKlu0Y5MKlJUgYJGpuN%2B6KIwxuonXv%2F4KEV2JXlVAklc%2FQiqA3L7Fff%2BSlMOvFL6OT4qGtthi5wqLe%7Ctkp%3ABFBMqN34iMxi" xlink:type="simple">https://www.ebay.de/itm/162030947234?hash=item25b9cc0ba2:g:Gy0AAOSwlDVg5XPy&amp;amdata=enc%3AAQAIAAAA4KqkB6NKw4fwIOdqiv9bubuG00pk8tk1RhcYFHvP89nXvMGqsnHOf43EIebu5K6i2%2B4Jg2K7SY8Ns1OJXtSOuFcuOFJWMv6F5%2BFTJHBRKknnGrlipyStv64zhwqyKBRtsefsbh0EUYG41RvE7udhbQzfzfNUXYUQF6VKs1JHE1KAqCBcUDJOWmUtGo%2FNnosOvmI5%2FazqUM77LOWaH9EKTdXQn%2BDjtjTKlu0Y5MKlJUgYJGpuN%2B6KIwxuonXv%2F4KEV2JXlVAklc%2FQiqA3L7Fff%2BSlMOvFL6OT4qGtthi5wqLe%7Ctkp%3ABFBMqN34iM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Bolt iso7380 m3 6mm</text:p>
          </table:table-cell>
          <table:table-cell table:style-name="ce1" office:value-type="string" calcext:value-type="string">
            <text:p>Counted 63 in the machine.</text:p>
          </table:table-cell>
          <table:table-cell table:style-name="ce11" office:value-type="currency" office:currency="EUR" office:value="6.8" calcext:value-type="currency">
            <text:p>€6.8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iso7380 m3 8mm</text:p>
          </table:table-cell>
          <table:table-cell/>
          <table:table-cell table:style-name="ce11" office:value-type="currency" office:currency="EUR" office:value="0.22" calcext:value-type="currency">
            <text:p>€0.22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iso7380 m3 10mm</text:p>
          </table:table-cell>
          <table:table-cell table:style-name="ce1" office:value-type="string" calcext:value-type="string">
            <text:p>Used for wire holders which were not needed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3 12mm</text:p>
          </table:table-cell>
          <table:table-cell/>
          <table:table-cell table:style-name="ce11" office:value-type="currency" office:currency="EUR" office:value="0.44" calcext:value-type="currency">
            <text:p>€0.44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olt iso7380 m3 14mm</text:p>
          </table:table-cell>
          <table:table-cell table:style-name="ce1" office:value-type="string" calcext:value-type="string">
            <text:p>Found only 3</text:p>
          </table:table-cell>
          <table:table-cell table:style-name="ce11" office:value-type="currency" office:currency="EUR" office:value="0.37" calcext:value-type="currency">
            <text:p>€0.37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3 16mm</text:p>
          </table:table-cell>
          <table:table-cell/>
          <table:table-cell table:style-name="ce11" office:value-type="currency" office:currency="EUR" office:value="0.5" calcext:value-type="currency">
            <text:p>€0.5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iso7380 m3 20mm</text:p>
          </table:table-cell>
          <table:table-cell table:style-name="ce1" office:value-type="string" calcext:value-type="string">
            <text:p>Found 12. CAD is missing the ones from Extruder Motor Wire Holder</text:p>
          </table:table-cell>
          <table:table-cell table:style-name="ce11" office:value-type="currency" office:currency="EUR" office:value="1.38" calcext:value-type="currency">
            <text:p>€1.38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lt iso7380 m3 25mm</text:p>
          </table:table-cell>
          <table:table-cell/>
          <table:table-cell table:style-name="ce11" office:value-type="currency" office:currency="EUR" office:value="2" calcext:value-type="currency">
            <text:p>€2.0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iso7380 m3 30mm</text:p>
          </table:table-cell>
          <table:table-cell table:style-name="ce1" office:value-type="string" calcext:value-type="string">
            <text:p>Found only 8</text:p>
          </table:table-cell>
          <table:table-cell table:style-name="ce11" office:value-type="currency" office:currency="EUR" office:value="1.16" calcext:value-type="currency">
            <text:p>€1.16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6mm</text:p>
          </table:table-cell>
          <table:table-cell/>
          <table:table-cell table:style-name="ce11" office:value-type="currency" office:currency="EUR" office:value="0.4" calcext:value-type="currency">
            <text:p>€0.4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8mm</text:p>
          </table:table-cell>
          <table:table-cell/>
          <table:table-cell table:style-name="ce11" office:value-type="currency" office:currency="EUR" office:value="0.4" calcext:value-type="currency">
            <text:p>€0.4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10mm</text:p>
          </table:table-cell>
          <table:table-cell/>
          <table:table-cell table:style-name="ce11" office:value-type="currency" office:currency="EUR" office:value="0.43" calcext:value-type="currency">
            <text:p>€0.43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5 10mm</text:p>
          </table:table-cell>
          <table:table-cell table:style-name="ce1" office:value-type="string" calcext:value-type="string">
            <text:p>In the machine, these are M6-12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iso7380 m5 12mm</text:p>
          </table:table-cell>
          <table:table-cell/>
          <table:table-cell table:style-name="ce11" office:value-type="currency" office:currency="EUR" office:value="0.96" calcext:value-type="currency">
            <text:p>€0.96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5 16mm</text:p>
          </table:table-cell>
          <table:table-cell/>
          <table:table-cell table:style-name="ce11" office:value-type="currency" office:currency="EUR" office:value="0.42" calcext:value-type="currency">
            <text:p>€0.42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lt iso7380 m6 12mm</text:p>
          </table:table-cell>
          <table:table-cell table:style-name="ce1" office:value-type="string" calcext:value-type="string">
            <text:p>Found 22</text:p>
          </table:table-cell>
          <table:table-cell table:style-name="ce11" office:value-type="currency" office:currency="EUR" office:value="2.5" calcext:value-type="currency">
            <text:p>€2.5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lt din7991 m3 6mm</text:p>
          </table:table-cell>
          <table:table-cell/>
          <table:table-cell table:style-name="ce11" office:value-type="currency" office:currency="EUR" office:value="0.36" calcext:value-type="currency">
            <text:p>€0.36</text:p>
          </table:table-cell>
          <table:table-cell table:style-name="ce15" office:value-type="string" calcext:value-type="string">
            <text:p><text:a xlink:href="https://www.ebay.de/itm/261195776071?hash=item3cd07b4047:g:ej8AAOSwI7tZ1yax&amp;amdata=enc%3AAQAIAAAA4EXjqmsSNWfds8OMe3PxYbtM%2BGPxCu5tTgYwNNFdoelLvCUYV3Y5sxsOV4dTlJlqLfMPWXE0XYVoKj4ldG9eQ5akoP4y4iNbZgiQC0yNnVj0Y26j4OYlpPD6vFPwrlC2mEaPaW6Yl6bNC474OGR1x2QaqrIH5eXDAlem16HXLIsUlkm2VHXzX5cnzrQ61YY2acAqK%2BSlZpxUPUNEwtsnQuSViqW9n0Jn0eys96A8WMr4exQqpk0QPTxSneUZj1GG1c8mRpU0QvMAz6Jo7uJwlNYkH%2F64y5u0HP2NHWICTO%2Fy%7Ctkp%3ABFBMtrHzicxi" xlink:type="simple">https://www.ebay.de/itm/261195776071?hash=item3cd07b4047:g:ej8AAOSwI7tZ1yax&amp;amdata=enc%3AAQAIAAAA4EXjqmsSNWfds8OMe3PxYbtM%2BGPxCu5tTgYwNNFdoelLvCUYV3Y5sxsOV4dTlJlqLfMPWXE0XYVoKj4ldG9eQ5akoP4y4iNbZgiQC0yNnVj0Y26j4OYlpPD6vFPwrlC2mEaPaW6Yl6bNC474OGR1x2QaqrIH5eXDAlem16HXLIsUlkm2VHXzX5cnzrQ61YY2acAqK%2BSlZpxUPUNEwtsnQuSViqW9n0Jn0eys96A8WMr4exQqpk0QPTxSneUZj1GG1c8mRpU0QvMAz6Jo7uJwlNYkH%2F64y5u0HP2NHWICTO%2Fy%7Ctkp%3ABFBMtrHzic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7991 m3 12mm</text:p>
          </table:table-cell>
          <table:table-cell table:style-name="ce1" office:value-type="string" calcext:value-type="string">
            <text:p>Not needed. Magnet was press fit.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nylon M3 6mm</text:p>
          </table:table-cell>
          <table:table-cell table:style-name="ce1" office:value-type="string" calcext:value-type="string">
            <text:p>Button Head were used instead from the top of Floor Frame.</text:p>
          </table:table-cell>
          <table:table-cell table:style-name="ce11" office:value-type="currency" office:currency="EUR" office:value="0.9" calcext:value-type="currency">
            <text:p>€0.90</text:p>
          </table:table-cell>
          <table:table-cell table:style-name="ce15" office:value-type="string" calcext:value-type="string">
            <text:p><text:a xlink:href="https://www.ebay.de/itm/261298209327?epid=1759371740&amp;hash=item3cd696422f:g:wpgAAOSwBahVUfgz&amp;amdata=enc%3AAQAIAAAA4P%2BMEF1lmcLw0OJEctRwV0rYwf8pFbVBtXyuux8sc%2BS9mgJsUTjfk4ZTjZgPUIW%2FM%2Bcs2GlFxsIYpV%2Fo%2BW6Izqe0vpe%2FV1Qi8sRmE3VgoAU2d%2B2p87ZpCsd23YC%2BxaXqQLHZvLA28nkxjIH5VAqbGrEwJOLR5%2FDjR6B9RiWoZ029WET3Ho2ej0LDxkeKD8Wg5So9CXdkduc1N7ZipRlQTiyc86Fc8bVEeuV2Fh2c58esFj7SFSWpBNhsagBGe6TepMnqTNO0bkTIt%2Fv9NbhO0%2FcdrHfqb6LRWYhutYeJOJ8h%7Ctkp%3ABFBMqLqXiMxi" xlink:type="simple">https://www.ebay.de/itm/261298209327?epid=1759371740&amp;hash=item3cd696422f:g:wpgAAOSwBahVUfgz&amp;amdata=enc%3AAQAIAAAA4P%2BMEF1lmcLw0OJEctRwV0rYwf8pFbVBtXyuux8sc%2BS9mgJsUTjfk4ZTjZgPUIW%2FM%2Bcs2GlFxsIYpV%2Fo%2BW6Izqe0vpe%2FV1Qi8sRmE3VgoAU2d%2B2p87ZpCsd23YC%2BxaXqQLHZvLA28nkxjIH5VAqbGrEwJOLR5%2FDjR6B9RiWoZ029WET3Ho2ej0LDxkeKD8Wg5So9CXdkduc1N7ZipRlQTiyc86Fc8bVEeuV2Fh2c58esFj7SFSWpBNhsagBGe6TepMnqTNO0bkTIt%2Fv9NbhO0%2FcdrHfqb6LRWYhutYeJOJ8h%7Ctkp%3ABFBMqLqXiM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t din985 m3</text:p>
          </table:table-cell>
          <table:table-cell table:style-name="ce1" office:value-type="string" calcext:value-type="string">
            <text:p>Found 12</text:p>
          </table:table-cell>
          <table:table-cell table:style-name="ce11" office:value-type="currency" office:currency="EUR" office:value="0.52" calcext:value-type="currency">
            <text:p>€0.52</text:p>
          </table:table-cell>
          <table:table-cell table:style-name="ce15" office:value-type="string" calcext:value-type="string">
            <text:p><text:a xlink:href="https://www.ebay.de/itm/265765778764?hash=item3de0dff54c:g:e4kAAOSw6lRi3vJC&amp;amdata=enc%3AAQAIAAAA4GINh19SIZ%2BdnSIRVg2gseBhnvnre3sKaIlULSn2rLpf7Jef6%2BRJcR0r4l1dwxkZyIGsjFJylTvy8K9WbdVHIeDxnz7RplIK5s%2BSXZwjiYrzSYwwGcu7pDXUoE%2Br28BxgzoSVgv1k9q%2Bkt6vGev57SQf8lAiuJFbCqzHiFnmN1xsQTSe3OyoyP2hJKib%2B12ORX62zEXlSZciPG85MC9yN%2BDQgcWsXK%2Fp5ywh1F69RYj%2Be2hje4VvAryAj5TyKpVCxSfW3DwKuuk5vajOWSeGlt8U40%2BM94YKFSvmpvGhvqzu%7Ctkp%3ABFBMzLKxisxi" xlink:type="simple">https://www.ebay.de/itm/265765778764?hash=item3de0dff54c:g:e4kAAOSw6lRi3vJC&amp;amdata=enc%3AAQAIAAAA4GINh19SIZ%2BdnSIRVg2gseBhnvnre3sKaIlULSn2rLpf7Jef6%2BRJcR0r4l1dwxkZyIGsjFJylTvy8K9WbdVHIeDxnz7RplIK5s%2BSXZwjiYrzSYwwGcu7pDXUoE%2Br28BxgzoSVgv1k9q%2Bkt6vGev57SQf8lAiuJFbCqzHiFnmN1xsQTSe3OyoyP2hJKib%2B12ORX62zEXlSZciPG85MC9yN%2BDQgcWsXK%2Fp5ywh1F69RYj%2Be2hje4VvAryAj5TyKpVCxSfW3DwKuuk5vajOWSeGlt8U40%2BM94YKFSvmpvGhvqzu%7Ctkp%3ABFBMzLKxis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934 m3 </text:p>
          </table:table-cell>
          <table:table-cell/>
          <table:table-cell table:style-name="ce11" office:value-type="currency" office:currency="EUR" office:value="0.17" calcext:value-type="currency">
            <text:p>€0.17</text:p>
          </table:table-cell>
          <table:table-cell table:style-name="ce15" office:value-type="string" calcext:value-type="string">
            <text:p><text:a xlink:href="https://www.ebay.de/itm/274508567437?hash=item3fe9fc538d:g:900AAOSwj59h3tKX&amp;amdata=enc%3AAQAIAAAA4GbHP8qCiFjaTjgelZNoo7XP9%2B%2FTB8uGoZrJsRSOpqaTe0JZJm%2BUu94J%2F%2BgkgR%2FcgvPVvFGTyPkeRywLG7lpANnBRGTZ2vYeG7K2TnHr7NzNBn8QvYBSg%2FPDpY9%2FTYxFMCu7ckK4mnOiQrUfsPsmarT3LdXT1oz7n24Hv4LIBUeq5m2gNlPhl%2BermFQ%2FGI1lBbhlPyAePg0VLUtL2BSreBu7fbBv5XeRUwYcKGi8hQvKX4IBPVVJ8Y5EVWNqB%2BeQsYtJefPcro6vrwM%2FAxvmGZFYwm8YDUHCPD16cIzGskVY%7Ctkp%3ABFBMrvi6isxi" xlink:type="simple">https://www.ebay.de/itm/274508567437?hash=item3fe9fc538d:g:900AAOSwj59h3tKX&amp;amdata=enc%3AAQAIAAAA4GbHP8qCiFjaTjgelZNoo7XP9%2B%2FTB8uGoZrJsRSOpqaTe0JZJm%2BUu94J%2F%2BgkgR%2FcgvPVvFGTyPkeRywLG7lpANnBRGTZ2vYeG7K2TnHr7NzNBn8QvYBSg%2FPDpY9%2FTYxFMCu7ckK4mnOiQrUfsPsmarT3LdXT1oz7n24Hv4LIBUeq5m2gNlPhl%2BermFQ%2FGI1lBbhlPyAePg0VLUtL2BSreBu7fbBv5XeRUwYcKGi8hQvKX4IBPVVJ8Y5EVWNqB%2BeQsYtJefPcro6vrwM%2FAxvmGZFYwm8YDUHCPD16cIzGskVY%7Ctkp%3ABFBMrvi6is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934 m4</text:p>
          </table:table-cell>
          <table:table-cell/>
          <table:table-cell table:style-name="ce11" office:value-type="currency" office:currency="EUR" office:value="0.18" calcext:value-type="currency">
            <text:p>€0.18</text:p>
          </table:table-cell>
          <table:table-cell table:style-name="ce15" office:value-type="string" calcext:value-type="string">
            <text:p><text:a xlink:href="https://www.ebay.de/itm/274508567437?hash=item3fe9fc538d:g:900AAOSwj59h3tKX&amp;amdata=enc%3AAQAIAAAA4GbHP8qCiFjaTjgelZNoo7XP9%2B%2FTB8uGoZrJsRSOpqaTe0JZJm%2BUu94J%2F%2BgkgR%2FcgvPVvFGTyPkeRywLG7lpANnBRGTZ2vYeG7K2TnHr7NzNBn8QvYBSg%2FPDpY9%2FTYxFMCu7ckK4mnOiQrUfsPsmarT3LdXT1oz7n24Hv4LIBUeq5m2gNlPhl%2BermFQ%2FGI1lBbhlPyAePg0VLUtL2BSreBu7fbBv5XeRUwYcKGi8hQvKX4IBPVVJ8Y5EVWNqB%2BeQsYtJefPcro6vrwM%2FAxvmGZFYwm8YDUHCPD16cIzGskVY%7Ctkp%3ABFBMrvi6isxi" xlink:type="simple">https://www.ebay.de/itm/274508567437?hash=item3fe9fc538d:g:900AAOSwj59h3tKX&amp;amdata=enc%3AAQAIAAAA4GbHP8qCiFjaTjgelZNoo7XP9%2B%2FTB8uGoZrJsRSOpqaTe0JZJm%2BUu94J%2F%2BgkgR%2FcgvPVvFGTyPkeRywLG7lpANnBRGTZ2vYeG7K2TnHr7NzNBn8QvYBSg%2FPDpY9%2FTYxFMCu7ckK4mnOiQrUfsPsmarT3LdXT1oz7n24Hv4LIBUeq5m2gNlPhl%2BermFQ%2FGI1lBbhlPyAePg0VLUtL2BSreBu7fbBv5XeRUwYcKGi8hQvKX4IBPVVJ8Y5EVWNqB%2BeQsYtJefPcro6vrwM%2FAxvmGZFYwm8YDUHCPD16cIzGskVY%7Ctkp%3ABFBMrvi6is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439 m8</text:p>
          </table:table-cell>
          <table:table-cell/>
          <table:table-cell table:style-name="ce11" office:value-type="currency" office:currency="EUR" office:value="0.33" calcext:value-type="currency">
            <text:p>€0.33</text:p>
          </table:table-cell>
          <table:table-cell table:style-name="ce15" office:value-type="string" calcext:value-type="string">
            <text:p><text:a xlink:href="https://www.ebay.de/itm/251339023792?hash=item3a84f925b0:g:KbUAAOSwBahVQ-Oz&amp;amdata=enc%3AAQAIAAAA4EfRIuSpiDU3FDuIeoa2S%2FZlKW%2B8HbvC7XIkSJGX0eZwzKHo6nx3A%2BDH2nER1cyBMPUnjD21Qol4LvUIfpH5M66%2FG1G1G%2BOVM5votPRnfZynMuHKnskezv1S6ux7ssbl6005l43naX9WhzD6GZ1T62gMGB38FpMbLV7rt5VTRQHXDcLC6DimHXYfYkwsBzF1V9TdNR6JxkuHEm6LbPj%2FhUyK18HxjE%2Fure%2B8IzGjPT8llhi0AgszDV132m7UVZKNezFa9gLyuiS%2BFRQC8EBhgx%2FN7%2F1nIhDTlfT8OtGK3F3C%7Ctkp%3ABFBMgLzKisxi" xlink:type="simple">https://www.ebay.de/itm/251339023792?hash=item3a84f925b0:g:KbUAAOSwBahVQ-Oz&amp;amdata=enc%3AAQAIAAAA4EfRIuSpiDU3FDuIeoa2S%2FZlKW%2B8HbvC7XIkSJGX0eZwzKHo6nx3A%2BDH2nER1cyBMPUnjD21Qol4LvUIfpH5M66%2FG1G1G%2BOVM5votPRnfZynMuHKnskezv1S6ux7ssbl6005l43naX9WhzD6GZ1T62gMGB38FpMbLV7rt5VTRQHXDcLC6DimHXYfYkwsBzF1V9TdNR6JxkuHEm6LbPj%2FhUyK18HxjE%2Fure%2B8IzGjPT8llhi0AgszDV132m7UVZKNezFa9gLyuiS%2BFRQC8EBhgx%2FN7%2F1nIhDTlfT8OtGK3F3C%7Ctkp%3ABFBMgLzKisxi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asher M4</text:p>
          </table:table-cell>
          <table:table-cell table:style-name="ce6"/>
          <table:table-cell table:style-name="ce13" office:value-type="currency" office:currency="EUR" office:value="0.14" calcext:value-type="currency">
            <text:p>€0.14</text:p>
          </table:table-cell>
          <table:table-cell table:style-name="ce16" office:value-type="string" calcext:value-type="string">
            <text:p><text:a xlink:href="https://www.ebay.de/itm/121867135517?hash=item1c5fd8ea1d:g:lqQAAOSwiJReRx71&amp;amdata=enc%3AAQAIAAAAwEaOF4YlvlvaoqTDXplsELsJ%2FUL%2BdZ4DLZmBCfn%2FE2HUlTvun%2Fv4RzVfLTKTS5yri0KVzaffAsIvidnPJnZOrJ9Oa6KlgIwfyo5fW71IwaUDHDqS8krgBjoY%2F0OzGkEHskgvkMH%2BWkA%2BFbT6HYYeOMZTUNNzpULPLy4pjeLG6sskWRrZ86bRKd8pEN0wF%2Fx3nkJWQ4sknpxCms8EC2W9RiSuB0Xs%2B4ZlcZNM0r555frmCXsoeBOLJIiSs0qNqsd0%2BQ%3D%3D%7Ctkp%3ABlBMUMKAz4vMYg" xlink:type="simple">https://www.ebay.de/itm/121867135517?hash=item1c5fd8ea1d:g:lqQAAOSwiJReRx71&amp;amdata=enc%3AAQAIAAAAwEaOF4YlvlvaoqTDXplsELsJ%2FUL%2BdZ4DLZmBCfn%2FE2HUlTvun%2Fv4RzVfLTKTS5yri0KVzaffAsIvidnPJnZOrJ9Oa6KlgIwfyo5fW71IwaUDHDqS8krgBjoY%2F0OzGkEHskgvkMH%2BWkA%2BFbT6HYYeOMZTUNNzpULPLy4pjeLG6sskWRrZ86bRKd8pEN0wF%2Fx3nkJWQ4sknpxCms8EC2W9RiSuB0Xs%2B4ZlcZNM0r555frmCXsoeBOLJIiSs0qNqsd0%2BQ%3D%3D%7Ctkp%3ABlBMUMKAz4vMYg</text:a></text:p>
          </table:table-cell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 nut 6 m3</text:p>
          </table:table-cell>
          <table:table-cell/>
          <table:table-cell table:style-name="ce11" office:value-type="currency" office:currency="EUR" office:value="2.6" calcext:value-type="currency">
            <text:p>€2.60</text:p>
          </table:table-cell>
          <table:table-cell table:style-name="ce15" office:value-type="string" calcext:value-type="string">
            <text:p><text:a xlink:href="https://www.ebay.de/itm/374196490112?hash=item571fd94f80:g:-z8AAOSwa~di5s~7&amp;amdata=enc%3AAQAIAAAA4Mnq1kBMb5Gu%2BQLEclU3VrJPxq%2F%2Ftyeo1JXiMZ7aoHWJNjjVTUkqEjg8tHwRZSxuBvsvFmyIEpOOwfdU2W8jl%2Fk9aAtkhpDuOMP61tFKqswtJ%2FHRAdPHUQ%2BtHkhXPvmkpDspD0acrZ1EfGzdFGwuaB5Bmx%2FDdnD3xqQEhX2O63c0GqJwNP6gVsMiHROE1PdfdNIfeLlrjpiNV%2FelzzSKl%2B830pAya7U%2FjXkNWaRXKnwz4ZVvQnQ%2FsRw1xIKUF3xhZ8XwX0vn5HJtKkMY41GLA%2Bi3u%2BG13s3T7it9rvpneaLT%7Ctkp%3ABk9SR6jqz4rMYg" xlink:type="simple">https://www.ebay.de/itm/374196490112?hash=item571fd94f80:g:-z8AAOSwa~di5s~7&amp;amdata=enc%3AAQAIAAAA4Mnq1kBMb5Gu%2BQLEclU3VrJPxq%2F%2Ftyeo1JXiMZ7aoHWJNjjVTUkqEjg8tHwRZSxuBvsvFmyIEpOOwfdU2W8jl%2Fk9aAtkhpDuOMP61tFKqswtJ%2FHRAdPHUQ%2BtHkhXPvmkpDspD0acrZ1EfGzdFGwuaB5Bmx%2FDdnD3xqQEhX2O63c0GqJwNP6gVsMiHROE1PdfdNIfeLlrjpiNV%2FelzzSKl%2B830pAya7U%2FjXkNWaRXKnwz4ZVvQnQ%2FsRw1xIKUF3xhZ8XwX0vn5HJtKkMY41GLA%2Bi3u%2BG13s3T7it9rvpneaLT%7Ctkp%3ABk9SR6jqz4r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pacer hex nylon M3 x 6mm</text:p>
          </table:table-cell>
          <table:table-cell/>
          <table:table-cell table:style-name="ce14" office:value-type="currency" office:currency="EUR" office:value="6" calcext:value-type="currency" table:number-columns-spanned="1" table:number-rows-spanned="3">
            <text:p>€6.00</text:p>
          </table:table-cell>
          <table:table-cell table:style-name="ce17" office:value-type="string" calcext:value-type="string" table:number-columns-spanned="1" table:number-rows-spanned="3">
            <text:p><text:a xlink:href="https://www.amazon.de/Screws-Spacer-Sleeves-Female-Repair/dp/B0B2S6JLX4/ref=sr_1_4_sspa?keywords=nylon+spacer&amp;qid=1693839616&amp;sr=8-4-spons&amp;sp_csd=d2lkZ2V0TmFtZT1zcF9hdGY&amp;psc=1" xlink:type="simple">https://www.amazon.de/Screws-Spacer-Sleeves-Female-Repair/dp/B0B2S6JLX4/ref=sr_1_4_sspa?keywords=nylon+spacer&amp;qid=1693839616&amp;sr=8-4-spons&amp;sp_csd=d2lkZ2V0TmFtZT1zcF9hdGY&amp;psc=1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lt nylon M3 12mm</text:p>
          </table:table-cell>
          <table:table-cell table:style-name="ce3" office:value-type="string" calcext:value-type="string">
            <text:p>Used for USB panel mount</text:p>
          </table:table-cell>
          <table:covered-table-cell table:number-columns-repeated="2"/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ylon Nut M3</text:p>
          </table:table-cell>
          <table:table-cell table:style-name="ce3" office:value-type="string" calcext:value-type="string">
            <text:p>Used with electronic boards</text:p>
          </table:table-cell>
          <table:covered-table-cell table:number-columns-repeated="2"/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Frame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ame (3mm aluminium plate - cnc milled or laser cutted)</text:p>
          </table:table-cell>
          <table:table-cell/>
          <table:table-cell table:style-name="ce14" office:value-type="currency" office:currency="EUR" office:value="129.06" calcext:value-type="currency" table:number-columns-spanned="1" table:number-rows-spanned="12">
            <text:p>€129.06</text:p>
          </table:table-cell>
          <table:table-cell table:style-name="ce17" office:value-type="string" calcext:value-type="string" table:number-columns-spanned="1" table:number-rows-spanned="12">
            <text:p><text:a xlink:href="https://shop.ibl-raimund.de/Alu/Platten/Maschinenbau-AlMg3/Aluminiumblech-EN-AW-AlMg3-5754-Staerke-3-mm.html" xlink:type="simple">https://shop.ibl-raimund.de/Alu/Platten/Maschinenbau-AlMg3/Aluminiumblech-EN-AW-AlMg3-5754-Staerke-3-mm.html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nt frame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k frame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de frame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oor frame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frame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cap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ont door stopper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op side window stopper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ttom side window stopper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ttom bracket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bracket psu (3mm aluminium plate - cnc milled or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indow (3mm acrylic - laser cutted)</text:p>
          </table:table-cell>
          <table:table-cell/>
          <table:table-cell table:style-name="ce14" office:value-type="currency" office:currency="EUR" office:value="22.6" calcext:value-type="currency" table:number-columns-spanned="1" table:number-rows-spanned="2">
            <text:p>€22.60</text:p>
          </table:table-cell>
          <table:table-cell table:style-name="ce17" office:value-type="string" calcext:value-type="string" table:number-columns-spanned="1" table:number-rows-spanned="2">
            <text:p><text:a xlink:href="https://www.ebay.de/itm/265727576896?var=565513428177" xlink:type="simple">https://www.ebay.de/itm/265727576896?var=565513428177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or (3mm acrylic - laser cutt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reen holder (3D printed)</text:p>
          </table:table-cell>
          <table:table-cell/>
          <table:table-cell table:style-name="ce11" office:value-type="currency" office:currency="EUR" office:value="2.95" calcext:value-type="currency">
            <text:p>€2.95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nge part A (3D printed)</text:p>
          </table:table-cell>
          <table:table-cell/>
          <table:table-cell table:style-name="ce14" office:value-type="currency" office:currency="EUR" office:value="2.82" calcext:value-type="currency" table:number-columns-spanned="1" table:number-rows-spanned="2">
            <text:p>€2.82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nge part B (3D printed)</text:p>
          </table:table-cell>
          <table:table-cell/>
          <table:covered-table-cell/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ire bracket (3D printed)</text:p>
          </table:table-cell>
          <table:table-cell table:style-name="ce1" office:value-type="string" calcext:value-type="string">
            <text:p>Not needed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era holder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ol stopper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p Frame Wire Holder (3D printed)</text:p>
          </table:table-cell>
          <table:table-cell table:style-name="ce6"/>
          <table:table-cell table:style-name="ce13" office:value-type="currency" office:currency="EUR" office:value="0" calcext:value-type="currency">
            <text:p>€0.00</text:p>
          </table:table-cell>
          <table:table-cell table:style-name="ce6" table:number-columns-repeated="12"/>
          <table:table-cell table:number-columns-repeated="1008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2020 nut 6 Alu extrusion 400mm</text:p>
          </table:table-cell>
          <table:table-cell/>
          <table:table-cell table:style-name="ce11" office:value-type="currency" office:currency="EUR" office:value="20.12" calcext:value-type="currency">
            <text:p>€20.12</text:p>
          </table:table-cell>
          <table:table-cell table:style-name="ce15" office:value-type="string" calcext:value-type="string">
            <text:p><text:a xlink:href="https://www.dold-mechatronik.de/Designprofil-Aluminiumprofil-20x20L-Radius-17-B-Typ-Nut-6-044kg-m-Zuschnitt-50-6000mm" xlink:type="simple">https://www.dold-mechatronik.de/Designprofil-Aluminiumprofil-20x20L-Radius-17-B-Typ-Nut-6-044kg-m-Zuschnitt-50-6000mm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 Alu profile 40x15mm 300mm</text:p>
          </table:table-cell>
          <table:table-cell/>
          <table:table-cell table:style-name="ce11" office:value-type="currency" office:currency="EUR" office:value="3.94" calcext:value-type="currency">
            <text:p>€3.94</text:p>
          </table:table-cell>
          <table:table-cell table:style-name="ce15" office:value-type="string" calcext:value-type="string">
            <text:p><text:a xlink:href="https://www.profilzuschnitt24.de/l-profil-alu-40x15x2mm.html" xlink:type="simple">https://www.profilzuschnitt24.de/l-profil-alu-40x15x2mm.html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Uniblock nut 6</text:p>
          </table:table-cell>
          <table:table-cell/>
          <table:table-cell table:style-name="ce11" office:value-type="currency" office:currency="EUR" office:value="4" calcext:value-type="currency">
            <text:p>€4.00</text:p>
          </table:table-cell>
          <table:table-cell table:style-name="ce15" office:value-type="string" calcext:value-type="string">
            <text:p><text:a xlink:href="https://www.ebay.de/itm/185464162307?_trkparms=amclksrc%3DITM%26aid%3D1110006%26algo%3DHOMESPLICE.SIM%26ao%3D1%26asc%3D20230804085259%26meid%3D501e286a5f1e48d2841c278c58b0daf6%26pid%3D101195%26rk%3D1%26rkt%3D12%26sd%3D255581875908%26itm%3D185464162307%26pmt%3D1%26noa%3D0%26pg%3D2047675%26algv%3DSimPLWebV1EmbeddedAuctions%26brand%3DMarkenlos&amp;_trksid=p2047675.c101195.m1851&amp;amdata=cksum%3A185464162307501e286a5f1e48d2841c278c58b0daf6%7Cenc%3AAQAIAAABALyJXX%252FZCoOdqwS5VXCMartc06PKsRsxct%252B2%252BPT44iTuUkY9Zy01t3nwetp5dltLxBm7oUtdm1R64izVOnmDd4VuUhJC7gCh1W4bsw6kyutq5YFgU8C5vywNn442xuvvoi%252Bk7YG8AK4jy0LwXld8exX4MXb1EAOus0JRgWJ6Po6nLgl5OD2XXtoOOSPIiS3UylZJp3bhDNy03GDl13cMquKGV8zmGNSS%252FZ0yv1RWkVd4mLEjNn5ze87cSvQSEy2mHWIqmBh6FkkN9Xd1UxrY5pQ47j3lfAjl7l6r7dQEdR%252FjbQIjy5lAIN2iBriuPCFR1hrYrSJfsf4Es1oE%252FIoIMq0%253D%7Campid%3APL_CLK%7Cclp%3A2047675" xlink:type="simple">https://www.ebay.de/itm/185464162307?_trkparms=amclksrc%3DITM%26aid%3D1110006%26algo%3DHOMESPLICE.SIM%26ao%3D1%26asc%3D20230804085259%26meid%3D501e286a5f1e48d2841c278c58b0daf6%26pid%3D101195%26rk%3D1%26rkt%3D12%26sd%3D255581875908%26itm%3D185464162307%26pmt%3D1%26noa%3D0%26pg%3D2047675%26algv%3DSimPLWebV1EmbeddedAuctions%26brand%3DMarkenlos&amp;_trksid=p2047675.c101195.m1851&amp;amdata=cksum%3A185464162307501e286a5f1e48d2841c278c58b0daf6%7Cenc%3AAQAIAAABALyJXX%252FZCoOdqwS5VXCMartc06PKsRsxct%252B2%252BPT44iTuUkY9Zy01t3nwetp5dltLxBm7oUtdm1R64izVOnmDd4VuUhJC7gCh1W4bsw6kyutq5YFgU8C5vywNn442xuvvoi%252Bk7YG8AK4jy0LwXld8exX4MXb1EAOus0JRgWJ6Po6nLgl5OD2XXtoOOSPIiS3UylZJp3bhDNy03GDl13cMquKGV8zmGNSS%252FZ0yv1RWkVd4mLEjNn5ze87cSvQSEy2mHWIqmBh6FkkN9Xd1UxrY5pQ47j3lfAjl7l6r7dQEdR%252FjbQIjy5lAIN2iBriuPCFR1hrYrSJfsf4Es1oE%252FIoIMq0%253D%7Campid%3APL_CLK%7Cclp%3A2047675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uminium Handle (hole spacing 192 mm)</text:p>
          </table:table-cell>
          <table:table-cell/>
          <table:table-cell table:style-name="ce11" office:value-type="currency" office:currency="EUR" office:value="10.99" calcext:value-type="currency">
            <text:p>€10.99</text:p>
          </table:table-cell>
          <table:table-cell table:style-name="ce15" office:value-type="string" calcext:value-type="string">
            <text:p><text:a xlink:href="https://www.amazon.de/-/en/gp/product/B0BRJGT2LR/ref=ewc_pr_img_4?smid=AZRAFA9GLR1WT&amp;th=1" xlink:type="simple">https://www.amazon.de/-/en/gp/product/B0BRJGT2LR/ref=ewc_pr_img_4?smid=AZRAFA9GLR1WT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ol holder (furniture leg or 3D print)</text:p>
          </table:table-cell>
          <table:table-cell/>
          <table:table-cell table:style-name="ce11" office:value-type="currency" office:currency="EUR" office:value="1.4" calcext:value-type="currency">
            <text:p>€1.40</text:p>
          </table:table-cell>
          <table:table-cell table:style-name="ce15" office:value-type="string" calcext:value-type="string">
            <text:p><text:a xlink:href="https://www.amazon.de/-/en/gp/product/B0BSV3R1RF/ref=ox_sc_act_title_3?smid=AYPSX6QOTWGU4&amp;th=1" xlink:type="simple">https://www.amazon.de/-/en/gp/product/B0BSV3R1RF/ref=ox_sc_act_title_3?smid=AYPSX6QOTWGU4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bber grommet 10mm</text:p>
          </table:table-cell>
          <table:table-cell/>
          <table:table-cell table:style-name="ce11" office:value-type="currency" office:currency="EUR" office:value="0.05" calcext:value-type="currency">
            <text:p>€0.05</text:p>
          </table:table-cell>
          <table:table-cell table:style-name="ce15" office:value-type="string" calcext:value-type="string">
            <text:p><text:a xlink:href="https://www.amazon.de/-/en/180-piece-Rubber-Grommet-Assortment-metric/dp/B006J6IG4G/ref=sr_1_5?crid=3IAE16CXEWYX&amp;keywords=Rubber%2Bgrommet%2B10mm&amp;qid=1693833108&amp;sprefix=rubber%2Bgrommet%2B10mm%2Caps%2C122&amp;sr=8-5&amp;th=1" xlink:type="simple">https://www.amazon.de/-/en/180-piece-Rubber-Grommet-Assortment-metric/dp/B006J6IG4G/ref=sr_1_5?crid=3IAE16CXEWYX&amp;keywords=Rubber%2Bgrommet%2B10mm&amp;qid=1693833108&amp;sprefix=rubber%2Bgrommet%2B10mm%2Caps%2C122&amp;sr=8-5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odymium magnet round 8x3mm</text:p>
          </table:table-cell>
          <table:table-cell/>
          <table:table-cell table:style-name="ce11" office:value-type="currency" office:currency="EUR" office:value="0.32" calcext:value-type="currency">
            <text:p>€0.32</text:p>
          </table:table-cell>
          <table:table-cell table:style-name="ce15" office:value-type="string" calcext:value-type="string">
            <text:p><text:a xlink:href="https://www.amazon.de/-/en/Magnets-Strong-Neodymium-Magnetic-Whiteboard/dp/B0C395LB6R/ref=sr_1_5?crid=MRDE7BSTJMXP&amp;keywords=Neodymium+magnet+round+8x3mm&amp;qid=1693833195&amp;sprefix=neodymium+magnet+round+8x3mm%2Caps%2C97&amp;sr=8-5" xlink:type="simple">https://www.amazon.de/-/en/Magnets-Strong-Neodymium-Magnetic-Whiteboard/dp/B0C395LB6R/ref=sr_1_5?crid=MRDE7BSTJMXP&amp;keywords=Neodymium+magnet+round+8x3mm&amp;qid=1693833195&amp;sprefix=neodymium+magnet+round+8x3mm%2Caps%2C97&amp;sr=8-5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FE 4mm M10 Tube Pneumatic Fitting (comes with the PTFE tube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ubber feet (air compresor style)</text:p>
          </table:table-cell>
          <table:table-cell/>
          <table:table-cell table:style-name="ce11" office:value-type="currency" office:currency="EUR" office:value="8.99" calcext:value-type="currency">
            <text:p>€8.99</text:p>
          </table:table-cell>
          <table:table-cell table:style-name="ce15" office:value-type="string" calcext:value-type="string">
            <text:p><text:a xlink:href="https://www.amazon.de/-/en/compressor-absorption-cushions-oil-free-accessories/dp/B09DC4TJRN/ref=sr_1_1?keywords=Rubber+air+compressor+foot+fixing+rubber+foot&amp;qid=1686843473&amp;sr=8-1" xlink:type="simple">https://www.amazon.de/-/en/compressor-absorption-cushions-oil-free-accessories/dp/B09DC4TJRN/ref=sr_1_1?keywords=Rubber+air+compressor+foot+fixing+rubber+foot&amp;qid=1686843473&amp;sr=8-1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licone Air Tube</text:p>
          </table:table-cell>
          <table:table-cell table:style-name="ce6"/>
          <table:table-cell table:style-name="ce13" office:value-type="currency" office:currency="EUR" office:value="2.17" calcext:value-type="currency">
            <text:p>€2.17</text:p>
          </table:table-cell>
          <table:table-cell table:style-name="ce16" office:value-type="string" calcext:value-type="string">
            <text:p><text:a xlink:href="https://www.amazon.de/-/en/Silicone-Metre-Flexible-Grade-Transmission/dp/B09QGR7JKV/ref=sr_1_2?crid=3CAO0G63CHXAE&amp;keywords=silicon%2Btube%2B1.5mm%2B10mm&amp;qid=1693833821&amp;sprefix=silicon%2Btube%2B1.5mm%2B10%2Caps%2C1067&amp;sr=8-2&amp;th=1" xlink:type="simple">https://www.amazon.de/-/en/Silicone-Metre-Flexible-Grade-Transmission/dp/B09QGR7JKV/ref=sr_1_2?crid=3CAO0G63CHXAE&amp;keywords=silicon%2Btube%2B1.5mm%2B10mm&amp;qid=1693833821&amp;sprefix=silicon%2Btube%2B1.5mm%2B10%2Caps%2C1067&amp;sr=8-2&amp;th=1</text:a></text:p>
          </table:table-cell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ilament Tube (PTFE - capricorn)</text:p>
          </table:table-cell>
          <table:table-cell table:style-name="ce6"/>
          <table:table-cell table:style-name="ce13" office:value-type="currency" office:currency="EUR" office:value="13" calcext:value-type="currency">
            <text:p>€13.00</text:p>
          </table:table-cell>
          <table:table-cell table:style-name="ce16" office:value-type="string" calcext:value-type="string">
            <text:p><text:a xlink:href="https://www.amazon.de/-/en/Capricorn-PTFE-1M/dp/B0861MG442/ref=sr_1_25?crid=OBTYORB1J51O&amp;keywords=ptfe%2Btube%2Bfitting%2Bm10%2Bcapricorn&amp;qid=1686844584&amp;sprefix=ptfe%2Btube%2Bfitting%2Bm10%2Bcapricorn%2Caps%2C77&amp;sr=8-25&amp;th=1" xlink:type="simple">https://www.amazon.de/-/en/Capricorn-PTFE-1M/dp/B0861MG442/ref=sr_1_25?crid=OBTYORB1J51O&amp;keywords=ptfe%2Btube%2Bfitting%2Bm10%2Bcapricorn&amp;qid=1686844584&amp;sprefix=ptfe%2Btube%2Bfitting%2Bm10%2Bcapricorn%2Caps%2C77&amp;sr=8-25&amp;th=1</text:a></text:p>
          </table:table-cell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2"/>
          <table:table-cell table:style-name="ce2" office:value-type="string" calcext:value-type="string">
            <text:p>Electronics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inboard Octopus Pro</text:p>
          </table:table-cell>
          <table:table-cell/>
          <table:table-cell table:style-name="ce11" office:value-type="currency" office:currency="EUR" office:value="79.95" calcext:value-type="currency">
            <text:p>€79.95</text:p>
          </table:table-cell>
          <table:table-cell table:style-name="ce15" office:value-type="string" calcext:value-type="string">
            <text:p><text:a xlink:href="https://reprapworld.de/elektronik/controller-boards/bigtreetech/octopus-pro-v1-0-1-f429/" xlink:type="simple">https://reprapworld.de/elektronik/controller-boards/bigtreetech/octopus-pro-v1-0-1-f429/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driver tmc5160 pro</text:p>
          </table:table-cell>
          <table:table-cell/>
          <table:table-cell table:style-name="ce11" office:value-type="currency" office:currency="EUR" office:value="47.9" calcext:value-type="currency">
            <text:p>€47.90</text:p>
          </table:table-cell>
          <table:table-cell table:style-name="ce15" office:value-type="string" calcext:value-type="string">
            <text:p><text:a xlink:href="https://reprapworld.de/elektronik/3d-druckermodule/stepper-treiber/tmc5160-steppertreiber-pro-v1-0-1-256-schrittinterpolation-spi/" xlink:type="simple">https://reprapworld.de/elektronik/3d-druckermodule/stepper-treiber/tmc5160-steppertreiber-pro-v1-0-1-256-schrittinterpolation-spi/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epper driver tmc2130</text:p>
          </table:table-cell>
          <table:table-cell/>
          <table:table-cell table:style-name="ce11" office:value-type="currency" office:currency="EUR" office:value="29.97" calcext:value-type="currency">
            <text:p>€29.97</text:p>
          </table:table-cell>
          <table:table-cell table:style-name="ce15" office:value-type="string" calcext:value-type="string">
            <text:p><text:a xlink:href="https://www.3djake.de/bigtreetech/stepper-motor-driver?sai=9878" xlink:type="simple">https://www.3djake.de/bigtreetech/stepper-motor-driver?sai=9878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 Supply 600w - LRS-600 48v</text:p>
          </table:table-cell>
          <table:table-cell/>
          <table:table-cell table:style-name="ce11" office:value-type="currency" office:currency="EUR" office:value="65.2" calcext:value-type="currency">
            <text:p>€65.20</text:p>
          </table:table-cell>
          <table:table-cell table:style-name="ce15" office:value-type="string" calcext:value-type="string">
            <text:p><text:a xlink:href="https://www.proconnecting.de/direktmontage-netzteile/6240/lrs-600-48" xlink:type="simple">https://www.proconnecting.de/direktmontage-netzteile/6240/lrs-600-48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PU</text:p>
          </table:table-cell>
          <table:table-cell/>
          <table:table-cell table:style-name="ce11" office:value-type="currency" office:currency="EUR" office:value="30.33" calcext:value-type="currency">
            <text:p>€30.33</text:p>
          </table:table-cell>
          <table:table-cell table:style-name="ce15" office:value-type="string" calcext:value-type="string">
            <text:p><text:a xlink:href="https://www.ebay.de/itm/134641041084?hash=item1f593b3ebc:g:T6wAAOSwrAxkwOW~&amp;amdata=enc%3AAQAIAAAA4K9jCZ7a3aDKtI%2BSKbvAGfZbO2uNyOjEdAtb8xgNKzLxHnYwAkVJ%2FG6NqP%2FA%2BCm6Mc45bXq0Yn4GQDTVHfXl0tJ2PQ%2FEUPgvBS0b3s43tre7e5k5M50T9jWGN1tCF4%2B%2Fct6oL60flfFf0Bts%2FqyiXKBAoBiOFHNrZBZuHnCv1o%2BrJG43GyIRioxMl606L2UeplUG87JoBZXOVq4f8ME5VW9eD5cX%2BHLvkT3RaWCb7m35QFoTpnUW93W2xO1E0%2BfIaadwNeuibi9r2SwFAsm7r7lr%2BZIpzaq0wHiAU0sQMZGI%7Ctkp%3ABk9SR6aS9YPKYg" xlink:type="simple">https://www.ebay.de/itm/134641041084?hash=item1f593b3ebc:g:T6wAAOSwrAxkwOW~&amp;amdata=enc%3AAQAIAAAA4K9jCZ7a3aDKtI%2BSKbvAGfZbO2uNyOjEdAtb8xgNKzLxHnYwAkVJ%2FG6NqP%2FA%2BCm6Mc45bXq0Yn4GQDTVHfXl0tJ2PQ%2FEUPgvBS0b3s43tre7e5k5M50T9jWGN1tCF4%2B%2Fct6oL60flfFf0Bts%2FqyiXKBAoBiOFHNrZBZuHnCv1o%2BrJG43GyIRioxMl606L2UeplUG87JoBZXOVq4f8ME5VW9eD5cX%2BHLvkT3RaWCb7m35QFoTpnUW93W2xO1E0%2BfIaadwNeuibi9r2SwFAsm7r7lr%2BZIpzaq0wHiAU0sQMZGI%7Ctkp%3ABk9SR6aS9YPK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uck converter 24 to 19v 5A - <text:s/>XL4015</text:p>
          </table:table-cell>
          <table:table-cell/>
          <table:table-cell table:style-name="ce11" office:value-type="currency" office:currency="EUR" office:value="2.8" calcext:value-type="currency">
            <text:p>€2.80</text:p>
          </table:table-cell>
          <table:table-cell table:style-name="ce15" office:value-type="string" calcext:value-type="string">
            <text:p><text:a xlink:href="https://www.amazon.de/-/en/AZDelivery-Voltage-Converter-1-25-32V-Compatible/dp/B07VW63998/ref=sr_1_5?crid=1EYA1NZXABC3H&amp;keywords=XL4015&amp;qid=1693563578&amp;sprefix=xl4015%2Caps%2C89&amp;sr=8-5&amp;th=1" xlink:type="simple">https://www.amazon.de/-/en/AZDelivery-Voltage-Converter-1-25-32V-Compatible/dp/B07VW63998/ref=sr_1_5?crid=1EYA1NZXABC3H&amp;keywords=XL4015&amp;qid=1693563578&amp;sprefix=xl4015%2Caps%2C89&amp;sr=8-5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80W DC-DC CONVERTER 48V IN 24V 20A OUT</text:p>
          </table:table-cell>
          <table:table-cell/>
          <table:table-cell table:style-name="ce11" office:value-type="currency" office:currency="EUR" office:value="33.99" calcext:value-type="currency">
            <text:p>€33.99</text:p>
          </table:table-cell>
          <table:table-cell table:style-name="ce15" office:value-type="string" calcext:value-type="string">
            <text:p><text:a xlink:href="https://www.amazon.de/-/en/Voltage-Converter-Stepdown-Waterproof-Non-Isolation/dp/B0BD4K2MLB/ref=sr_1_2?crid=2VLYATTTD7QC9&amp;keywords=DC-DC%2BCONVERTER%2B48V%2BIN%2B24V&amp;qid=1693564012&amp;sprefix=dc-dc%2Bconverter%2B48v%2Bin%2B24v%2Caps%2C79&amp;sr=8-2&amp;th=1" xlink:type="simple">https://www.amazon.de/-/en/Voltage-Converter-Stepdown-Waterproof-Non-Isolation/dp/B0BD4K2MLB/ref=sr_1_2?crid=2VLYATTTD7QC9&amp;keywords=DC-DC%2BCONVERTER%2B48V%2BIN%2B24V&amp;qid=1693564012&amp;sprefix=dc-dc%2Bconverter%2B48v%2Bin%2B24v%2Caps%2C79&amp;sr=8-2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touch sensor</text:p>
          </table:table-cell>
          <table:table-cell/>
          <table:table-cell table:style-name="ce11" office:value-type="currency" office:currency="EUR" office:value="12.13" calcext:value-type="currency">
            <text:p>€12.13</text:p>
          </table:table-cell>
          <table:table-cell table:style-name="ce15" office:value-type="string" calcext:value-type="string">
            <text:p><text:a xlink:href="https://www.ebay.de/itm/403839472672?hash=item5e06b55420:g:WooAAOSw-eNi~fYV&amp;amdata=enc%3AAQAIAAAA4F0V2QLj5g8OYlKnl6O3jdQyCaPhKB78UJRspMRwi7mQJRn9kRWdLm1PmKRWhPYHzUog%2FkBcihIyjTU0yLIjKJ9K3%2Bye0q2LgVVXlgRqOBxhUn6cZLRAQJhprUvv6715lsVkgndSClH5vIwT0vEyagxNDl3NI40oxFN8Ph8vRO4w%2BnoZ7oqPhfZshXPQEAylb9YiylnBaiA77J2PhSWF3oRSbuI6wDS8d27icJlpbGsGaGito%2BLqsa6fg%2FCIdHcZlWs0%2BLI%2FbasLiC11P4hJusM8oQcKozEOiRWGX4HgvEJd%7Ctkp%3ABFBMvpzahMpi" xlink:type="simple">https://www.ebay.de/itm/403839472672?hash=item5e06b55420:g:WooAAOSw-eNi~fYV&amp;amdata=enc%3AAQAIAAAA4F0V2QLj5g8OYlKnl6O3jdQyCaPhKB78UJRspMRwi7mQJRn9kRWdLm1PmKRWhPYHzUog%2FkBcihIyjTU0yLIjKJ9K3%2Bye0q2LgVVXlgRqOBxhUn6cZLRAQJhprUvv6715lsVkgndSClH5vIwT0vEyagxNDl3NI40oxFN8Ph8vRO4w%2BnoZ7oqPhfZshXPQEAylb9YiylnBaiA77J2PhSWF3oRSbuI6wDS8d27icJlpbGsGaGito%2BLqsa6fg%2FCIdHcZlWs0%2BLI%2FbasLiC11P4hJusM8oQcKozEOiRWGX4HgvEJd%7Ctkp%3ABFBMvpzahMp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celerometer adxl345</text:p>
          </table:table-cell>
          <table:table-cell/>
          <table:table-cell table:style-name="ce11" office:value-type="currency" office:currency="EUR" office:value="2.5" calcext:value-type="currency">
            <text:p>€2.50</text:p>
          </table:table-cell>
          <table:table-cell table:style-name="ce15" office:value-type="string" calcext:value-type="string">
            <text:p><text:a xlink:href="https://www.amazon.de/-/en/ADXL345-accelerometer-acceleration-compatible-Raspberry/dp/B0C4P1N685/ref=sr_1_8?keywords=adxl345&amp;qid=1693564416&amp;sr=8-8" xlink:type="simple">https://www.amazon.de/-/en/ADXL345-accelerometer-acceleration-compatible-Raspberry/dp/B0C4P1N685/ref=sr_1_8?keywords=adxl345&amp;qid=1693564416&amp;sr=8-8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lament Sensor 1.75mm</text:p>
          </table:table-cell>
          <table:table-cell/>
          <table:table-cell table:style-name="ce11" office:value-type="currency" office:currency="EUR" office:value="3" calcext:value-type="currency">
            <text:p>€3.00</text:p>
          </table:table-cell>
          <table:table-cell table:style-name="ce15" office:value-type="string" calcext:value-type="string">
            <text:p><text:a xlink:href="https://www.amazon.de/-/en/Youmile-Filament-Recognition-Interruption-Detection/dp/B09BTSNC9L/ref=sr_1_10?crid=3MNUO0KLQLWIS&amp;keywords=filament+sensor&amp;qid=1693564492&amp;sprefix=filament+sensor%2Caps%2C84&amp;sr=8-10" xlink:type="simple">https://www.amazon.de/-/en/Youmile-Filament-Recognition-Interruption-Detection/dp/B09BTSNC9L/ref=sr_1_10?crid=3MNUO0KLQLWIS&amp;keywords=filament+sensor&amp;qid=1693564492&amp;sprefix=filament+sensor%2Caps%2C84&amp;sr=8-10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eopixel strip 18 modules</text:p>
          </table:table-cell>
          <table:table-cell/>
          <table:table-cell table:style-name="ce11" office:value-type="currency" office:currency="EUR" office:value="2" calcext:value-type="currency">
            <text:p>€2.00</text:p>
          </table:table-cell>
          <table:table-cell table:style-name="ce15" office:value-type="string" calcext:value-type="string">
            <text:p><text:a xlink:href="https://www.amazon.de/-/en/Ws2812b-Individually-Addressable-Programmable-Flexible/dp/B078S6Z9KG/ref=sr_1_16?crid=EQKOULBLVZ0A&amp;keywords=WS2812B&amp;qid=1693564853&amp;sprefix=ws2812b%2Caps%2C94&amp;sr=8-16" xlink:type="simple">https://www.amazon.de/-/en/Ws2812b-Individually-Addressable-Programmable-Flexible/dp/B078S6Z9KG/ref=sr_1_16?crid=EQKOULBLVZ0A&amp;keywords=WS2812B&amp;qid=1693564853&amp;sprefix=ws2812b%2Caps%2C94&amp;sr=8-16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cover <text:s/>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n Adapter (3D printed)</text:p>
          </table:table-cell>
          <table:table-cell table:style-name="ce6"/>
          <table:table-cell table:style-name="ce13" office:value-type="currency" office:currency="EUR" office:value="0" calcext:value-type="currency">
            <text:p>€0.00</text:p>
          </table:table-cell>
          <table:table-cell table:style-name="ce6" table:number-columns-repeated="12"/>
          <table:table-cell table:number-columns-repeated="1008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-ring</text:p>
          </table:table-cell>
          <table:table-cell table:style-name="ce6"/>
          <table:table-cell table:style-name="ce13" office:value-type="currency" office:currency="EUR" office:value="0.12" calcext:value-type="currency">
            <text:p>€0.12</text:p>
          </table:table-cell>
          <table:table-cell table:style-name="ce16" office:value-type="string" calcext:value-type="string">
            <text:p><text:a xlink:href="https://www.amazon.de/-/en/Newoutset-Sealing-Electrical-Insulating-Assortment/dp/B09KGPLVJ7/ref=sr_1_6?crid=LAUONCG67WSR&amp;keywords=oring&amp;qid=1693839815&amp;sprefix=oring%2Caps%2C96&amp;sr=8-6" xlink:type="simple">https://www.amazon.de/-/en/Newoutset-Sealing-Electrical-Insulating-Assortment/dp/B09KGPLVJ7/ref=sr_1_6?crid=LAUONCG67WSR&amp;keywords=oring&amp;qid=1693839815&amp;sprefix=oring%2Caps%2C96&amp;sr=8-6</text:a></text:p>
          </table:table-cell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9733 12v</text:p>
          </table:table-cell>
          <table:table-cell/>
          <table:table-cell table:style-name="ce11" office:value-type="currency" office:currency="EUR" office:value="9.36" calcext:value-type="currency">
            <text:p>€9.36</text:p>
          </table:table-cell>
          <table:table-cell table:style-name="ce15" office:value-type="string" calcext:value-type="string">
            <text:p><text:a xlink:href="https://www.amazon.de/-/en/CYRMZAY-Compatible-BFB1012EH-centrifugal-turbine/dp/B08PP67Q7X/ref=sr_1_4?crid=34EADXSI10KDG&amp;keywords=FAN+9733+12v&amp;qid=1693570401&amp;sprefix=fan+9733+12v%2Caps%2C80&amp;sr=8-4" xlink:type="simple">https://www.amazon.de/-/en/CYRMZAY-Compatible-BFB1012EH-centrifugal-turbine/dp/B08PP67Q7X/ref=sr_1_4?crid=34EADXSI10KDG&amp;keywords=FAN+9733+12v&amp;qid=1693570401&amp;sprefix=fan+9733+12v%2Caps%2C80&amp;sr=8-4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3006 5v</text:p>
          </table:table-cell>
          <table:table-cell/>
          <table:table-cell table:style-name="ce11" office:value-type="currency" office:currency="EUR" office:value="9.98" calcext:value-type="currency">
            <text:p>€9.98</text:p>
          </table:table-cell>
          <table:table-cell table:style-name="ce15" office:value-type="string" calcext:value-type="string">
            <text:p><text:a xlink:href="https://www.amazon.de/-/en/Sunon-MF30060V11000UA99-Fan-0-56-91000/dp/B07ZBRGC5K/ref=sr_1_3?crid=1UY0FBND5X0OM&amp;keywords=sunon+30x30x6&amp;qid=1693570703&amp;sprefix=sunon+30x30x6%2Caps%2C81&amp;sr=8-3" xlink:type="simple">https://www.amazon.de/-/en/Sunon-MF30060V11000UA99-Fan-0-56-91000/dp/B07ZBRGC5K/ref=sr_1_3?crid=1UY0FBND5X0OM&amp;keywords=sunon+30x30x6&amp;qid=1693570703&amp;sprefix=sunon+30x30x6%2Caps%2C81&amp;sr=8-3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N 4020 12v</text:p>
          </table:table-cell>
          <table:table-cell/>
          <table:table-cell table:style-name="ce11" office:value-type="currency" office:currency="EUR" office:value="13.36" calcext:value-type="currency">
            <text:p>€13.36</text:p>
          </table:table-cell>
          <table:table-cell table:style-name="ce15" office:value-type="string" calcext:value-type="string">
            <text:p><text:a xlink:href="https://www.amazon.de/-/en/Sunon-HA40201V41000UA99-Fan-0-38-4500/dp/B07B65FT8F/ref=sr_1_12?crid=2GH9B9JAQDFEM&amp;keywords=sunon+4020&amp;qid=1686843128&amp;sprefix=sunon+4020%2Caps%2C88&amp;sr=8-12" xlink:type="simple">https://www.amazon.de/-/en/Sunon-HA40201V41000UA99-Fan-0-38-4500/dp/B07B65FT8F/ref=sr_1_12?crid=2GH9B9JAQDFEM&amp;keywords=sunon+4020&amp;qid=1686843128&amp;sprefix=sunon+4020%2Caps%2C88&amp;sr=8-12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screen 7"</text:p>
          </table:table-cell>
          <table:table-cell/>
          <table:table-cell table:style-name="ce11" office:value-type="currency" office:currency="EUR" office:value="52.99" calcext:value-type="currency">
            <text:p>€52.99</text:p>
          </table:table-cell>
          <table:table-cell table:style-name="ce15" office:value-type="string" calcext:value-type="string">
            <text:p><text:a xlink:href="https://www.ebay.de/itm/225712148892?hash=item348d7e119c:g:3YwAAOSw1~dkz6w2&amp;amdata=enc%3AAQAIAAAA8LaipFNAbkWDjXzOSV9u%2BpH01c%2Fa44LTNY0NLPN7nFj8%2BLunn43UDWFxqDblaY8fD3tYjENlgGyDJsjqQP7v2BqGx3zJdwn3klnc2Ju4oh8nIlX3XGY07w7v%2BQUmfj3f98F9zI26vlPz7V%2FPUV6FVNv5dJ1721D8cg%2FPZs0WJz%2B89YQWMeZG2K8gSlaTuLLpPXO8xWtFUSUZuTbSdwTx4HxQOk43E3iw%2FOEODICv8SkYeiPDP6SI7PSoeVHoMX9BE5cUUoTfVIEZmLqIABYDigvd50nezCf4J4bRJz%2FUi3sZlJc%2FepNRhTh58gFIfTvpHg%3D%3D%7Ctkp%3ABk9SR57WpIvKYg" xlink:type="simple">https://www.ebay.de/itm/225712148892?hash=item348d7e119c:g:3YwAAOSw1~dkz6w2&amp;amdata=enc%3AAQAIAAAA8LaipFNAbkWDjXzOSV9u%2BpH01c%2Fa44LTNY0NLPN7nFj8%2BLunn43UDWFxqDblaY8fD3tYjENlgGyDJsjqQP7v2BqGx3zJdwn3klnc2Ju4oh8nIlX3XGY07w7v%2BQUmfj3f98F9zI26vlPz7V%2FPUV6FVNv5dJ1721D8cg%2FPZs0WJz%2B89YQWMeZG2K8gSlaTuLLpPXO8xWtFUSUZuTbSdwTx4HxQOk43E3iw%2FOEODICv8SkYeiPDP6SI7PSoeVHoMX9BE5cUUoTfVIEZmLqIABYDigvd50nezCf4J4bRJz%2FUi3sZlJc%2FepNRhTh58gFIfTvpHg%3D%3D%7Ctkp%3ABk9SR57WpIvK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 Entry AC 10A 250V</text:p>
          </table:table-cell>
          <table:table-cell/>
          <table:table-cell table:style-name="ce11" office:value-type="currency" office:currency="EUR" office:value="2.25" calcext:value-type="currency">
            <text:p>€2.25</text:p>
          </table:table-cell>
          <table:table-cell table:style-name="ce15" office:value-type="string" calcext:value-type="string">
            <text:p><text:a xlink:href="https://www.amazon.de/-/en/QWORK-sockets-input-switch-IEC320/dp/B0B1V6RFGQ/ref=d_pd_sbs_sccl_2_3/259-5095267-6308434?pd_rd_w=S7yvR&amp;content-id=amzn1.sym.41628bd4-d899-4783-a506-d8de0d1214b9&amp;pf_rd_p=41628bd4-d899-4783-a506-d8de0d1214b9&amp;pf_rd_r=KTJAJ3GX28HCV1PCAZ6T&amp;pd_rd_wg=vG645&amp;pd_rd_r=676f50bc-8395-41a2-ac98-17fbadbcb2bd&amp;pd_rd_i=B0B1V6RFGQ&amp;psc=1&amp;language=de_DE" xlink:type="simple">https://www.amazon.de/-/en/QWORK-sockets-input-switch-IEC320/dp/B0B1V6RFGQ/ref=d_pd_sbs_sccl_2_3/259-5095267-6308434?pd_rd_w=S7yvR&amp;content-id=amzn1.sym.41628bd4-d899-4783-a506-d8de0d1214b9&amp;pf_rd_p=41628bd4-d899-4783-a506-d8de0d1214b9&amp;pf_rd_r=KTJAJ3GX28HCV1PCAZ6T&amp;pd_rd_wg=vG645&amp;pd_rd_r=676f50bc-8395-41a2-ac98-17fbadbcb2bd&amp;pd_rd_i=B0B1V6RFGQ&amp;psc=1&amp;language=de_DE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era module OV5640 - USB</text:p>
          </table:table-cell>
          <table:table-cell/>
          <table:table-cell table:style-name="ce11" office:value-type="currency" office:currency="EUR" office:value="31.55" calcext:value-type="currency">
            <text:p>€31.55</text:p>
          </table:table-cell>
          <table:table-cell table:style-name="ce15" office:value-type="string" calcext:value-type="string">
            <text:p><text:a xlink:href="https://www.amazon.de/SEENGREAT-Autofocus-Interface-Microphone-Operating/dp/B0BMQ5TMGM/ref=sr_1_22_sspa?keywords=OV5640+-+USB&amp;qid=1693571732&amp;sr=8-22-spons&amp;sp_csd=d2lkZ2V0TmFtZT1zcF9idGY&amp;psc=1" xlink:type="simple">https://www.amazon.de/SEENGREAT-Autofocus-Interface-Microphone-Operating/dp/B0BMQ5TMGM/ref=sr_1_22_sspa?keywords=OV5640+-+USB&amp;qid=1693571732&amp;sr=8-22-spons&amp;sp_csd=d2lkZ2V0TmFtZT1zcF9idGY&amp;psc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ype A - panel mount</text:p>
          </table:table-cell>
          <table:table-cell/>
          <table:table-cell table:style-name="ce11" office:value-type="currency" office:currency="EUR" office:value="9.99" calcext:value-type="currency">
            <text:p>€9.99</text:p>
          </table:table-cell>
          <table:table-cell table:style-name="ce15" office:value-type="string" calcext:value-type="string">
            <text:p><text:a xlink:href="https://www.amazon.de/Female-Extension-Cable-Screw-Connector/dp/B00S6HGY72/ref=sr_1_13_sspa?crid=3463IVG91IIBF&amp;keywords=Verl%C3%A4ngerung+Stecker+A+an+Einbaubuchse+A%2C&amp;qid=1686840559&amp;sprefix=verl%C3%A4ngerung+stecker+a+an+einbaubuchse+a+%2Caps%2C101&amp;sr=8-13-spons&amp;sp_csd=d2lkZ2V0TmFtZT1zcF9tdGY&amp;psc=1" xlink:type="simple">https://www.amazon.de/Female-Extension-Cable-Screw-Connector/dp/B00S6HGY72/ref=sr_1_13_sspa?crid=3463IVG91IIBF&amp;keywords=Verl%C3%A4ngerung+Stecker+A+an+Einbaubuchse+A%2C&amp;qid=1686840559&amp;sprefix=verl%C3%A4ngerung+stecker+a+an+einbaubuchse+a+%2Caps%2C101&amp;sr=8-13-spons&amp;sp_csd=d2lkZ2V0TmFtZT1zcF9tdGY&amp;psc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hub type A - <text:s/>4 slots</text:p>
          </table:table-cell>
          <table:table-cell/>
          <table:table-cell table:style-name="ce11" office:value-type="currency" office:currency="EUR" office:value="3.99" calcext:value-type="currency">
            <text:p>€3.99</text:p>
          </table:table-cell>
          <table:table-cell table:style-name="ce15" office:value-type="string" calcext:value-type="string">
            <text:p><text:a xlink:href="https://www.amazon.de/-/en/Splitter-Compatible-MacBook-Windows-Laptops/dp/B0BJV2RLF8/ref=sr_1_4?crid=31MG2BOU55MUH&amp;keywords=usb+hub&amp;qid=1693571861&amp;sprefix=usb+hub%2Caps%2C92&amp;sr=8-4" xlink:type="simple">https://www.amazon.de/-/en/Splitter-Compatible-MacBook-Windows-Laptops/dp/B0BJV2RLF8/ref=sr_1_4?crid=31MG2BOU55MUH&amp;keywords=usb+hub&amp;qid=1693571861&amp;sprefix=usb+hub%2Caps%2C92&amp;sr=8-4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wifi adapter</text:p>
          </table:table-cell>
          <table:table-cell/>
          <table:table-cell table:style-name="ce11" office:value-type="currency" office:currency="EUR" office:value="7.99" calcext:value-type="currency">
            <text:p>€7.99</text:p>
          </table:table-cell>
          <table:table-cell table:style-name="ce15" office:value-type="string" calcext:value-type="string">
            <text:p><text:a xlink:href="https://www.amazon.de/-/en/D-Link-DWA-Wireless-Micro-Adapter/dp/B002PD61Y4/ref=sr_1_6?crid=107RC3DKA31Q1&amp;keywords=wifi+usb+stick&amp;qid=1693571936&amp;sprefix=wifi+usb%2Caps%2C79&amp;sr=8-6" xlink:type="simple">https://www.amazon.de/-/en/D-Link-DWA-Wireless-Micro-Adapter/dp/B002PD61Y4/ref=sr_1_6?crid=107RC3DKA31Q1&amp;keywords=wifi+usb+stick&amp;qid=1693571936&amp;sprefix=wifi+usb%2Caps%2C79&amp;sr=8-6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to DP adapter</text:p>
          </table:table-cell>
          <table:table-cell/>
          <table:table-cell table:style-name="ce11" office:value-type="currency" office:currency="EUR" office:value="4.48" calcext:value-type="currency">
            <text:p>€4.48</text:p>
          </table:table-cell>
          <table:table-cell table:style-name="ce15" office:value-type="string" calcext:value-type="string">
            <text:p><text:a xlink:href="https://www.amazon.de/-/en/Adapter-DisplayPort-Transfer-Resolution-Connection-black/dp/B0BKJSQHTD/ref=sr_1_16?crid=21EOCSGU35ZJJ&amp;keywords=HDMI+to+DP+adapter&amp;qid=1693572129&amp;sprefix=hdmi+to+dp+adapter%2Caps%2C78&amp;sr=8-16" xlink:type="simple">https://www.amazon.de/-/en/Adapter-DisplayPort-Transfer-Resolution-Connection-black/dp/B0BKJSQHTD/ref=sr_1_16?crid=21EOCSGU35ZJJ&amp;keywords=HDMI+to+DP+adapter&amp;qid=1693572129&amp;sprefix=hdmi+to+dp+adapter%2Caps%2C78&amp;sr=8-16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se 250v 10A</text:p>
          </table:table-cell>
          <table:table-cell/>
          <table:table-cell table:style-name="ce11" office:value-type="currency" office:currency="EUR" office:value="0.35" calcext:value-type="currency">
            <text:p>€0.35</text:p>
          </table:table-cell>
          <table:table-cell table:style-name="ce15" office:value-type="string" calcext:value-type="string">
            <text:p><text:a xlink:href="https://www.amazon.de/-/en/HUAREW-F10AL250V-5x20mm-0-2x0-78-Delayed/dp/B094D4G2DM/ref=sr_1_23?crid=3E2LIGRYY5Y2N&amp;keywords=Fuse+250v+10A&amp;qid=1693572363&amp;sprefix=fuse+250v+10a%2Caps%2C77&amp;sr=8-23" xlink:type="simple">https://www.amazon.de/-/en/HUAREW-F10AL250V-5x20mm-0-2x0-78-Delayed/dp/B094D4G2DM/ref=sr_1_23?crid=3E2LIGRYY5Y2N&amp;keywords=Fuse+250v+10A&amp;qid=1693572363&amp;sprefix=fuse+250v+10a%2Caps%2C77&amp;sr=8-23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Z axis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d (3mm aluminum plate - cnc milled or laser cut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d frame (8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mottor with 300mm integrated LeadScrew</text:p>
          </table:table-cell>
          <table:table-cell/>
          <table:table-cell table:style-name="ce11" office:value-type="currency" office:currency="EUR" office:value="46" calcext:value-type="currency">
            <text:p>€46.00</text:p>
          </table:table-cell>
          <table:table-cell table:style-name="ce15" office:value-type="string" calcext:value-type="string">
            <text:p><text:a xlink:href="https://www.ebay.de/itm/314784471163?hash=item494a9dd87b:g:3y8AAOSwvd9d9IcZ&amp;amdata=enc%3AAQAIAAABIOSoo2rxffCszDJtpDT6XJg50ckNZapQQrgeaaC8WldUc3qTxHp9iZvn5RzipPAkocvrbGdF5kwjSdwEtQPK50h0jZlW4YB7Tx%2BIv4f9kuSN40rjOpL391o886hqt7eowzfRmOIxied6potD7H%2FTmirlBFSu1UsZKlowcNTKqYBd%2BqqrT0mZvXkVcdpF%2Bn3Fe4j78rWjAZV4k6xQno1MVhFI9%2BQ5LWNQl0E65MpmEGyB6k4q0FhG7laGTDRSbTcaPFpCE73pTYotxGVhrQ93tjbt0luI6MjHjJs8KJi%2BheBFgK4t0TFvfD4YddJYovkw9QT1VOYooff2RiDLXBbMMi28MTaDGp0hnmpgz65bupiQzIW1xU4n8swpq86sB6K8RQ%3D%3D%7Ctkp%3ABk9SR8T50YzKYg" xlink:type="simple">https://www.ebay.de/itm/314784471163?hash=item494a9dd87b:g:3y8AAOSwvd9d9IcZ&amp;amdata=enc%3AAQAIAAABIOSoo2rxffCszDJtpDT6XJg50ckNZapQQrgeaaC8WldUc3qTxHp9iZvn5RzipPAkocvrbGdF5kwjSdwEtQPK50h0jZlW4YB7Tx%2BIv4f9kuSN40rjOpL391o886hqt7eowzfRmOIxied6potD7H%2FTmirlBFSu1UsZKlowcNTKqYBd%2BqqrT0mZvXkVcdpF%2Bn3Fe4j78rWjAZV4k6xQno1MVhFI9%2BQ5LWNQl0E65MpmEGyB6k4q0FhG7laGTDRSbTcaPFpCE73pTYotxGVhrQ93tjbt0luI6MjHjJs8KJi%2BheBFgK4t0TFvfD4YddJYovkw9QT1VOYooff2RiDLXBbMMi28MTaDGp0hnmpgz65bupiQzIW1xU4n8swpq86sB6K8RQ%3D%3D%7Ctkp%3ABk9SR8T50YzK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near shaft 12mmx400mm</text:p>
          </table:table-cell>
          <table:table-cell/>
          <table:table-cell table:style-name="ce11" office:value-type="currency" office:currency="EUR" office:value="34" calcext:value-type="currency">
            <text:p>€34.00</text:p>
          </table:table-cell>
          <table:table-cell table:style-name="ce15" office:value-type="string" calcext:value-type="string">
            <text:p><text:a xlink:href="https://www.dold-mechatronik.de/Praezisionswelle-12mm-h6-geschliffen-gehaertet-400mm-mit-Gewindebohrungen-M6x20" xlink:type="simple">https://www.dold-mechatronik.de/Praezisionswelle-12mm-h6-geschliffen-gehaertet-400mm-mit-Gewindebohrungen-M6x20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MH12LUU linear bearing</text:p>
          </table:table-cell>
          <table:table-cell/>
          <table:table-cell table:style-name="ce11" office:value-type="currency" office:currency="EUR" office:value="20.08" calcext:value-type="currency">
            <text:p>€20.08</text:p>
          </table:table-cell>
          <table:table-cell table:style-name="ce15" office:value-type="string" calcext:value-type="string">
            <text:p><text:a xlink:href="https://www.ebay.de/itm/134620933329?hash=item1f58086cd1:g:VrgAAOSwmOFkkPOs&amp;amdata=enc%3AAQAIAAAA4B9EHelOUu0Xkr7J9TLh3qAqZNwjX6gaKUgrBdKKKemBxf9Wt%2FzUTU5FsXqYcndgtnPqjPJCbTCdqiCVbovMYFJppZSVtlmAs74mqy6n2fXP9K6DCEiMGm%2BJsT%2FsToSJDX0OmrNSUTIaC8N2KrMiZm0%2Fte68P46KC%2BVrZzYRQOtArjPTSnQx0hnGUJR3Qt%2FOyGViqah7qyOpjCGOSTRqHgDLU67ROp6H0eyoY3Bt%2B3V4fGWrSmYPCE3U7QqTvV3PxEKYmY%2BKmJSbAznrCGHvZwyAWAJgJR%2BwgSQo9rOXpFoD%7Ctkp%3ABFBMwofcjMpi" xlink:type="simple">https://www.ebay.de/itm/134620933329?hash=item1f58086cd1:g:VrgAAOSwmOFkkPOs&amp;amdata=enc%3AAQAIAAAA4B9EHelOUu0Xkr7J9TLh3qAqZNwjX6gaKUgrBdKKKemBxf9Wt%2FzUTU5FsXqYcndgtnPqjPJCbTCdqiCVbovMYFJppZSVtlmAs74mqy6n2fXP9K6DCEiMGm%2BJsT%2FsToSJDX0OmrNSUTIaC8N2KrMiZm0%2Fte68P46KC%2BVrZzYRQOtArjPTSnQx0hnGUJR3Qt%2FOyGViqah7qyOpjCGOSTRqHgDLU67ROp6H0eyoY3Bt%2B3V4fGWrSmYPCE3U7QqTvV3PxEKYmY%2BKmJSbAznrCGHvZwyAWAJgJR%2BwgSQo9rOXpFoD%7Ctkp%3ABFBMwofcjMp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K12 shaft holder</text:p>
          </table:table-cell>
          <table:table-cell/>
          <table:table-cell table:style-name="ce11" office:value-type="currency" office:currency="EUR" office:value="25.1" calcext:value-type="currency">
            <text:p>€25.10</text:p>
          </table:table-cell>
          <table:table-cell table:style-name="ce15" office:value-type="string" calcext:value-type="string">
            <text:p><text:a xlink:href="https://www.amazon.de/-/en/Mounting-Brackets-Bracket-Aluminum-Accessories/dp/B08CVD4XD5/ref=sr_1_7?crid=3V47M9DDN92PD&amp;keywords=SK12&amp;qid=1693572728&amp;sprefix=sk12+%2Caps%2C82&amp;sr=8-7" xlink:type="simple">https://www.amazon.de/-/en/Mounting-Brackets-Bracket-Aluminum-Accessories/dp/B08CVD4XD5/ref=sr_1_7?crid=3V47M9DDN92PD&amp;keywords=SK12&amp;qid=1693572728&amp;sprefix=sk12+%2Caps%2C82&amp;sr=8-7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licon shock absorber 16x18mm</text:p>
          </table:table-cell>
          <table:table-cell/>
          <table:table-cell table:style-name="ce11" office:value-type="currency" office:currency="EUR" office:value="1.55" calcext:value-type="currency">
            <text:p>€1.55</text:p>
          </table:table-cell>
          <table:table-cell table:style-name="ce15" office:value-type="string" calcext:value-type="string">
            <text:p><text:a xlink:href="https://www.amazon.de/-/en/16887180370763/dp/B0CBC2MV69/ref=sr_1_18?crid=2YAXDUXPZGL1W&amp;keywords=silikon+shock+absorber+3d+printer&amp;qid=1693572934&amp;sprefix=silikon+shock+absorber+3d+printer%2Caps%2C84&amp;sr=8-18" xlink:type="simple">https://www.amazon.de/-/en/16887180370763/dp/B0CBC2MV69/ref=sr_1_18?crid=2YAXDUXPZGL1W&amp;keywords=silikon+shock+absorber+3d+printer&amp;qid=1693572934&amp;sprefix=silikon+shock+absorber+3d+printer%2Caps%2C84&amp;sr=8-18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nurled thumb screw m5 x30mm</text:p>
          </table:table-cell>
          <table:table-cell/>
          <table:table-cell table:style-name="ce11" office:value-type="currency" office:currency="EUR" office:value="8.49" calcext:value-type="currency">
            <text:p>€8.49</text:p>
          </table:table-cell>
          <table:table-cell table:style-name="ce15" office:value-type="string" calcext:value-type="string">
            <text:p><text:a xlink:href="https://www.amazon.de/-/en/sourcing-Knurled-Thread-Screws-Fixing/dp/B07F8Q82LW/ref=sr_1_1?crid=8N3Z20A7IKGP&amp;keywords=m5+thumb+screw+30&amp;qid=1686844763&amp;sprefix=m5+thumb+screw+30%2Caps%2C85&amp;sr=8-1" xlink:type="simple">https://www.amazon.de/-/en/sourcing-Knurled-Thread-Screws-Fixing/dp/B07F8Q82LW/ref=sr_1_1?crid=8N3Z20A7IKGP&amp;keywords=m5+thumb+screw+30&amp;qid=1686844763&amp;sprefix=m5+thumb+screw+30%2Caps%2C85&amp;sr=8-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xible sheet bed 250x250mm</text:p>
          </table:table-cell>
          <table:table-cell/>
          <table:table-cell table:style-name="ce14" office:value-type="currency" office:currency="EUR" office:value="32.99" calcext:value-type="currency" table:number-columns-spanned="1" table:number-rows-spanned="2">
            <text:p>€32.99</text:p>
          </table:table-cell>
          <table:table-cell table:style-name="ce17" office:value-type="string" calcext:value-type="string" table:number-columns-spanned="1" table:number-rows-spanned="2">
            <text:p><text:a xlink:href="https://www.amazon.de/-/en/Befenybay-Flexible-Removable-Construction-250x250mm/dp/B09B51W5M6/ref=sr_1_39?crid=3AOLJPTAXT0RW&amp;keywords=PEI%2BDauerdruckplatte%2B250&amp;qid=1687158758&amp;sprefix=pei%2Bdauerdruckplatte%2B250%2Caps%2C192&amp;sr=8-39&amp;th=1" xlink:type="simple">https://www.amazon.de/-/en/Befenybay-Flexible-Removable-Construction-250x250mm/dp/B09B51W5M6/ref=sr_1_39?crid=3AOLJPTAXT0RW&amp;keywords=PEI%2BDauerdruckplatte%2B250&amp;qid=1687158758&amp;sprefix=pei%2Bdauerdruckplatte%2B250%2Caps%2C192&amp;sr=8-39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gnetic bed 250x250mm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 pad 300W 24V</text:p>
          </table:table-cell>
          <table:table-cell/>
          <table:table-cell table:style-name="ce11" office:value-type="currency" office:currency="EUR" office:value="36.87" calcext:value-type="currency">
            <text:p>€36.87</text:p>
          </table:table-cell>
          <table:table-cell table:style-name="ce15" office:value-type="string" calcext:value-type="string">
            <text:p><text:a xlink:href="https://www.amazon.de/-/en/Temperature-Flexible-Silicone-Building-Creality/dp/B07GJGCBNP/ref=sr_1_1?crid=NKYTXOPT5JPQ&amp;keywords=24v%2Bsilikon%2Bheizkissen%2B300w&amp;qid=1693570054&amp;sprefix=24v%2Bsilikon%2Bheizkissen%2B300w%2Caps%2C83&amp;sr=8-1&amp;th=1" xlink:type="simple">https://www.amazon.de/-/en/Temperature-Flexible-Silicone-Building-Creality/dp/B07GJGCBNP/ref=sr_1_1?crid=NKYTXOPT5JPQ&amp;keywords=24v%2Bsilikon%2Bheizkissen%2B300w&amp;qid=1693570054&amp;sprefix=24v%2Bsilikon%2Bheizkissen%2B300w%2Caps%2C83&amp;sr=8-1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8 to M5 Insert</text:p>
          </table:table-cell>
          <table:table-cell/>
          <table:table-cell table:style-name="ce11" office:value-type="currency" office:currency="EUR" office:value="2.89" calcext:value-type="currency">
            <text:p>€2.89</text:p>
          </table:table-cell>
          <table:table-cell table:style-name="ce15" office:value-type="string" calcext:value-type="string">
            <text:p><text:a xlink:href="https://www.amazon.de/-/en/Thread-Reducer-Stainless-Mounting-Accessories/dp/B0C3Y5MWDZ/ref=sr_1_1?crid=HJTHF6WDC633&amp;keywords=m5+to+m8+insert&amp;qid=1693573134&amp;sprefix=m5+to+m8+insert%2Caps%2C89&amp;sr=8-1" xlink:type="simple">https://www.amazon.de/-/en/Thread-Reducer-Stainless-Mounting-Accessories/dp/B0C3Y5MWDZ/ref=sr_1_1?crid=HJTHF6WDC633&amp;keywords=m5+to+m8+insert&amp;qid=1693573134&amp;sprefix=m5+to+m8+insert%2Caps%2C89&amp;sr=8-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8 POM leadscrew nut </text:p>
          </table:table-cell>
          <table:table-cell/>
          <table:table-cell table:style-name="ce11" office:value-type="currency" office:currency="EUR" office:value="3.33" calcext:value-type="currency">
            <text:p>€3.33</text:p>
          </table:table-cell>
          <table:table-cell table:style-name="ce15" office:value-type="string" calcext:value-type="string">
            <text:p><text:a xlink:href="https://www.amazon.de/-/en/Befenybay-Diameter-Black-TR8x8-Printer/dp/B07RJT1GD8/ref=sr_1_14?crid=2G4EIZXCJ0Y17&amp;keywords=T8%2BPOM%2Bleadscrew%2Bnut&amp;qid=1693573208&amp;sprefix=t8%2Bpom%2Bleadscrew%2Bnut%2B%2Caps%2C80&amp;sr=8-14&amp;th=1" xlink:type="simple">https://www.amazon.de/-/en/Befenybay-Diameter-Black-TR8x8-Printer/dp/B07RJT1GD8/ref=sr_1_14?crid=2G4EIZXCJ0Y17&amp;keywords=T8%2BPOM%2Bleadscrew%2Bnut&amp;qid=1693573208&amp;sprefix=t8%2Bpom%2Bleadscrew%2Bnut%2B%2Caps%2C80&amp;sr=8-14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ldham Coupler for T8 nut</text:p>
          </table:table-cell>
          <table:table-cell/>
          <table:table-cell table:style-name="ce11" office:value-type="currency" office:currency="EUR" office:value="24.07" calcext:value-type="currency">
            <text:p>€24.07</text:p>
          </table:table-cell>
          <table:table-cell table:style-name="ce15" office:value-type="string" calcext:value-type="string">
            <text:p><text:a xlink:href="https://www.amazon.de/-/en/Oldham-Couplers-Compatible-Printers-Coupling/dp/B0B17QWTG2/ref=sr_1_3?crid=296Q282KKRNEV&amp;keywords=oldham%2Bt8&amp;qid=1693573466&amp;sprefix=oldham%2Bt8%2Caps%2C87&amp;sr=8-3&amp;th=1" xlink:type="simple">https://www.amazon.de/-/en/Oldham-Couplers-Compatible-Printers-Coupling/dp/B0B17QWTG2/ref=sr_1_3?crid=296Q282KKRNEV&amp;keywords=oldham%2Bt8&amp;qid=1693573466&amp;sprefix=oldham%2Bt8%2Caps%2C87&amp;sr=8-3&amp;th=1</text:a>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Extruder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top plate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botom plate (3mm aluminium plate - cnc milled or laser cut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heat sink (12mm aluminium - cnc milled)</text:p>
          </table:table-cell>
          <table:table-cell/>
          <table:table-cell table:style-name="ce11" office:value-type="currency" office:currency="EUR" office:value="5.95" calcext:value-type="currency">
            <text:p>€5.95</text:p>
          </table:table-cell>
          <table:table-cell table:style-name="ce15" office:value-type="string" calcext:value-type="string">
            <text:p><text:a xlink:href="https://shop.ibl-raimund.de/Alu/Platten/Maschinenbau-AlMg3/Aluminiumplatte-EN-AW-AlMg3-5754-Staerke-12-mm.html" xlink:type="simple">https://shop.ibl-raimund.de/Alu/Platten/Maschinenbau-AlMg3/Aluminiumplatte-EN-AW-AlMg3-5754-Staerke-12-mm.html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oling duct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touch spacer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wires holder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erpa mini extruder (metal)</text:p>
          </table:table-cell>
          <table:table-cell/>
          <table:table-cell table:style-name="ce11" office:value-type="currency" office:currency="EUR" office:value="87.99" calcext:value-type="currency">
            <text:p>€87.99</text:p>
          </table:table-cell>
          <table:table-cell table:style-name="ce15" office:value-type="string" calcext:value-type="string">
            <text:p><text:a xlink:href="https://www.amazon.de/Printer-Accessories-Extruder-Lightweight-Compatible/dp/B0C3CYKK9H/ref=sr_1_1_sspa?crid=1XNV95FU6H53S&amp;keywords=FYSETC+Sherpa+Mini&amp;qid=1686214561&amp;sprefix=sherpa+gears+extruder%2Caps%2C97&amp;sr=8-1-spons&amp;sp_csd=d2lkZ2V0TmFtZT1zcF9hdGY&amp;psc=1" xlink:type="simple">https://www.amazon.de/Printer-Accessories-Extruder-Lightweight-Compatible/dp/B0C3CYKK9H/ref=sr_1_1_sspa?crid=1XNV95FU6H53S&amp;keywords=FYSETC+Sherpa+Mini&amp;qid=1686214561&amp;sprefix=sherpa+gears+extruder%2Caps%2C97&amp;sr=8-1-spons&amp;sp_csd=d2lkZ2V0TmFtZT1zcF9hdGY&amp;psc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ing block V6 style </text:p>
          </table:table-cell>
          <table:table-cell/>
          <table:table-cell table:style-name="ce11" office:value-type="currency" office:currency="EUR" office:value="1.1" calcext:value-type="currency">
            <text:p>€1.10</text:p>
          </table:table-cell>
          <table:table-cell table:style-name="ce15" office:value-type="string" calcext:value-type="string">
            <text:p><text:a xlink:href="https://www.amazon.de/-/en/20x16x12mm-Aluminum-Heating-Printer-Accessories/dp/B08T9MVQDM/ref=sr_1_15?crid=5SC6U3TCALL6&amp;keywords=heating+block+v6&amp;qid=1693834221&amp;sprefix=heating+block+v6%2Caps%2C141&amp;sr=8-15" xlink:type="simple">https://www.amazon.de/-/en/20x16x12mm-Aluminum-Heating-Printer-Accessories/dp/B08T9MVQDM/ref=sr_1_15?crid=5SC6U3TCALL6&amp;keywords=heating+block+v6&amp;qid=1693834221&amp;sprefix=heating+block+v6%2Caps%2C141&amp;sr=8-15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zzle high flow <text:s/>0.4 mm </text:p>
          </table:table-cell>
          <table:table-cell/>
          <table:table-cell table:style-name="ce11" office:value-type="currency" office:currency="EUR" office:value="2.6" calcext:value-type="currency">
            <text:p>€2.60</text:p>
          </table:table-cell>
          <table:table-cell table:style-name="ce15" office:value-type="string" calcext:value-type="string">
            <text:p><text:a xlink:href="https://www.amazon.de/-/en/Printer-Filament-Extruder-Compatible-Anycubic/dp/B0BTYGYK8T/ref=sr_1_6?crid=TYTP8EK8VUDC&amp;keywords=high+flow+nozzle&amp;qid=1693834441&amp;sprefix=high+flow+nozzl%2Caps%2C121&amp;sr=8-6" xlink:type="simple">https://www.amazon.de/-/en/Printer-Filament-Extruder-Compatible-Anycubic/dp/B0BTYGYK8T/ref=sr_1_6?crid=TYTP8EK8VUDC&amp;keywords=high+flow+nozzle&amp;qid=1693834441&amp;sprefix=high+flow+nozzl%2Caps%2C121&amp;sr=8-6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 break bi-metal titanium-copper</text:p>
          </table:table-cell>
          <table:table-cell/>
          <table:table-cell table:style-name="ce11" office:value-type="currency" office:currency="EUR" office:value="3.5" calcext:value-type="currency">
            <text:p>€3.50</text:p>
          </table:table-cell>
          <table:table-cell table:style-name="ce15" office:value-type="string" calcext:value-type="string">
            <text:p><text:a xlink:href="https://www.amazon.de/-/en/FIGFYOU-Heatbreak-Bi-Metal-Threaded-Titanium/dp/B09TGYJS3M/ref=sr_1_30?crid=1A56WACFC9E7H&amp;keywords=bimetal+heatbreak&amp;qid=1693834683&amp;sprefix=bimetal+heatbrake%2Caps%2C127&amp;sr=8-30" xlink:type="simple">https://www.amazon.de/-/en/FIGFYOU-Heatbreak-Bi-Metal-Threaded-Titanium/dp/B09TGYJS3M/ref=sr_1_30?crid=1A56WACFC9E7H&amp;keywords=bimetal+heatbreak&amp;qid=1693834683&amp;sprefix=bimetal+heatbrake%2Caps%2C127&amp;sr=8-30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hermistor 104NT</text:p>
          </table:table-cell>
          <table:table-cell/>
          <table:table-cell table:style-name="ce14" office:value-type="currency" office:currency="EUR" office:value="12.79" calcext:value-type="currency" table:number-columns-spanned="1" table:number-rows-spanned="2">
            <text:p>€12.79</text:p>
          </table:table-cell>
          <table:table-cell table:style-name="ce17" office:value-type="string" calcext:value-type="string" table:number-columns-spanned="1" table:number-rows-spanned="2">
            <text:p><text:a xlink:href="https://www.amazon.de/-/en/Semitec-104GT-2-Thermistor-Heating-Cartridge/dp/B08ZYFW28F/ref=sr_1_8?crid=2R347DL63SFQ3&amp;keywords=Thermistor%2B104NT&amp;qid=1693834827&amp;sprefix=thermistor%2B104nt%2Caps%2C105&amp;sr=8-8&amp;th=1" xlink:type="simple">https://www.amazon.de/-/en/Semitec-104GT-2-Thermistor-Heating-Cartridge/dp/B08ZYFW28F/ref=sr_1_8?crid=2R347DL63SFQ3&amp;keywords=Thermistor%2B104NT&amp;qid=1693834827&amp;sprefix=thermistor%2B104nt%2Caps%2C105&amp;sr=8-8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ing cartridge 50w 24v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"/>
          <table:table-cell table:style-name="ce2" office:value-type="string" calcext:value-type="string">
            <text:p>Core XY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idge (8mm aluminium plate - cnc milled)</text:p>
          </table:table-cell>
          <table:table-cell/>
          <table:table-cell table:style-name="ce11" office:value-type="currency" office:currency="EUR" office:value="37.52" calcext:value-type="currency">
            <text:p>€37.52</text:p>
          </table:table-cell>
          <table:table-cell table:style-name="ce15" office:value-type="string" calcext:value-type="string">
            <text:p><text:a xlink:href="https://shop.ibl-raimund.de/Alu/Platten/Maschinenbau-AlMg3/Aluminiumplatte-EN-AW-AlMg3-5754-Staerke-8-mm.html" xlink:type="simple">https://shop.ibl-raimund.de/Alu/Platten/Maschinenbau-AlMg3/Aluminiumplatte-EN-AW-AlMg3-5754-Staerke-8-mm.html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 top frame bracket (3mm aluminium plate - cnc milled or laser cut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acket R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acket L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cer bracket R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cer bracket L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nsioner bracket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nsioner bearings holder (15mm aluminium - cnc milled)</text:p>
          </table:table-cell>
          <table:table-cell/>
          <table:table-cell table:style-name="ce14" office:value-type="currency" office:currency="EUR" office:value="5.95" calcext:value-type="currency" table:number-columns-spanned="1" table:number-rows-spanned="2">
            <text:p>€5.95</text:p>
          </table:table-cell>
          <table:table-cell table:style-name="ce17" office:value-type="string" calcext:value-type="string" table:number-columns-spanned="1" table:number-rows-spanned="2">
            <text:p><text:a xlink:href="https://shop.ibl-raimund.de/Alu/Platten/Maschinenbau-AlMg3/Aluminiumplatte-EN-AW-AlMg3-5754-Staerke-15-mm.html" xlink:type="simple">https://shop.ibl-raimund.de/Alu/Platten/Maschinenbau-AlMg3/Aluminiumplatte-EN-AW-AlMg3-5754-Staerke-15-mm.html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nsioner frame (15mm aluminium - cnc milled)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lt clip gt2 6mm (3D printed)</text:p>
          </table:table-cell>
          <table:table-cell/>
          <table:table-cell table:style-name="ce11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GN9C rail with carriage 300mm</text:p>
          </table:table-cell>
          <table:table-cell/>
          <table:table-cell table:style-name="ce11" office:value-type="currency" office:currency="EUR" office:value="22.37" calcext:value-type="currency">
            <text:p>€22.37</text:p>
          </table:table-cell>
          <table:table-cell table:style-name="ce15" office:value-type="string" calcext:value-type="string">
            <text:p><text:a xlink:href="https://www.amazon.de/-/en/MGN9C-Linear-Rail-Block-300/dp/B09YD917PK/ref=sr_1_4?crid=8CGE8TYWCHEW&amp;keywords=MGN9C+300mm&amp;qid=1693556141&amp;sprefix=mgn9c+300mm%2Caps%2C74&amp;sr=8-4" xlink:type="simple">https://www.amazon.de/-/en/MGN9C-Linear-Rail-Block-300/dp/B09YD917PK/ref=sr_1_4?crid=8CGE8TYWCHEW&amp;keywords=MGN9C+300mm&amp;qid=1693556141&amp;sprefix=mgn9c+300mm%2Caps%2C74&amp;sr=8-4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ear bearing SCV12UU</text:p>
          </table:table-cell>
          <table:table-cell/>
          <table:table-cell table:style-name="ce11" office:value-type="currency" office:currency="EUR" office:value="12.9" calcext:value-type="currency">
            <text:p>€12.90</text:p>
          </table:table-cell>
          <table:table-cell table:style-name="ce15" office:value-type="string" calcext:value-type="string">
            <text:p><text:a xlink:href="https://www.ebay.de/itm/272471634649?hash=item3f709332d9:g:MbgAAOSw4GVYQWSb&amp;amdata=enc%3AAQAIAAAA4EdxulEMtlyZoergw227abdkZILrmoOJwRcRHdQ5x0F9NsEZBYzMCMz7xMEiQtUF0mCtrVM7so1AG%2BeYAxoeVne0OEemarkA%2FIi2W%2BWk6O8jSyMuaO8SLwwShBAW2%2FVMVwDiAd1ZkAsTS8eFI%2F5rC0DoYf1qGnYK0nRGQbm0XcwMreFQwE5wtJj49rMejXeZv7SyIALRaMivluHfIXbVcVB%2Bry0nlf%2FXd%2BlokGthlgCDGC8pYk4iulgNi0BvzXlWyTXChDfuTWlyFXd8kzvp%2FrR7y0VhdlSoU8btVFaDn%2BRK%7Ctkp%3ABFBM-ueJ_cli" xlink:type="simple">https://www.ebay.de/itm/272471634649?hash=item3f709332d9:g:MbgAAOSw4GVYQWSb&amp;amdata=enc%3AAQAIAAAA4EdxulEMtlyZoergw227abdkZILrmoOJwRcRHdQ5x0F9NsEZBYzMCMz7xMEiQtUF0mCtrVM7so1AG%2BeYAxoeVne0OEemarkA%2FIi2W%2BWk6O8jSyMuaO8SLwwShBAW2%2FVMVwDiAd1ZkAsTS8eFI%2F5rC0DoYf1qGnYK0nRGQbm0XcwMreFQwE5wtJj49rMejXeZv7SyIALRaMivluHfIXbVcVB%2Bry0nlf%2FXd%2BlokGthlgCDGC8pYk4iulgNi0BvzXlWyTXChDfuTWlyFXd8kzvp%2FrR7y0VhdlSoU8btVFaDn%2BRK%7Ctkp%3ABFBM-ueJ_cl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ear shaft 12mmx400mm</text:p>
          </table:table-cell>
          <table:table-cell/>
          <table:table-cell table:style-name="ce11" office:value-type="currency" office:currency="EUR" office:value="17" calcext:value-type="currency">
            <text:p>€17.00</text:p>
          </table:table-cell>
          <table:table-cell table:style-name="ce15" office:value-type="string" calcext:value-type="string">
            <text:p><text:a xlink:href="https://www.dold-mechatronik.de/Praezisionswelle-12mm-h6-geschliffen-gehaertet-400mm-mit-Gewindebohrungen-M6x20" xlink:type="simple">https://www.dold-mechatronik.de/Praezisionswelle-12mm-h6-geschliffen-gehaertet-400mm-mit-Gewindebohrungen-M6x20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Flange Bearing F623ZZ</text:p>
          </table:table-cell>
          <table:table-cell/>
          <table:table-cell table:style-name="ce11" office:value-type="currency" office:currency="EUR" office:value="21" calcext:value-type="currency">
            <text:p>€21.00</text:p>
          </table:table-cell>
          <table:table-cell table:style-name="ce15" office:value-type="string" calcext:value-type="string">
            <text:p><text:a xlink:href="https://www.ebay.de/itm/185050869448?hash=item2b15e42ec8:g:GYEAAOSwwNlicBaA&amp;amdata=enc%3AAQAIAAAA4OtKw%2BRlU1tiKMJdlbuv%2FNr7tN3jT6RanbIAyGsk5R5s2VHNcU48ZBeo98tnunH8DSfAGgps96sqRkIe7M7EHkqrueGkoWvCsgB271VU72vnWX1lr4C0dg9Ui%2B3OCpatgU%2Fst2FkvZGRSpKr%2BIZ32ap7%2F4Vw%2FIWIlBkdl54l1MGayyz9WnR8dYFi8510kuPAp1K48LQMmUVY2%2F6uHrFP23GchwFq42FB6SRK1ocTltlrnYNZtqca4LxsF4TWcL69MbF7YJ88MfN4zu2l%2FQ%2FoMrH5OIZRkHZV%2B%2FRpoCswmVpw%7Ctkp%3ABFBM8ou6_cli" xlink:type="simple">https://www.ebay.de/itm/185050869448?hash=item2b15e42ec8:g:GYEAAOSwwNlicBaA&amp;amdata=enc%3AAQAIAAAA4OtKw%2BRlU1tiKMJdlbuv%2FNr7tN3jT6RanbIAyGsk5R5s2VHNcU48ZBeo98tnunH8DSfAGgps96sqRkIe7M7EHkqrueGkoWvCsgB271VU72vnWX1lr4C0dg9Ui%2B3OCpatgU%2Fst2FkvZGRSpKr%2BIZ32ap7%2F4Vw%2FIWIlBkdl54l1MGayyz9WnR8dYFi8510kuPAp1K48LQMmUVY2%2F6uHrFP23GchwFq42FB6SRK1ocTltlrnYNZtqca4LxsF4TWcL69MbF7YJ88MfN4zu2l%2FQ%2FoMrH5OIZRkHZV%2B%2FRpoCswmVpw%7Ctkp%3ABFBM8ou6_cl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ulley gt2 20T</text:p>
          </table:table-cell>
          <table:table-cell/>
          <table:table-cell table:style-name="ce11" office:value-type="currency" office:currency="EUR" office:value="2.33" calcext:value-type="currency">
            <text:p>€2.33</text:p>
          </table:table-cell>
          <table:table-cell table:style-name="ce15" office:value-type="string" calcext:value-type="string">
            <text:p><text:a xlink:href="https://www.amazon.de/-/en/KeeYees-Timing-Pulley-Aluminium-Printer/dp/B07SVXRP7W/ref=sr_1_10?crid=1XMFIX623LNUP&amp;keywords=gt2%2B20t&amp;qid=1693555507&amp;sprefix=gt2%2B20t%2Caps%2C83&amp;sr=8-10&amp;th=1" xlink:type="simple">https://www.amazon.de/-/en/KeeYees-Timing-Pulley-Aluminium-Printer/dp/B07SVXRP7W/ref=sr_1_10?crid=1XMFIX623LNUP&amp;keywords=gt2%2B20t&amp;qid=1693555507&amp;sprefix=gt2%2B20t%2Caps%2C83&amp;sr=8-10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t gt2 6mm 1800mm</text:p>
          </table:table-cell>
          <table:table-cell/>
          <table:table-cell table:style-name="ce11" office:value-type="currency" office:currency="EUR" office:value="8.48" calcext:value-type="currency">
            <text:p>€8.48</text:p>
          </table:table-cell>
          <table:table-cell table:style-name="ce15" office:value-type="string" calcext:value-type="string">
            <text:p><text:a xlink:href="https://www.ebay.de/itm/333379105198?hash=item4d9ef171ae:g:BDgAAOSw7G5iaAWm&amp;amdata=enc%3AAQAIAAAA4LAxbelpKxAuoqwOeejN3xWLhFgtk4ywiuHPBxOhGR3V8FKHl5ZiG88kacCT%2FVyeSpUIzm1THQ7ZzxdCtbaMexdpndQgV567T7Sd%2Bf4nCigUlUCGTz4fY21hfSgseObe%2F0egz2%2F%2FHXntX6QTcQrk7hlvgf8bDUB1iyuExRVK9swZMpoxSw5krU8ypqa4wVg9z7ykDwHzWioSjeKxLHl%2FXGbk%2BujZF%2B5yy91Rve9%2FdaK2CC8bKGBrIsvx8HWgpaUdqXDXAxRHDlC5JNkLaJ3GVSTNLScs2K9qK2x7iBit8yue%7Ctkp%3ABFBMsJH__5Fi" xlink:type="simple">https://www.ebay.de/itm/333379105198?hash=item4d9ef171ae:g:BDgAAOSw7G5iaAWm&amp;amdata=enc%3AAQAIAAAA4LAxbelpKxAuoqwOeejN3xWLhFgtk4ywiuHPBxOhGR3V8FKHl5ZiG88kacCT%2FVyeSpUIzm1THQ7ZzxdCtbaMexdpndQgV567T7Sd%2Bf4nCigUlUCGTz4fY21hfSgseObe%2F0egz2%2F%2FHXntX6QTcQrk7hlvgf8bDUB1iyuExRVK9swZMpoxSw5krU8ypqa4wVg9z7ykDwHzWioSjeKxLHl%2FXGbk%2BujZF%2B5yy91Rve9%2FdaK2CC8bKGBrIsvx8HWgpaUdqXDXAxRHDlC5JNkLaJ3GVSTNLScs2K9qK2x7iBit8yue%7Ctkp%3ABFBMsJH__5F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motor LDO-42STH48-2804AH</text:p>
          </table:table-cell>
          <table:table-cell/>
          <table:table-cell table:style-name="ce11" office:value-type="currency" office:currency="EUR" office:value="51.96" calcext:value-type="currency">
            <text:p>€51.96</text:p>
          </table:table-cell>
          <table:table-cell table:style-name="ce15" office:value-type="string" calcext:value-type="string">
            <text:p><text:a xlink:href="https://www.onetwo3d.co.uk/product/ldo-42sth48-2804ac-super-power-stepper-motor/" xlink:type="simple">https://www.onetwo3d.co.uk/product/ldo-42sth48-2804ac-super-power-stepper-motor/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3 spacer 8 mm</text:p>
          </table:table-cell>
          <table:table-cell/>
          <table:table-cell table:style-name="ce14" office:value-type="currency" office:currency="EUR" office:value="8.39" calcext:value-type="currency" table:number-columns-spanned="1" table:number-rows-spanned="4">
            <text:p>€8.39</text:p>
          </table:table-cell>
          <table:table-cell table:style-name="ce17" office:value-type="string" calcext:value-type="string" table:number-columns-spanned="1" table:number-rows-spanned="4">
            <text:p><text:a xlink:href="https://www.amazon.de/-/en/Vesaneae-Plastic-Sleeves-Without-Insulation/dp/B0B2VY94V2/ref=sr_1_32?crid=235GE68WDS9UF&amp;keywords=m3+spacer&amp;qid=1693840112&amp;sprefix=m3+spacer+%2Caps%2C97&amp;sr=8-32" xlink:type="simple">https://www.amazon.de/-/en/Vesaneae-Plastic-Sleeves-Without-Insulation/dp/B0B2VY94V2/ref=sr_1_32?crid=235GE68WDS9UF&amp;keywords=m3+spacer&amp;qid=1693840112&amp;sprefix=m3+spacer+%2Caps%2C97&amp;sr=8-32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3 Spacer 10mm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3 spacer 18mm</text:p>
          </table:table-cell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3 spacer 20mm</text:p>
          </table:table-cell>
          <table:table-cell table:style-name="ce1" office:value-type="string" calcext:value-type="string">
            <text:p>Found 12.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3 nylon washer</text:p>
          </table:table-cell>
          <table:table-cell table:style-name="ce1" office:value-type="string" calcext:value-type="string">
            <text:p>Found 18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2" office:value-type="string" calcext:value-type="string">
            <text:p>Wiring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cable Flat</text:p>
          </table:table-cell>
          <table:table-cell/>
          <table:table-cell table:style-name="ce11" office:value-type="currency" office:currency="EUR" office:value="5.82" calcext:value-type="currency">
            <text:p>€5.82</text:p>
          </table:table-cell>
          <table:table-cell table:style-name="ce15" office:value-type="string" calcext:value-type="string">
            <text:p><text:a xlink:href="https://www.amazon.de/-/en/dp/B07L5LD5XL/ref=twister_B08M4YYZV9?_encoding=UTF8&amp;th=1" xlink:type="simple">https://www.amazon.de/-/en/dp/B07L5LD5XL/ref=twister_B08M4YYZV9?_encoding=UTF8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ype C to A <text:s/>cable (provided with main boar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micro to A cable (provided with hdmi screen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A female to male extencion (for the camera)</text:p>
          </table:table-cell>
          <table:table-cell/>
          <table:table-cell table:style-name="ce11" office:value-type="currency" office:currency="EUR" office:value="4.99" calcext:value-type="currency">
            <text:p>€4.99</text:p>
          </table:table-cell>
          <table:table-cell table:style-name="ce15" office:value-type="string" calcext:value-type="string">
            <text:p><text:a xlink:href="https://www.amazon.de/-/en/RAVIAD-Extension-Keyboard-Printer-Scanner/dp/B0932RN85V/ref=sr_1_11?crid=C7UXZSNAU8TG&amp;keywords=USB+A+female+to+male+extencion&amp;qid=1693835563&amp;s=computers&amp;sprefix=usb+a+female+to+male+extencion%2Ccomputers%2C119&amp;sr=1-11" xlink:type="simple">https://www.amazon.de/-/en/RAVIAD-Extension-Keyboard-Printer-Scanner/dp/B0932RN85V/ref=sr_1_11?crid=C7UXZSNAU8TG&amp;keywords=USB+A+female+to+male+extencion&amp;qid=1693835563&amp;s=computers&amp;sprefix=usb+a+female+to+male+extencion%2Ccomputers%2C119&amp;sr=1-1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48v power Cable (self made)</text:p>
          </table:table-cell>
          <table:table-cell/>
          <table:table-cell table:style-name="ce11" office:value-type="currency" office:currency="EUR" office:value="0.09" calcext:value-type="currency">
            <text:p>€0.09</text:p>
          </table:table-cell>
          <table:table-cell table:style-name="ce15" office:value-type="string" calcext:value-type="string">
            <text:p><text:a xlink:href="https://www.ebay.de/itm/272664096557?hash=item3f7c0bef2d:g:F4AAAOSwoZVkcHkR&amp;amdata=enc%3AAQAIAAAA4PqI%2FvSXXI3GEzk%2BhMl9tM218uoqyQxuLKhsn9WarErEJNYWF82%2BlJXzeeEA5q7Gz8xZog%2FrPb1e%2BxV9uoEvpenPi7O227aLz1ACJw9d6PQmD69m4VG1WJa0Aqv%2BHWadg%2FI6tojxfseRq2IeRtAl5mSLwtK6NeyVEJ%2FCtaToMy8iRXdBOSq0KJLSzhukvjAnI3T0qxu78GfivdPhSoknyUKxE%2FP8zhk567mPksgwivSD5QWcJMZ33Sg9qEf%2BiuZl9BN09jXVtlnJr2%2FS4iO18M%2BSFdbLZ1ZepoC4xtNfAiVC%7Ctkp%3ABFBM2Kakysxi" xlink:type="simple">https://www.ebay.de/itm/272664096557?hash=item3f7c0bef2d:g:F4AAAOSwoZVkcHkR&amp;amdata=enc%3AAQAIAAAA4PqI%2FvSXXI3GEzk%2BhMl9tM218uoqyQxuLKhsn9WarErEJNYWF82%2BlJXzeeEA5q7Gz8xZog%2FrPb1e%2BxV9uoEvpenPi7O227aLz1ACJw9d6PQmD69m4VG1WJa0Aqv%2BHWadg%2FI6tojxfseRq2IeRtAl5mSLwtK6NeyVEJ%2FCtaToMy8iRXdBOSq0KJLSzhukvjAnI3T0qxu78GfivdPhSoknyUKxE%2FP8zhk567mPksgwivSD5QWcJMZ33Sg9qEf%2BiuZl9BN09jXVtlnJr2%2FS4iO18M%2BSFdbLZ1ZepoC4xtNfAiVC%7Ctkp%3ABFBM2Kakys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24v power Cable (self made)</text:p>
          </table:table-cell>
          <table:table-cell/>
          <table:table-cell table:style-name="ce11" office:value-type="currency" office:currency="EUR" office:value="0.14" calcext:value-type="currency">
            <text:p>€0.14</text:p>
          </table:table-cell>
          <table:table-cell table:style-name="ce15" office:value-type="string" calcext:value-type="string">
            <text:p><text:a xlink:href="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" xlink:type="simple">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DC 24v jumper power Cable (self made)</text:p>
          </table:table-cell>
          <table:table-cell/>
          <table:table-cell table:style-name="ce11" office:value-type="currency" office:currency="EUR" office:value="0.07" calcext:value-type="currency">
            <text:p>€0.07</text:p>
          </table:table-cell>
          <table:table-cell table:style-name="ce15" office:value-type="string" calcext:value-type="string">
            <text:p><text:a xlink:href="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" xlink:type="simple">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19V power cable (with 5.5mm x 2.1mm barrel jack conector - self made)</text:p>
          </table:table-cell>
          <table:table-cell/>
          <table:table-cell table:style-name="ce11" office:value-type="currency" office:currency="EUR" office:value="1.68" calcext:value-type="currency">
            <text:p>€1.68</text:p>
          </table:table-cell>
          <table:table-cell table:style-name="ce15" office:value-type="string" calcext:value-type="string">
            <text:p><text:a xlink:href="https://www.amazon.de/Agatige-Pairs-Barrel-Supply-Repair/dp/B0BB1DTDC4/ref=sr_1_22_sspa?crid=27YYTA26E8YJ2&amp;keywords=DC%2BBarrel%2BJack%2BPlug%2B-%2BMale&amp;qid=1693905922&amp;sprefix=dc%2Bbarrel%2Bjack%2Bplug%2B-%2Bmale%2Caps%2C98&amp;sr=8-22-spons&amp;sp_csd=d2lkZ2V0TmFtZT1zcF9idGY&amp;th=1" xlink:type="simple">https://www.amazon.de/Agatige-Pairs-Barrel-Supply-Repair/dp/B0BB1DTDC4/ref=sr_1_22_sspa?crid=27YYTA26E8YJ2&amp;keywords=DC%2BBarrel%2BJack%2BPlug%2B-%2BMale&amp;qid=1693905922&amp;sprefix=dc%2Bbarrel%2Bjack%2Bplug%2B-%2Bmale%2Caps%2C98&amp;sr=8-22-spons&amp;sp_csd=d2lkZ2V0TmFtZT1zcF9idGY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Led strip cable (self made)</text:p>
          </table:table-cell>
          <table:table-cell/>
          <table:table-cell table:style-name="ce11" office:value-type="currency" office:currency="EUR" office:value="0.7" calcext:value-type="currency">
            <text:p>€0.70</text:p>
          </table:table-cell>
          <table:table-cell table:style-name="ce15" office:value-type="string" calcext:value-type="string">
            <text:p><text:a xlink:href="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" xlink:type="simple">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power cable (self made)</text:p>
          </table:table-cell>
          <table:table-cell/>
          <table:table-cell table:style-name="ce11" office:value-type="currency" office:currency="EUR" office:value="0.11" calcext:value-type="currency">
            <text:p>€0.11</text:p>
          </table:table-cell>
          <table:table-cell table:style-name="ce15" office:value-type="string" calcext:value-type="string">
            <text:p><text:a xlink:href="https://www.ebay.de/itm/272663902835?hash=item3f7c08fa73:g:aJ8AAOSwt~5kcG3R&amp;amdata=enc%3AAQAIAAAA4FMIK1Z%2F%2Bq%2F%2Bxpf0BrNosj5UWHHlhZtsF1M96vmwwApZvgRCgSkveJ6wnpsTNhFnk2xVIHa4eTqQB%2BqZTRIZXEKgnx%2FGqjWEqjO%2FWIOhXz2OtkGPmwUak3h%2FO9xzJYWpsfNPNfaDPcjCFl05cWaO2tVwceglJfhfzdYsfcIPiDFj49B0l2joV08q4z%2BIp9BbQo8PFb9PJ6MgoW3YvbkAWraMKCoEydl%2Fki5Qaa8jaBhxG7DhD7vFWRqrbg1%2Bs9nUZ4f%2FNSLs6iJVyPx0QavFwqMPgjPqAanO3EmTQu0aL27Z%7Ctkp%3ABFBM5tWGysxi" xlink:type="simple">https://www.ebay.de/itm/272663902835?hash=item3f7c08fa73:g:aJ8AAOSwt~5kcG3R&amp;amdata=enc%3AAQAIAAAA4FMIK1Z%2F%2Bq%2F%2Bxpf0BrNosj5UWHHlhZtsF1M96vmwwApZvgRCgSkveJ6wnpsTNhFnk2xVIHa4eTqQB%2BqZTRIZXEKgnx%2FGqjWEqjO%2FWIOhXz2OtkGPmwUak3h%2FO9xzJYWpsfNPNfaDPcjCFl05cWaO2tVwceglJfhfzdYsfcIPiDFj49B0l2joV08q4z%2BIp9BbQo8PFb9PJ6MgoW3YvbkAWraMKCoEydl%2Fki5Qaa8jaBhxG7DhD7vFWRqrbg1%2Bs9nUZ4f%2FNSLs6iJVyPx0QavFwqMPgjPqAanO3EmTQu0aL27Z%7Ctkp%3ABFBM5tWGys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neutral jumper cable (self made)</text:p>
          </table:table-cell>
          <table:table-cell/>
          <table:table-cell table:style-name="ce11" office:value-type="currency" office:currency="EUR" office:value="0.11" calcext:value-type="currency">
            <text:p>€0.11</text:p>
          </table:table-cell>
          <table:table-cell table:style-name="ce15" office:value-type="string" calcext:value-type="string">
            <text:p><text:a xlink:href="https://www.ebay.de/itm/272663902835?hash=item3f7c08fa73:g:aJ8AAOSwt~5kcG3R&amp;amdata=enc%3AAQAIAAAA4FMIK1Z%2F%2Bq%2F%2Bxpf0BrNosj5UWHHlhZtsF1M96vmwwApZvgRCgSkveJ6wnpsTNhFnk2xVIHa4eTqQB%2BqZTRIZXEKgnx%2FGqjWEqjO%2FWIOhXz2OtkGPmwUak3h%2FO9xzJYWpsfNPNfaDPcjCFl05cWaO2tVwceglJfhfzdYsfcIPiDFj49B0l2joV08q4z%2BIp9BbQo8PFb9PJ6MgoW3YvbkAWraMKCoEydl%2Fki5Qaa8jaBhxG7DhD7vFWRqrbg1%2Bs9nUZ4f%2FNSLs6iJVyPx0QavFwqMPgjPqAanO3EmTQu0aL27Z%7Ctkp%3ABFBM5tWGysxi" xlink:type="simple">https://www.ebay.de/itm/272663902835?hash=item3f7c08fa73:g:aJ8AAOSwt~5kcG3R&amp;amdata=enc%3AAQAIAAAA4FMIK1Z%2F%2Bq%2F%2Bxpf0BrNosj5UWHHlhZtsF1M96vmwwApZvgRCgSkveJ6wnpsTNhFnk2xVIHa4eTqQB%2BqZTRIZXEKgnx%2FGqjWEqjO%2FWIOhXz2OtkGPmwUak3h%2FO9xzJYWpsfNPNfaDPcjCFl05cWaO2tVwceglJfhfzdYsfcIPiDFj49B0l2joV08q4z%2BIp9BbQo8PFb9PJ6MgoW3YvbkAWraMKCoEydl%2Fki5Qaa8jaBhxG7DhD7vFWRqrbg1%2Bs9nUZ4f%2FNSLs6iJVyPx0QavFwqMPgjPqAanO3EmTQu0aL27Z%7Ctkp%3ABFBM5tWGysxi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live jumper cable (self made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rth cable (self made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style-name="ce15" office:value-type="string" calcext:value-type="string">
            <text:p><text:a xlink:href="https://www.ebay.de/itm/404042780595?chn=ps&amp;var=673925915666&amp;_trkparms=ispr%3D1&amp;amdata=enc%3A1tI6-YcQmTTqsOpWi3yMlzw27&amp;norover=1&amp;mkevt=1&amp;mkrid=707-134425-41852-0&amp;mkcid=2&amp;mkscid=101&amp;itemid=673925915666_404042780595&amp;targetid=1716911581199&amp;device=c&amp;mktype=pla&amp;googleloc=9043528&amp;poi=&amp;campaignid=17943303986&amp;mkgroupid=140642150118&amp;rlsatarget=pla-1716911581199&amp;abcId=9301060&amp;merchantid=7364532&amp;gclid=CjwKCAjwo9unBhBTEiwAipC112tgQ-zDhLt32vUlUV4ElUhVqO_hY2Qzp7KR9PL7vtRfcsrXC7j6HxoCfVcQAvD_BwE" xlink:type="simple">https://www.ebay.de/itm/404042780595?chn=ps&amp;var=673925915666&amp;_trkparms=ispr%3D1&amp;amdata=enc%3A1tI6-YcQmTTqsOpWi3yMlzw27&amp;norover=1&amp;mkevt=1&amp;mkrid=707-134425-41852-0&amp;mkcid=2&amp;mkscid=101&amp;itemid=673925915666_404042780595&amp;targetid=1716911581199&amp;device=c&amp;mktype=pla&amp;googleloc=9043528&amp;poi=&amp;campaignid=17943303986&amp;mkgroupid=140642150118&amp;rlsatarget=pla-1716911581199&amp;abcId=9301060&amp;merchantid=7364532&amp;gclid=CjwKCAjwo9unBhBTEiwAipC112tgQ-zDhLt32vUlUV4ElUhVqO_hY2Qzp7KR9PL7vtRfcsrXC7j6HxoCfVcQAvD_BwE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esh wire sleeve</text:p>
          </table:table-cell>
          <table:table-cell/>
          <table:table-cell table:style-name="ce11" office:value-type="currency" office:currency="EUR" office:value="2.06" calcext:value-type="currency">
            <text:p>€2.06</text:p>
          </table:table-cell>
          <table:table-cell table:style-name="ce15" office:value-type="string" calcext:value-type="string">
            <text:p><text:a xlink:href="https://www.amazon.de/Gewebeschlauch-Geflechtschlauch-Isolierschlauch-Kabelschutz-Kabelschlauch/dp/B07JQXLXZD/ref=asc_df_B07JQQLXXF/?tag=&amp;linkCode=df0&amp;hvadid=308574237278&amp;hvpos=&amp;hvnetw=g&amp;hvrand=10973016425499739685&amp;hvpone=&amp;hvptwo=&amp;hvqmt=&amp;hvdev=c&amp;hvdvcmdl=&amp;hvlocint=&amp;hvlocphy=9043534&amp;hvtargid=pla-758496264421&amp;th=1&amp;ref=&amp;adgrpid=60893891745" xlink:type="simple">https://www.amazon.de/Gewebeschlauch-Geflechtschlauch-Isolierschlauch-Kabelschutz-Kabelschlauch/dp/B07JQXLXZD/ref=asc_df_B07JQQLXXF/?tag=&amp;linkCode=df0&amp;hvadid=308574237278&amp;hvpos=&amp;hvnetw=g&amp;hvrand=10973016425499739685&amp;hvpone=&amp;hvptwo=&amp;hvqmt=&amp;hvdev=c&amp;hvdvcmdl=&amp;hvlocint=&amp;hvlocphy=9043534&amp;hvtargid=pla-758496264421&amp;th=1&amp;ref=&amp;adgrpid=60893891745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re bracket small</text:p>
          </table:table-cell>
          <table:table-cell/>
          <table:table-cell table:style-name="ce11" office:value-type="currency" office:currency="EUR" office:value="0.16" calcext:value-type="currency">
            <text:p>€0.16</text:p>
          </table:table-cell>
          <table:table-cell table:style-name="ce15" office:value-type="string" calcext:value-type="string">
            <text:p><text:a xlink:href="https://www.amazon.de/-/en/Adhesive-Cable-Electric-Management-Office/dp/B07MF25DLY/ref=sr_1_27?crid=2OBEY8OPB07ZL&amp;keywords=wire%2Bclips&amp;qid=1686920049&amp;sprefix=wire%2Bclips%2Caps%2C106&amp;sr=8-27&amp;th=1" xlink:type="simple">https://www.amazon.de/-/en/Adhesive-Cable-Electric-Management-Office/dp/B07MF25DLY/ref=sr_1_27?crid=2OBEY8OPB07ZL&amp;keywords=wire%2Bclips&amp;qid=1686920049&amp;sprefix=wire%2Bclips%2Caps%2C106&amp;sr=8-27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Zip ties pack</text:p>
          </table:table-cell>
          <table:table-cell/>
          <table:table-cell table:style-name="ce11" office:value-type="currency" office:currency="EUR" office:value="0.62" calcext:value-type="currency">
            <text:p>€0.62</text:p>
          </table:table-cell>
          <table:table-cell table:style-name="ce15" office:value-type="string" calcext:value-type="string">
            <text:p><text:a xlink:href="https://www.amazon.de/-/en/Smartfox-Cable-Various-Lengths-Quantity/dp/B07MZRKL8V/ref=sr_1_30?crid=109LMX24OKYJP&amp;dd=hg27n4RLwUZZtLVar0375g%2C%2C&amp;keywords=zip%2Bties&amp;qid=1693841169&amp;refinements=p_90%3A6712314031&amp;rnid=6712312031&amp;sprefix=zip%2Bties%2Caps%2C81&amp;sr=8-30&amp;th=1" xlink:type="simple">https://www.amazon.de/-/en/Smartfox-Cable-Various-Lengths-Quantity/dp/B07MZRKL8V/ref=sr_1_30?crid=109LMX24OKYJP&amp;dd=hg27n4RLwUZZtLVar0375g%2C%2C&amp;keywords=zip%2Bties&amp;qid=1693841169&amp;refinements=p_90%3A6712314031&amp;rnid=6712312031&amp;sprefix=zip%2Bties%2Caps%2C81&amp;sr=8-30&amp;th=1</text:a></text:p>
          </table:table-cell>
          <table:table-cell table:number-columns-repeated="10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eat shrinking tube kit</text:p>
          </table:table-cell>
          <table:table-cell/>
          <table:table-cell table:style-name="ce11" office:value-type="currency" office:currency="EUR" office:value="0.67" calcext:value-type="currency">
            <text:p>€0.67</text:p>
          </table:table-cell>
          <table:table-cell table:style-name="ce15" office:value-type="string" calcext:value-type="string">
            <text:p><text:a xlink:href="https://www.amazon.de/-/en/dp/B08LB2Q1FG/ref=twister_B093TDNKPF?_encoding=UTF8&amp;th=1" xlink:type="simple">https://www.amazon.de/-/en/dp/B08LB2Q1FG/ref=twister_B093TDNKPF?_encoding=UTF8&amp;th=1</text:a></text:p>
          </table:table-cell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Velcro Cable Tie</text:p>
          </table:table-cell>
          <table:table-cell table:style-name="ce6"/>
          <table:table-cell table:style-name="ce13" office:value-type="currency" office:currency="EUR" office:value="0.27" calcext:value-type="currency">
            <text:p>€0.27</text:p>
          </table:table-cell>
          <table:table-cell table:style-name="ce16" office:value-type="string" calcext:value-type="string">
            <text:p><text:a xlink:href="https://www.amazon.de/-/en/Velcro-Pieces-Resealable-Fastener-Office/dp/B094Q7427G/ref=sr_1_6?crid=1SY1JLG82YB9M&amp;keywords=cable+tie+velcro&amp;qid=1693835937&amp;s=computers&amp;sprefix=cable+tie+velcro%2Ccomputers%2C370&amp;sr=1-6" xlink:type="simple">https://www.amazon.de/-/en/Velcro-Pieces-Resealable-Fastener-Office/dp/B094Q7427G/ref=sr_1_6?crid=1SY1JLG82YB9M&amp;keywords=cable+tie+velcro&amp;qid=1693835937&amp;s=computers&amp;sprefix=cable+tie+velcro%2Ccomputers%2C370&amp;sr=1-6</text:a></text:p>
          </table:table-cell>
          <table:table-cell table:style-name="ce6" table:number-columns-repeated="11"/>
          <table:table-cell table:number-columns-repeated="1008"/>
        </table:table-row>
        <table:table-row table:style-name="ro1">
          <table:table-cell table:style-name="ce4"/>
          <table:table-cell table:style-name="ce2" office:value-type="string" calcext:value-type="string">
            <text:p>Labor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8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NC milling</text:p>
          </table:table-cell>
          <table:table-cell table:style-name="ce1" office:value-type="string" calcext:value-type="string">
            <text:p>1h for 3mm parts + 3h for 8mm parts + 2.5h + 1.5h 12mm parts = 4H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printing</text:p>
          </table:table-cell>
          <table:table-cell table:style-name="ce1" office:value-type="string" calcext:value-type="string">
            <text:p>0.5H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ber laser cutting</text:p>
          </table:table-cell>
          <table:table-cell table:style-name="ce1" office:value-type="string" calcext:value-type="string">
            <text:p>1H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2 laser cutting</text:p>
          </table:table-cell>
          <table:table-cell table:style-name="ce1" office:value-type="string" calcext:value-type="string">
            <text:p>0.5 H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re preparation</text:p>
          </table:table-cell>
          <table:table-cell table:style-name="ce1" office:value-type="string" calcext:value-type="string">
            <text:p>2H</text:p>
          </table:table-cell>
          <table:table-cell table:style-name="ce11"/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s post-processing</text:p>
          </table:table-cell>
          <table:table-cell table:style-name="ce1" office:value-type="string" calcext:value-type="string">
            <text:p>2H</text:p>
          </table:table-cell>
          <table:table-cell table:style-name="ce11"/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Material cost</text:p>
          </table:table-cell>
          <table:table-cell table:style-name="ce11" table:formula="of:=SUM([.D8:.D187])" office:value-type="currency" office:currency="EUR" office:value="1272.1" calcext:value-type="currency">
            <text:p>€1,272.10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Material cost - no vat</text:p>
          </table:table-cell>
          <table:table-cell table:style-name="ce11" table:formula="of:=[.D188]/1.19" office:value-type="currency" office:currency="EUR" office:value="1068.991597" calcext:value-type="currency">
            <text:p>€1,068.99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Labor</text:p>
          </table:table-cell>
          <table:table-cell table:style-name="ce11" office:value-type="string" calcext:value-type="string">
            <text:p>16H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 office:value-type="string" calcext:value-type="string">
            <text:p>Assembly</text:p>
          </table:table-cell>
          <table:table-cell table:style-name="ce11" office:value-type="string" calcext:value-type="string">
            <text:p>2 days</text:p>
          </table:table-cell>
          <table:table-cell table:number-columns-repeated="1020"/>
        </table:table-row>
        <table:table-row table:style-name="ro1" table:number-rows-repeated="656">
          <table:table-cell table:number-columns-repeated="3"/>
          <table:table-cell table:style-name="ce11"/>
          <table:table-cell table:number-columns-repeated="1020"/>
        </table:table-row>
        <table:table-row table:style-name="ro2" table:number-rows-repeated="10477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rder for Jupiter" table:style-name="ta4">
        <table:table-column table:style-name="co1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number-columns-repeated="1020" table:default-cell-style-name="Default"/>
        <table:table-row table:style-name="ro1">
          <table:table-cell table:style-name="ce18"/>
          <table:table-cell table:style-name="ce21" office:value-type="string" calcext:value-type="string" table:number-columns-spanned="2" table:number-rows-spanned="1">
            <text:p>Marked in green is only for 1 3D printer kit</text:p>
          </table:table-cell>
          <table:covered-table-cell/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number-columns-repeated="2"/>
          <table:table-cell table:style-name="ce1" office:value-type="string" calcext:value-type="string">
            <text:p>OLSK Small 3D printer v2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Parts</text:p>
          </table:table-cell>
          <table:table-cell table:number-columns-repeated="2"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ocumentation comments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Hardware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etscrew din914 m3 6mm</text:p>
          </table:table-cell>
          <table:table-cell table:style-name="ce1" office:value-type="string" calcext:value-type="string">
            <text:p>Are they not included in the pulleys and Heat Block?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2 6mm</text:p>
          </table:table-cell>
          <table:table-cell/>
          <table:table-cell table:style-name="ce11" office:value-type="currency" office:currency="EUR" office:value="0.15" calcext:value-type="currency">
            <text:p>€0.15</text:p>
          </table:table-cell>
          <table:table-cell table:style-name="ce15" office:value-type="string" calcext:value-type="string">
            <text:p><text:a xlink:href="https://www.ebay.de/itm/261298209327?epid=1759371740&amp;hash=item3cd696422f:g:wpgAAOSwBahVUfgz&amp;amdata=enc%3AAQAIAAAA4P%2BMEF1lmcLw0OJEctRwV0rYwf8pFbVBtXyuux8sc%2BS9mgJsUTjfk4ZTjZgPUIW%2FM%2Bcs2GlFxsIYpV%2Fo%2BW6Izqe0vpe%2FV1Qi8sRmE3VgoAU2d%2B2p87ZpCsd23YC%2BxaXqQLHZvLA28nkxjIH5VAqbGrEwJOLR5%2FDjR6B9RiWoZ029WET3Ho2ej0LDxkeKD8Wg5So9CXdkduc1N7ZipRlQTiyc86Fc8bVEeuV2Fh2c58esFj7SFSWpBNhsagBGe6TepMnqTNO0bkTIt%2Fv9NbhO0%2FcdrHfqb6LRWYhutYeJOJ8h%7Ctkp%3ABFBMqLqXiMxi" xlink:type="simple">https://www.ebay.de/itm/261298209327?epid=1759371740&amp;hash=item3cd696422f:g:wpgAAOSwBahVUfgz&amp;amdata=enc%3AAQAIAAAA4P%2BMEF1lmcLw0OJEctRwV0rYwf8pFbVBtXyuux8sc%2BS9mgJsUTjfk4ZTjZgPUIW%2FM%2Bcs2GlFxsIYpV%2Fo%2BW6Izqe0vpe%2FV1Qi8sRmE3VgoAU2d%2B2p87ZpCsd23YC%2BxaXqQLHZvLA28nkxjIH5VAqbGrEwJOLR5%2FDjR6B9RiWoZ029WET3Ho2ej0LDxkeKD8Wg5So9CXdkduc1N7ZipRlQTiyc86Fc8bVEeuV2Fh2c58esFj7SFSWpBNhsagBGe6TepMnqTNO0bkTIt%2Fv9NbhO0%2FcdrHfqb6LRWYhutYeJOJ8h%7Ctkp%3ABFBMqLqXiM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din912 m3 8mm</text:p>
          </table:table-cell>
          <table:table-cell/>
          <table:table-cell table:style-name="ce11" office:value-type="currency" office:currency="EUR" office:value="1.01" calcext:value-type="currency">
            <text:p>€1.01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Bolt din912 m3 10mm</text:p>
          </table:table-cell>
          <table:table-cell table:style-name="ce1" office:value-type="string" calcext:value-type="string">
            <text:p>12 units. There is a double screw in the CAD</text:p>
          </table:table-cell>
          <table:table-cell table:style-name="ce11" office:value-type="currency" office:currency="EUR" office:value="1.08" calcext:value-type="currency">
            <text:p>€1.08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3 12mm</text:p>
          </table:table-cell>
          <table:table-cell/>
          <table:table-cell table:style-name="ce11" office:value-type="currency" office:currency="EUR" office:value="0.2" calcext:value-type="currency">
            <text:p>€0.20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3 16mm</text:p>
          </table:table-cell>
          <table:table-cell/>
          <table:table-cell table:style-name="ce11" office:value-type="currency" office:currency="EUR" office:value="0.26" calcext:value-type="currency">
            <text:p>€0.26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3 35mm</text:p>
          </table:table-cell>
          <table:table-cell/>
          <table:table-cell table:style-name="ce11" office:value-type="currency" office:currency="EUR" office:value="1.12" calcext:value-type="currency">
            <text:p>€1.12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4 6mm</text:p>
          </table:table-cell>
          <table:table-cell/>
          <table:table-cell table:style-name="ce11" office:value-type="currency" office:currency="EUR" office:value="0.2" calcext:value-type="currency">
            <text:p>€0.20</text:p>
          </table:table-cell>
          <table:table-cell table:style-name="ce15" office:value-type="string" calcext:value-type="string">
            <text:p><text:a xlink:href="https://www.ebay.de/itm/371594498617?hash=item5684c21239:g:n-cAAOSw72xg5XPX&amp;amdata=enc%3AAQAIAAAA4Dj%2FF4tAu70yMY90pH213QEuB5rdRyXN5lBYIW6hymgExxls72v4x5uC3t6PxFMIoC%2Fq1z488CB2brQttjYDKXNe5z65pIigr6SGNyOjRcBWt5iUYJZeyJ4BzdVsXXkUV6O%2BbsU3z54km3IF90JdyElHoBIYB1H9i1vCemaFg5215x4WW55owhCmu0qBakItY5SDmA658ahxidzzYMdShHFRh39VhYoUYDUrsUynwODGDGPwhe%2BsskuzSlhP6P9SmSKieUqieavODkUvOptED5H320osrdLaIHi669xyxdKx%7Ctkp%3ABFBMrqzoiMxi" xlink:type="simple">https://www.ebay.de/itm/371594498617?hash=item5684c21239:g:n-cAAOSw72xg5XPX&amp;amdata=enc%3AAQAIAAAA4Dj%2FF4tAu70yMY90pH213QEuB5rdRyXN5lBYIW6hymgExxls72v4x5uC3t6PxFMIoC%2Fq1z488CB2brQttjYDKXNe5z65pIigr6SGNyOjRcBWt5iUYJZeyJ4BzdVsXXkUV6O%2BbsU3z54km3IF90JdyElHoBIYB1H9i1vCemaFg5215x4WW55owhCmu0qBakItY5SDmA658ahxidzzYMdShHFRh39VhYoUYDUrsUynwODGDGPwhe%2BsskuzSlhP6P9SmSKieUqieavODkUvOptED5H320osrdLaIHi669xyxdKx%7Ctkp%3ABFBMrqzoiM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lt din912 m4 8mm</text:p>
          </table:table-cell>
          <table:table-cell table:style-name="ce1" office:value-type="string" calcext:value-type="string">
            <text:p>There is no Bolt din912 M4-8 in the cad. Component is empty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din912 m4 16mm</text:p>
          </table:table-cell>
          <table:table-cell table:style-name="ce1" office:value-type="string" calcext:value-type="string">
            <text:p>Found 8 in the CAD</text:p>
          </table:table-cell>
          <table:table-cell table:style-name="ce11" office:value-type="currency" office:currency="EUR" office:value="0.7" calcext:value-type="currency">
            <text:p>€0.70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4 25mm</text:p>
          </table:table-cell>
          <table:table-cell table:style-name="ce1" office:value-type="string" calcext:value-type="string">
            <text:p>Found 2 in the CAD</text:p>
          </table:table-cell>
          <table:table-cell table:style-name="ce11" office:value-type="currency" office:currency="EUR" office:value="1.8" calcext:value-type="currency">
            <text:p>€1.80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4 40mm</text:p>
          </table:table-cell>
          <table:table-cell/>
          <table:table-cell table:style-name="ce11" office:value-type="currency" office:currency="EUR" office:value="0.36" calcext:value-type="currency">
            <text:p>€0.36</text:p>
          </table:table-cell>
          <table:table-cell table:style-name="ce15" office:value-type="string" calcext:value-type="string">
            <text:p><text:a xlink:href="https://www.ebay.de/itm/371594498617?hash=item5684c21239:g:n-cAAOSw72xg5XPX&amp;amdata=enc%3AAQAIAAAA4Dj%2FF4tAu70yMY90pH213QEuB5rdRyXN5lBYIW6hymgExxls72v4x5uC3t6PxFMIoC%2Fq1z488CB2brQttjYDKXNe5z65pIigr6SGNyOjRcBWt5iUYJZeyJ4BzdVsXXkUV6O%2BbsU3z54km3IF90JdyElHoBIYB1H9i1vCemaFg5215x4WW55owhCmu0qBakItY5SDmA658ahxidzzYMdShHFRh39VhYoUYDUrsUynwODGDGPwhe%2BsskuzSlhP6P9SmSKieUqieavODkUvOptED5H320osrdLaIHi669xyxdKx%7Ctkp%3ABFBMrqzoiMxi" xlink:type="simple">https://www.ebay.de/itm/371594498617?hash=item5684c21239:g:n-cAAOSw72xg5XPX&amp;amdata=enc%3AAQAIAAAA4Dj%2FF4tAu70yMY90pH213QEuB5rdRyXN5lBYIW6hymgExxls72v4x5uC3t6PxFMIoC%2Fq1z488CB2brQttjYDKXNe5z65pIigr6SGNyOjRcBWt5iUYJZeyJ4BzdVsXXkUV6O%2BbsU3z54km3IF90JdyElHoBIYB1H9i1vCemaFg5215x4WW55owhCmu0qBakItY5SDmA658ahxidzzYMdShHFRh39VhYoUYDUrsUynwODGDGPwhe%2BsskuzSlhP6P9SmSKieUqieavODkUvOptED5H320osrdLaIHi669xyxdKx%7Ctkp%3ABFBMrqzoiM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912 m5 8mm</text:p>
          </table:table-cell>
          <table:table-cell/>
          <table:table-cell table:style-name="ce11" office:value-type="currency" office:currency="EUR" office:value="0.17" calcext:value-type="currency">
            <text:p>€0.17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din912 m5 16mm</text:p>
          </table:table-cell>
          <table:table-cell/>
          <table:table-cell table:style-name="ce11" office:value-type="currency" office:currency="EUR" office:value="0.35" calcext:value-type="currency">
            <text:p>€0.35</text:p>
          </table:table-cell>
          <table:table-cell table:style-name="ce15" office:value-type="string" calcext:value-type="string">
            <text:p><text:a xlink:href="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" xlink:type="simple">https://www.ebay.de/itm/155408514898?hash=item242f11bf52:g:oRsAAOSw7qVj6409&amp;amdata=enc%3AAQAIAAAAwBP%2BzjTyZ1cd369IfdeQ%2F5ZmygrD0JWPFxsmeMVEYobAhAWmuoylqgNUEWaJT%2FFlxjpDo4ytwoYIWQGN4mJav7hJn%2BJLbFD6N4DodxT96YsvArvLJYUvg74n%2BMRwyvffKlj86QLw7dNu6KEqz6q93op%2BNGbwK5avBY%2BbKGugGxLy4bPDjaFpkN1gQBb7ERkOlwylP9GDb8QP%2F1iT%2FcwvI0qCa3o9VJlz7%2BcIubWnnadW82SMU4VlvEz6kR3L9a8s8w%3D%3D%7Ctkp%3ABlBMUIywo4j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Bolt din912 m6 12mm</text:p>
          </table:table-cell>
          <table:table-cell/>
          <table:table-cell table:style-name="ce11" office:value-type="currency" office:currency="EUR" office:value="2.24" calcext:value-type="currency">
            <text:p>€2.24</text:p>
          </table:table-cell>
          <table:table-cell table:style-name="ce15" office:value-type="string" calcext:value-type="string">
            <text:p><text:a xlink:href="https://www.ebay.de/itm/162030947234?hash=item25b9cc0ba2:g:Gy0AAOSwlDVg5XPy&amp;amdata=enc%3AAQAIAAAA4KqkB6NKw4fwIOdqiv9bubuG00pk8tk1RhcYFHvP89nXvMGqsnHOf43EIebu5K6i2%2B4Jg2K7SY8Ns1OJXtSOuFcuOFJWMv6F5%2BFTJHBRKknnGrlipyStv64zhwqyKBRtsefsbh0EUYG41RvE7udhbQzfzfNUXYUQF6VKs1JHE1KAqCBcUDJOWmUtGo%2FNnosOvmI5%2FazqUM77LOWaH9EKTdXQn%2BDjtjTKlu0Y5MKlJUgYJGpuN%2B6KIwxuonXv%2F4KEV2JXlVAklc%2FQiqA3L7Fff%2BSlMOvFL6OT4qGtthi5wqLe%7Ctkp%3ABFBMqN34iMxi" xlink:type="simple">https://www.ebay.de/itm/162030947234?hash=item25b9cc0ba2:g:Gy0AAOSwlDVg5XPy&amp;amdata=enc%3AAQAIAAAA4KqkB6NKw4fwIOdqiv9bubuG00pk8tk1RhcYFHvP89nXvMGqsnHOf43EIebu5K6i2%2B4Jg2K7SY8Ns1OJXtSOuFcuOFJWMv6F5%2BFTJHBRKknnGrlipyStv64zhwqyKBRtsefsbh0EUYG41RvE7udhbQzfzfNUXYUQF6VKs1JHE1KAqCBcUDJOWmUtGo%2FNnosOvmI5%2FazqUM77LOWaH9EKTdXQn%2BDjtjTKlu0Y5MKlJUgYJGpuN%2B6KIwxuonXv%2F4KEV2JXlVAklc%2FQiqA3L7Fff%2BSlMOvFL6OT4qGtthi5wqLe%7Ctkp%3ABFBMqN34iM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Bolt iso7380 m3 6mm</text:p>
          </table:table-cell>
          <table:table-cell table:style-name="ce1" office:value-type="string" calcext:value-type="string">
            <text:p>Counted 63 in the machine.</text:p>
          </table:table-cell>
          <table:table-cell table:style-name="ce11" office:value-type="currency" office:currency="EUR" office:value="6.8" calcext:value-type="currency">
            <text:p>€6.8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iso7380 m3 8mm</text:p>
          </table:table-cell>
          <table:table-cell/>
          <table:table-cell table:style-name="ce11" office:value-type="currency" office:currency="EUR" office:value="0.22" calcext:value-type="currency">
            <text:p>€0.22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iso7380 m3 10mm</text:p>
          </table:table-cell>
          <table:table-cell table:style-name="ce1" office:value-type="string" calcext:value-type="string">
            <text:p>Used for wire holders which were not needed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3 12mm</text:p>
          </table:table-cell>
          <table:table-cell/>
          <table:table-cell table:style-name="ce11" office:value-type="currency" office:currency="EUR" office:value="0.44" calcext:value-type="currency">
            <text:p>€0.44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olt iso7380 m3 14mm</text:p>
          </table:table-cell>
          <table:table-cell table:style-name="ce1" office:value-type="string" calcext:value-type="string">
            <text:p>Found only 3</text:p>
          </table:table-cell>
          <table:table-cell table:style-name="ce11" office:value-type="currency" office:currency="EUR" office:value="0.37" calcext:value-type="currency">
            <text:p>€0.37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3 16mm</text:p>
          </table:table-cell>
          <table:table-cell/>
          <table:table-cell table:style-name="ce11" office:value-type="currency" office:currency="EUR" office:value="0.5" calcext:value-type="currency">
            <text:p>€0.5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olt iso7380 m3 20mm</text:p>
          </table:table-cell>
          <table:table-cell table:style-name="ce1" office:value-type="string" calcext:value-type="string">
            <text:p>Found 12. CAD is missing the ones from Extruder Motor Wire Holder</text:p>
          </table:table-cell>
          <table:table-cell table:style-name="ce11" office:value-type="currency" office:currency="EUR" office:value="1.38" calcext:value-type="currency">
            <text:p>€1.38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Bolt iso7380 m3 25mm</text:p>
          </table:table-cell>
          <table:table-cell/>
          <table:table-cell table:style-name="ce11" office:value-type="currency" office:currency="EUR" office:value="2" calcext:value-type="currency">
            <text:p>€2.0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iso7380 m3 30mm</text:p>
          </table:table-cell>
          <table:table-cell table:style-name="ce1" office:value-type="string" calcext:value-type="string">
            <text:p>Found only 8</text:p>
          </table:table-cell>
          <table:table-cell table:style-name="ce11" office:value-type="currency" office:currency="EUR" office:value="1.16" calcext:value-type="currency">
            <text:p>€1.16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6mm</text:p>
          </table:table-cell>
          <table:table-cell/>
          <table:table-cell table:style-name="ce11" office:value-type="currency" office:currency="EUR" office:value="0.4" calcext:value-type="currency">
            <text:p>€0.4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8mm</text:p>
          </table:table-cell>
          <table:table-cell/>
          <table:table-cell table:style-name="ce11" office:value-type="currency" office:currency="EUR" office:value="0.4" calcext:value-type="currency">
            <text:p>€0.4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4 10mm</text:p>
          </table:table-cell>
          <table:table-cell/>
          <table:table-cell table:style-name="ce11" office:value-type="currency" office:currency="EUR" office:value="0.43" calcext:value-type="currency">
            <text:p>€0.43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5 10mm</text:p>
          </table:table-cell>
          <table:table-cell table:style-name="ce1" office:value-type="string" calcext:value-type="string">
            <text:p>In the machine, these are M6-12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olt iso7380 m5 12mm</text:p>
          </table:table-cell>
          <table:table-cell/>
          <table:table-cell table:style-name="ce11" office:value-type="currency" office:currency="EUR" office:value="0.96" calcext:value-type="currency">
            <text:p>€0.96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olt iso7380 m5 16mm</text:p>
          </table:table-cell>
          <table:table-cell/>
          <table:table-cell table:style-name="ce11" office:value-type="currency" office:currency="EUR" office:value="0.42" calcext:value-type="currency">
            <text:p>€0.42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Bolt iso7380 m6 12mm</text:p>
          </table:table-cell>
          <table:table-cell table:style-name="ce1" office:value-type="string" calcext:value-type="string">
            <text:p>Found 22</text:p>
          </table:table-cell>
          <table:table-cell table:style-name="ce11" office:value-type="currency" office:currency="EUR" office:value="2.5" calcext:value-type="currency">
            <text:p>€2.50</text:p>
          </table:table-cell>
          <table:table-cell table:style-name="ce15" office:value-type="string" calcext:value-type="string">
            <text:p><text:a xlink:href="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" xlink:type="simple">https://www.ebay.de/itm/165427883523?hash=item2684452e03:g:Y80AAOSw1PZfQQGy&amp;amdata=enc%3AAQAIAAAAwNAF3ugUTDq7N1Eu%2BxexSdelFh7hBlCOJ69x%2FpzbQl96hmPIYsR6hQx4oYPhB6ZQEQiiQLVcjnsWt%2ByoRYAzx9WUe8N2SnkhhPu2b26TgDe8FRA3GgJTf3uUGz2WaECOyMowqGmC2ONcXswJjcsQwzgB8kkd3XHNs%2FbxSEOJ1q4dGTzUdTtFQeubVOsYqs%2F4Q38%2FeZbs%2F%2BJCx7jPLIqgza7HLxHRelzIXxTVRB7fFEn6mlqT1YkfuDizPx8Bsw3vzw%3D%3D%7Ctkp%3ABk9SR4bRgon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olt din7991 m3 6mm</text:p>
          </table:table-cell>
          <table:table-cell/>
          <table:table-cell table:style-name="ce11" office:value-type="currency" office:currency="EUR" office:value="0.36" calcext:value-type="currency">
            <text:p>€0.36</text:p>
          </table:table-cell>
          <table:table-cell table:style-name="ce15" office:value-type="string" calcext:value-type="string">
            <text:p><text:a xlink:href="https://www.ebay.de/itm/261195776071?hash=item3cd07b4047:g:ej8AAOSwI7tZ1yax&amp;amdata=enc%3AAQAIAAAA4EXjqmsSNWfds8OMe3PxYbtM%2BGPxCu5tTgYwNNFdoelLvCUYV3Y5sxsOV4dTlJlqLfMPWXE0XYVoKj4ldG9eQ5akoP4y4iNbZgiQC0yNnVj0Y26j4OYlpPD6vFPwrlC2mEaPaW6Yl6bNC474OGR1x2QaqrIH5eXDAlem16HXLIsUlkm2VHXzX5cnzrQ61YY2acAqK%2BSlZpxUPUNEwtsnQuSViqW9n0Jn0eys96A8WMr4exQqpk0QPTxSneUZj1GG1c8mRpU0QvMAz6Jo7uJwlNYkH%2F64y5u0HP2NHWICTO%2Fy%7Ctkp%3ABFBMtrHzicxi" xlink:type="simple">https://www.ebay.de/itm/261195776071?hash=item3cd07b4047:g:ej8AAOSwI7tZ1yax&amp;amdata=enc%3AAQAIAAAA4EXjqmsSNWfds8OMe3PxYbtM%2BGPxCu5tTgYwNNFdoelLvCUYV3Y5sxsOV4dTlJlqLfMPWXE0XYVoKj4ldG9eQ5akoP4y4iNbZgiQC0yNnVj0Y26j4OYlpPD6vFPwrlC2mEaPaW6Yl6bNC474OGR1x2QaqrIH5eXDAlem16HXLIsUlkm2VHXzX5cnzrQ61YY2acAqK%2BSlZpxUPUNEwtsnQuSViqW9n0Jn0eys96A8WMr4exQqpk0QPTxSneUZj1GG1c8mRpU0QvMAz6Jo7uJwlNYkH%2F64y5u0HP2NHWICTO%2Fy%7Ctkp%3ABFBMtrHzic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lt din7991 m3 12mm</text:p>
          </table:table-cell>
          <table:table-cell table:style-name="ce1" office:value-type="string" calcext:value-type="string">
            <text:p>Not needed. Magnet was press fit.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Bolt nylon M3 6mm</text:p>
          </table:table-cell>
          <table:table-cell table:style-name="ce1" office:value-type="string" calcext:value-type="string">
            <text:p>Button Head were used instead from the top of Floor Frame.</text:p>
          </table:table-cell>
          <table:table-cell table:style-name="ce11" office:value-type="currency" office:currency="EUR" office:value="0.9" calcext:value-type="currency">
            <text:p>€0.90</text:p>
          </table:table-cell>
          <table:table-cell table:style-name="ce15" office:value-type="string" calcext:value-type="string">
            <text:p><text:a xlink:href="https://www.ebay.de/itm/261298209327?epid=1759371740&amp;hash=item3cd696422f:g:wpgAAOSwBahVUfgz&amp;amdata=enc%3AAQAIAAAA4P%2BMEF1lmcLw0OJEctRwV0rYwf8pFbVBtXyuux8sc%2BS9mgJsUTjfk4ZTjZgPUIW%2FM%2Bcs2GlFxsIYpV%2Fo%2BW6Izqe0vpe%2FV1Qi8sRmE3VgoAU2d%2B2p87ZpCsd23YC%2BxaXqQLHZvLA28nkxjIH5VAqbGrEwJOLR5%2FDjR6B9RiWoZ029WET3Ho2ej0LDxkeKD8Wg5So9CXdkduc1N7ZipRlQTiyc86Fc8bVEeuV2Fh2c58esFj7SFSWpBNhsagBGe6TepMnqTNO0bkTIt%2Fv9NbhO0%2FcdrHfqb6LRWYhutYeJOJ8h%7Ctkp%3ABFBMqLqXiMxi" xlink:type="simple">https://www.ebay.de/itm/261298209327?epid=1759371740&amp;hash=item3cd696422f:g:wpgAAOSwBahVUfgz&amp;amdata=enc%3AAQAIAAAA4P%2BMEF1lmcLw0OJEctRwV0rYwf8pFbVBtXyuux8sc%2BS9mgJsUTjfk4ZTjZgPUIW%2FM%2Bcs2GlFxsIYpV%2Fo%2BW6Izqe0vpe%2FV1Qi8sRmE3VgoAU2d%2B2p87ZpCsd23YC%2BxaXqQLHZvLA28nkxjIH5VAqbGrEwJOLR5%2FDjR6B9RiWoZ029WET3Ho2ej0LDxkeKD8Wg5So9CXdkduc1N7ZipRlQTiyc86Fc8bVEeuV2Fh2c58esFj7SFSWpBNhsagBGe6TepMnqTNO0bkTIt%2Fv9NbhO0%2FcdrHfqb6LRWYhutYeJOJ8h%7Ctkp%3ABFBMqLqXiM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t din985 m3</text:p>
          </table:table-cell>
          <table:table-cell table:style-name="ce1" office:value-type="string" calcext:value-type="string">
            <text:p>Found 12</text:p>
          </table:table-cell>
          <table:table-cell table:style-name="ce11" office:value-type="currency" office:currency="EUR" office:value="0.52" calcext:value-type="currency">
            <text:p>€0.52</text:p>
          </table:table-cell>
          <table:table-cell table:style-name="ce15" office:value-type="string" calcext:value-type="string">
            <text:p><text:a xlink:href="https://www.ebay.de/itm/265765778764?hash=item3de0dff54c:g:e4kAAOSw6lRi3vJC&amp;amdata=enc%3AAQAIAAAA4GINh19SIZ%2BdnSIRVg2gseBhnvnre3sKaIlULSn2rLpf7Jef6%2BRJcR0r4l1dwxkZyIGsjFJylTvy8K9WbdVHIeDxnz7RplIK5s%2BSXZwjiYrzSYwwGcu7pDXUoE%2Br28BxgzoSVgv1k9q%2Bkt6vGev57SQf8lAiuJFbCqzHiFnmN1xsQTSe3OyoyP2hJKib%2B12ORX62zEXlSZciPG85MC9yN%2BDQgcWsXK%2Fp5ywh1F69RYj%2Be2hje4VvAryAj5TyKpVCxSfW3DwKuuk5vajOWSeGlt8U40%2BM94YKFSvmpvGhvqzu%7Ctkp%3ABFBMzLKxisxi" xlink:type="simple">https://www.ebay.de/itm/265765778764?hash=item3de0dff54c:g:e4kAAOSw6lRi3vJC&amp;amdata=enc%3AAQAIAAAA4GINh19SIZ%2BdnSIRVg2gseBhnvnre3sKaIlULSn2rLpf7Jef6%2BRJcR0r4l1dwxkZyIGsjFJylTvy8K9WbdVHIeDxnz7RplIK5s%2BSXZwjiYrzSYwwGcu7pDXUoE%2Br28BxgzoSVgv1k9q%2Bkt6vGev57SQf8lAiuJFbCqzHiFnmN1xsQTSe3OyoyP2hJKib%2B12ORX62zEXlSZciPG85MC9yN%2BDQgcWsXK%2Fp5ywh1F69RYj%2Be2hje4VvAryAj5TyKpVCxSfW3DwKuuk5vajOWSeGlt8U40%2BM94YKFSvmpvGhvqzu%7Ctkp%3ABFBMzLKxis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934 m3 </text:p>
          </table:table-cell>
          <table:table-cell/>
          <table:table-cell table:style-name="ce11" office:value-type="currency" office:currency="EUR" office:value="0.17" calcext:value-type="currency">
            <text:p>€0.17</text:p>
          </table:table-cell>
          <table:table-cell table:style-name="ce15" office:value-type="string" calcext:value-type="string">
            <text:p><text:a xlink:href="https://www.ebay.de/itm/274508567437?hash=item3fe9fc538d:g:900AAOSwj59h3tKX&amp;amdata=enc%3AAQAIAAAA4GbHP8qCiFjaTjgelZNoo7XP9%2B%2FTB8uGoZrJsRSOpqaTe0JZJm%2BUu94J%2F%2BgkgR%2FcgvPVvFGTyPkeRywLG7lpANnBRGTZ2vYeG7K2TnHr7NzNBn8QvYBSg%2FPDpY9%2FTYxFMCu7ckK4mnOiQrUfsPsmarT3LdXT1oz7n24Hv4LIBUeq5m2gNlPhl%2BermFQ%2FGI1lBbhlPyAePg0VLUtL2BSreBu7fbBv5XeRUwYcKGi8hQvKX4IBPVVJ8Y5EVWNqB%2BeQsYtJefPcro6vrwM%2FAxvmGZFYwm8YDUHCPD16cIzGskVY%7Ctkp%3ABFBMrvi6isxi" xlink:type="simple">https://www.ebay.de/itm/274508567437?hash=item3fe9fc538d:g:900AAOSwj59h3tKX&amp;amdata=enc%3AAQAIAAAA4GbHP8qCiFjaTjgelZNoo7XP9%2B%2FTB8uGoZrJsRSOpqaTe0JZJm%2BUu94J%2F%2BgkgR%2FcgvPVvFGTyPkeRywLG7lpANnBRGTZ2vYeG7K2TnHr7NzNBn8QvYBSg%2FPDpY9%2FTYxFMCu7ckK4mnOiQrUfsPsmarT3LdXT1oz7n24Hv4LIBUeq5m2gNlPhl%2BermFQ%2FGI1lBbhlPyAePg0VLUtL2BSreBu7fbBv5XeRUwYcKGi8hQvKX4IBPVVJ8Y5EVWNqB%2BeQsYtJefPcro6vrwM%2FAxvmGZFYwm8YDUHCPD16cIzGskVY%7Ctkp%3ABFBMrvi6is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934 m4</text:p>
          </table:table-cell>
          <table:table-cell/>
          <table:table-cell table:style-name="ce11" office:value-type="currency" office:currency="EUR" office:value="0.18" calcext:value-type="currency">
            <text:p>€0.18</text:p>
          </table:table-cell>
          <table:table-cell table:style-name="ce15" office:value-type="string" calcext:value-type="string">
            <text:p><text:a xlink:href="https://www.ebay.de/itm/274508567437?hash=item3fe9fc538d:g:900AAOSwj59h3tKX&amp;amdata=enc%3AAQAIAAAA4GbHP8qCiFjaTjgelZNoo7XP9%2B%2FTB8uGoZrJsRSOpqaTe0JZJm%2BUu94J%2F%2BgkgR%2FcgvPVvFGTyPkeRywLG7lpANnBRGTZ2vYeG7K2TnHr7NzNBn8QvYBSg%2FPDpY9%2FTYxFMCu7ckK4mnOiQrUfsPsmarT3LdXT1oz7n24Hv4LIBUeq5m2gNlPhl%2BermFQ%2FGI1lBbhlPyAePg0VLUtL2BSreBu7fbBv5XeRUwYcKGi8hQvKX4IBPVVJ8Y5EVWNqB%2BeQsYtJefPcro6vrwM%2FAxvmGZFYwm8YDUHCPD16cIzGskVY%7Ctkp%3ABFBMrvi6isxi" xlink:type="simple">https://www.ebay.de/itm/274508567437?hash=item3fe9fc538d:g:900AAOSwj59h3tKX&amp;amdata=enc%3AAQAIAAAA4GbHP8qCiFjaTjgelZNoo7XP9%2B%2FTB8uGoZrJsRSOpqaTe0JZJm%2BUu94J%2F%2BgkgR%2FcgvPVvFGTyPkeRywLG7lpANnBRGTZ2vYeG7K2TnHr7NzNBn8QvYBSg%2FPDpY9%2FTYxFMCu7ckK4mnOiQrUfsPsmarT3LdXT1oz7n24Hv4LIBUeq5m2gNlPhl%2BermFQ%2FGI1lBbhlPyAePg0VLUtL2BSreBu7fbBv5XeRUwYcKGi8hQvKX4IBPVVJ8Y5EVWNqB%2BeQsYtJefPcro6vrwM%2FAxvmGZFYwm8YDUHCPD16cIzGskVY%7Ctkp%3ABFBMrvi6is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t din439 m8</text:p>
          </table:table-cell>
          <table:table-cell/>
          <table:table-cell table:style-name="ce11" office:value-type="currency" office:currency="EUR" office:value="0.33" calcext:value-type="currency">
            <text:p>€0.33</text:p>
          </table:table-cell>
          <table:table-cell table:style-name="ce15" office:value-type="string" calcext:value-type="string">
            <text:p><text:a xlink:href="https://www.ebay.de/itm/251339023792?hash=item3a84f925b0:g:KbUAAOSwBahVQ-Oz&amp;amdata=enc%3AAQAIAAAA4EfRIuSpiDU3FDuIeoa2S%2FZlKW%2B8HbvC7XIkSJGX0eZwzKHo6nx3A%2BDH2nER1cyBMPUnjD21Qol4LvUIfpH5M66%2FG1G1G%2BOVM5votPRnfZynMuHKnskezv1S6ux7ssbl6005l43naX9WhzD6GZ1T62gMGB38FpMbLV7rt5VTRQHXDcLC6DimHXYfYkwsBzF1V9TdNR6JxkuHEm6LbPj%2FhUyK18HxjE%2Fure%2B8IzGjPT8llhi0AgszDV132m7UVZKNezFa9gLyuiS%2BFRQC8EBhgx%2FN7%2F1nIhDTlfT8OtGK3F3C%7Ctkp%3ABFBMgLzKisxi" xlink:type="simple">https://www.ebay.de/itm/251339023792?hash=item3a84f925b0:g:KbUAAOSwBahVQ-Oz&amp;amdata=enc%3AAQAIAAAA4EfRIuSpiDU3FDuIeoa2S%2FZlKW%2B8HbvC7XIkSJGX0eZwzKHo6nx3A%2BDH2nER1cyBMPUnjD21Qol4LvUIfpH5M66%2FG1G1G%2BOVM5votPRnfZynMuHKnskezv1S6ux7ssbl6005l43naX9WhzD6GZ1T62gMGB38FpMbLV7rt5VTRQHXDcLC6DimHXYfYkwsBzF1V9TdNR6JxkuHEm6LbPj%2FhUyK18HxjE%2Fure%2B8IzGjPT8llhi0AgszDV132m7UVZKNezFa9gLyuiS%2BFRQC8EBhgx%2FN7%2F1nIhDTlfT8OtGK3F3C%7Ctkp%3ABFBMgLzKisxi</text:a>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Washer M4</text:p>
          </table:table-cell>
          <table:table-cell table:style-name="ce6"/>
          <table:table-cell table:style-name="ce13" office:value-type="currency" office:currency="EUR" office:value="0.14" calcext:value-type="currency">
            <text:p>€0.14</text:p>
          </table:table-cell>
          <table:table-cell table:style-name="ce16" office:value-type="string" calcext:value-type="string">
            <text:p><text:a xlink:href="https://www.ebay.de/itm/121867135517?hash=item1c5fd8ea1d:g:lqQAAOSwiJReRx71&amp;amdata=enc%3AAQAIAAAAwEaOF4YlvlvaoqTDXplsELsJ%2FUL%2BdZ4DLZmBCfn%2FE2HUlTvun%2Fv4RzVfLTKTS5yri0KVzaffAsIvidnPJnZOrJ9Oa6KlgIwfyo5fW71IwaUDHDqS8krgBjoY%2F0OzGkEHskgvkMH%2BWkA%2BFbT6HYYeOMZTUNNzpULPLy4pjeLG6sskWRrZ86bRKd8pEN0wF%2Fx3nkJWQ4sknpxCms8EC2W9RiSuB0Xs%2B4ZlcZNM0r555frmCXsoeBOLJIiSs0qNqsd0%2BQ%3D%3D%7Ctkp%3ABlBMUMKAz4vMYg" xlink:type="simple">https://www.ebay.de/itm/121867135517?hash=item1c5fd8ea1d:g:lqQAAOSwiJReRx71&amp;amdata=enc%3AAQAIAAAAwEaOF4YlvlvaoqTDXplsELsJ%2FUL%2BdZ4DLZmBCfn%2FE2HUlTvun%2Fv4RzVfLTKTS5yri0KVzaffAsIvidnPJnZOrJ9Oa6KlgIwfyo5fW71IwaUDHDqS8krgBjoY%2F0OzGkEHskgvkMH%2BWkA%2BFbT6HYYeOMZTUNNzpULPLy4pjeLG6sskWRrZ86bRKd8pEN0wF%2Fx3nkJWQ4sknpxCms8EC2W9RiSuB0Xs%2B4ZlcZNM0r555frmCXsoeBOLJIiSs0qNqsd0%2BQ%3D%3D%7Ctkp%3ABlBMUMKAz4vMYg</text:a>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T nut 6 m3</text:p>
          </table:table-cell>
          <table:table-cell/>
          <table:table-cell table:style-name="ce11" office:value-type="currency" office:currency="EUR" office:value="2.6" calcext:value-type="currency">
            <text:p>€2.60</text:p>
          </table:table-cell>
          <table:table-cell table:style-name="ce15" office:value-type="string" calcext:value-type="string">
            <text:p><text:a xlink:href="https://www.ebay.de/itm/374196490112?hash=item571fd94f80:g:-z8AAOSwa~di5s~7&amp;amdata=enc%3AAQAIAAAA4Mnq1kBMb5Gu%2BQLEclU3VrJPxq%2F%2Ftyeo1JXiMZ7aoHWJNjjVTUkqEjg8tHwRZSxuBvsvFmyIEpOOwfdU2W8jl%2Fk9aAtkhpDuOMP61tFKqswtJ%2FHRAdPHUQ%2BtHkhXPvmkpDspD0acrZ1EfGzdFGwuaB5Bmx%2FDdnD3xqQEhX2O63c0GqJwNP6gVsMiHROE1PdfdNIfeLlrjpiNV%2FelzzSKl%2B830pAya7U%2FjXkNWaRXKnwz4ZVvQnQ%2FsRw1xIKUF3xhZ8XwX0vn5HJtKkMY41GLA%2Bi3u%2BG13s3T7it9rvpneaLT%7Ctkp%3ABk9SR6jqz4rMYg" xlink:type="simple">https://www.ebay.de/itm/374196490112?hash=item571fd94f80:g:-z8AAOSwa~di5s~7&amp;amdata=enc%3AAQAIAAAA4Mnq1kBMb5Gu%2BQLEclU3VrJPxq%2F%2Ftyeo1JXiMZ7aoHWJNjjVTUkqEjg8tHwRZSxuBvsvFmyIEpOOwfdU2W8jl%2Fk9aAtkhpDuOMP61tFKqswtJ%2FHRAdPHUQ%2BtHkhXPvmkpDspD0acrZ1EfGzdFGwuaB5Bmx%2FDdnD3xqQEhX2O63c0GqJwNP6gVsMiHROE1PdfdNIfeLlrjpiNV%2FelzzSKl%2B830pAya7U%2FjXkNWaRXKnwz4ZVvQnQ%2FsRw1xIKUF3xhZ8XwX0vn5HJtKkMY41GLA%2Bi3u%2BG13s3T7it9rvpneaLT%7Ctkp%3ABk9SR6jqz4r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pacer hex nylon M3 x 6mm</text:p>
          </table:table-cell>
          <table:table-cell/>
          <table:table-cell table:style-name="ce14" office:value-type="currency" office:currency="EUR" office:value="6" calcext:value-type="currency" table:number-columns-spanned="1" table:number-rows-spanned="3">
            <text:p>€6.00</text:p>
          </table:table-cell>
          <table:table-cell table:style-name="ce17" office:value-type="string" calcext:value-type="string" table:number-columns-spanned="1" table:number-rows-spanned="3">
            <text:p><text:a xlink:href="https://www.amazon.de/Screws-Spacer-Sleeves-Female-Repair/dp/B0B2S6JLX4/ref=sr_1_4_sspa?keywords=nylon+spacer&amp;qid=1693839616&amp;sr=8-4-spons&amp;sp_csd=d2lkZ2V0TmFtZT1zcF9hdGY&amp;psc=1" xlink:type="simple">https://www.amazon.de/Screws-Spacer-Sleeves-Female-Repair/dp/B0B2S6JLX4/ref=sr_1_4_sspa?keywords=nylon+spacer&amp;qid=1693839616&amp;sr=8-4-spons&amp;sp_csd=d2lkZ2V0TmFtZT1zcF9hdGY&amp;psc=1</text:a>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olt nylon M3 12mm</text:p>
          </table:table-cell>
          <table:table-cell table:style-name="ce3" office:value-type="string" calcext:value-type="string">
            <text:p>Used for USB panel mount</text:p>
          </table:table-cell>
          <table:covered-table-cell table:number-columns-repeated="2"/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Nylon Nut M3</text:p>
          </table:table-cell>
          <table:table-cell table:style-name="ce3" office:value-type="string" calcext:value-type="string">
            <text:p>Used with electronic boards</text:p>
          </table:table-cell>
          <table:covered-table-cell table:number-columns-repeated="2"/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Frame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ame (3mm aluminium plate - cnc milled or laser cutted)</text:p>
          </table:table-cell>
          <table:table-cell/>
          <table:table-cell table:style-name="ce14" office:value-type="currency" office:currency="EUR" office:value="129.06" calcext:value-type="currency" table:number-columns-spanned="1" table:number-rows-spanned="12">
            <text:p>€129.06</text:p>
          </table:table-cell>
          <table:table-cell table:style-name="ce17" office:value-type="string" calcext:value-type="string" table:number-columns-spanned="1" table:number-rows-spanned="12">
            <text:p><text:a xlink:href="https://shop.ibl-raimund.de/Alu/Platten/Maschinenbau-AlMg3/Aluminiumblech-EN-AW-AlMg3-5754-Staerke-3-mm.html" xlink:type="simple">https://shop.ibl-raimund.de/Alu/Platten/Maschinenbau-AlMg3/Aluminiumblech-EN-AW-AlMg3-5754-Staerke-3-mm.html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ront frame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ack frame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ide frame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oor frame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frame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cap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op front door stopper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op side window stopper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ottom side window stopper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Bottom bracket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ottom bracket psu (3mm aluminium plate - cnc milled or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indow (3mm acrylic - laser cutted)</text:p>
          </table:table-cell>
          <table:table-cell/>
          <table:table-cell table:style-name="ce14" office:value-type="currency" office:currency="EUR" office:value="22.6" calcext:value-type="currency" table:number-columns-spanned="1" table:number-rows-spanned="2">
            <text:p>€22.60</text:p>
          </table:table-cell>
          <table:table-cell table:style-name="ce17" office:value-type="string" calcext:value-type="string" table:number-columns-spanned="1" table:number-rows-spanned="2">
            <text:p><text:a xlink:href="https://www.ebay.de/itm/265727576896?var=565513428177" xlink:type="simple">https://www.ebay.de/itm/265727576896?var=565513428177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or (3mm acrylic - laser cutt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creen holder (3D printed)</text:p>
          </table:table-cell>
          <table:table-cell/>
          <table:table-cell table:style-name="ce11" office:value-type="currency" office:currency="EUR" office:value="2.95" calcext:value-type="currency">
            <text:p>€2.95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nge part A (3D printed)</text:p>
          </table:table-cell>
          <table:table-cell/>
          <table:table-cell table:style-name="ce14" office:value-type="currency" office:currency="EUR" office:value="2.82" calcext:value-type="currency" table:number-columns-spanned="1" table:number-rows-spanned="2">
            <text:p>€2.82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Hinge part B (3D printed)</text:p>
          </table:table-cell>
          <table:table-cell/>
          <table:covered-table-cell/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Wire bracket (3D printed)</text:p>
          </table:table-cell>
          <table:table-cell table:style-name="ce1" office:value-type="string" calcext:value-type="string">
            <text:p>Not needed</text:p>
          </table:table-cell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mera holder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ol stopper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op Frame Wire Holder (3D printed)</text:p>
          </table:table-cell>
          <table:table-cell table:style-name="ce6"/>
          <table:table-cell table:style-name="ce13" office:value-type="currency" office:currency="EUR" office:value="0" calcext:value-type="currency">
            <text:p>€0.00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R2020 nut 6 Alu extrusion 400mm</text:p>
          </table:table-cell>
          <table:table-cell table:style-name="ce22"/>
          <table:table-cell table:style-name="ce23" office:value-type="currency" office:currency="EUR" office:value="20.12" calcext:value-type="currency">
            <text:p>€20.12</text:p>
          </table:table-cell>
          <table:table-cell table:style-name="ce26" office:value-type="string" calcext:value-type="string">
            <text:p><text:a xlink:href="https://www.dold-mechatronik.de/Designprofil-Aluminiumprofil-20x20L-Radius-17-B-Typ-Nut-6-044kg-m-Zuschnitt-50-6000mm" xlink:type="simple">https://www.dold-mechatronik.de/Designprofil-Aluminiumprofil-20x20L-Radius-17-B-Typ-Nut-6-044kg-m-Zuschnitt-50-6000mm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 Alu profile 40x15mm 300mm</text:p>
          </table:table-cell>
          <table:table-cell/>
          <table:table-cell table:style-name="ce11" office:value-type="currency" office:currency="EUR" office:value="3.94" calcext:value-type="currency">
            <text:p>€3.94</text:p>
          </table:table-cell>
          <table:table-cell table:style-name="ce15" office:value-type="string" calcext:value-type="string">
            <text:p><text:a xlink:href="https://www.profilzuschnitt24.de/l-profil-alu-40x15x2mm.html" xlink:type="simple">https://www.profilzuschnitt24.de/l-profil-alu-40x15x2mm.html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Uniblock nut 6</text:p>
          </table:table-cell>
          <table:table-cell table:style-name="ce22"/>
          <table:table-cell table:style-name="ce23" office:value-type="currency" office:currency="EUR" office:value="4" calcext:value-type="currency">
            <text:p>€4.00</text:p>
          </table:table-cell>
          <table:table-cell table:style-name="ce26" office:value-type="string" calcext:value-type="string">
            <text:p><text:a xlink:href="https://www.ebay.de/itm/185464162307?_trkparms=amclksrc%3DITM%26aid%3D1110006%26algo%3DHOMESPLICE.SIM%26ao%3D1%26asc%3D20230804085259%26meid%3D501e286a5f1e48d2841c278c58b0daf6%26pid%3D101195%26rk%3D1%26rkt%3D12%26sd%3D255581875908%26itm%3D185464162307%26pmt%3D1%26noa%3D0%26pg%3D2047675%26algv%3DSimPLWebV1EmbeddedAuctions%26brand%3DMarkenlos&amp;_trksid=p2047675.c101195.m1851&amp;amdata=cksum%3A185464162307501e286a5f1e48d2841c278c58b0daf6%7Cenc%3AAQAIAAABALyJXX%252FZCoOdqwS5VXCMartc06PKsRsxct%252B2%252BPT44iTuUkY9Zy01t3nwetp5dltLxBm7oUtdm1R64izVOnmDd4VuUhJC7gCh1W4bsw6kyutq5YFgU8C5vywNn442xuvvoi%252Bk7YG8AK4jy0LwXld8exX4MXb1EAOus0JRgWJ6Po6nLgl5OD2XXtoOOSPIiS3UylZJp3bhDNy03GDl13cMquKGV8zmGNSS%252FZ0yv1RWkVd4mLEjNn5ze87cSvQSEy2mHWIqmBh6FkkN9Xd1UxrY5pQ47j3lfAjl7l6r7dQEdR%252FjbQIjy5lAIN2iBriuPCFR1hrYrSJfsf4Es1oE%252FIoIMq0%253D%7Campid%3APL_CLK%7Cclp%3A2047675" xlink:type="simple">https://www.ebay.de/itm/185464162307?_trkparms=amclksrc%3DITM%26aid%3D1110006%26algo%3DHOMESPLICE.SIM%26ao%3D1%26asc%3D20230804085259%26meid%3D501e286a5f1e48d2841c278c58b0daf6%26pid%3D101195%26rk%3D1%26rkt%3D12%26sd%3D255581875908%26itm%3D185464162307%26pmt%3D1%26noa%3D0%26pg%3D2047675%26algv%3DSimPLWebV1EmbeddedAuctions%26brand%3DMarkenlos&amp;_trksid=p2047675.c101195.m1851&amp;amdata=cksum%3A185464162307501e286a5f1e48d2841c278c58b0daf6%7Cenc%3AAQAIAAABALyJXX%252FZCoOdqwS5VXCMartc06PKsRsxct%252B2%252BPT44iTuUkY9Zy01t3nwetp5dltLxBm7oUtdm1R64izVOnmDd4VuUhJC7gCh1W4bsw6kyutq5YFgU8C5vywNn442xuvvoi%252Bk7YG8AK4jy0LwXld8exX4MXb1EAOus0JRgWJ6Po6nLgl5OD2XXtoOOSPIiS3UylZJp3bhDNy03GDl13cMquKGV8zmGNSS%252FZ0yv1RWkVd4mLEjNn5ze87cSvQSEy2mHWIqmBh6FkkN9Xd1UxrY5pQ47j3lfAjl7l6r7dQEdR%252FjbQIjy5lAIN2iBriuPCFR1hrYrSJfsf4Es1oE%252FIoIMq0%253D%7Campid%3APL_CLK%7Cclp%3A2047675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uminium Handle (hole spacing 192 mm)</text:p>
          </table:table-cell>
          <table:table-cell/>
          <table:table-cell table:style-name="ce11" office:value-type="currency" office:currency="EUR" office:value="10.99" calcext:value-type="currency">
            <text:p>€10.99</text:p>
          </table:table-cell>
          <table:table-cell table:style-name="ce15" office:value-type="string" calcext:value-type="string">
            <text:p><text:a xlink:href="https://www.amazon.de/-/en/gp/product/B0BRJGT2LR/ref=ewc_pr_img_4?smid=AZRAFA9GLR1WT&amp;th=1" xlink:type="simple">https://www.amazon.de/-/en/gp/product/B0BRJGT2LR/ref=ewc_pr_img_4?smid=AZRAFA9GLR1WT&amp;th=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ool holder (furniture leg or 3D print)</text:p>
          </table:table-cell>
          <table:table-cell/>
          <table:table-cell table:style-name="ce11" office:value-type="currency" office:currency="EUR" office:value="1.4" calcext:value-type="currency">
            <text:p>€1.40</text:p>
          </table:table-cell>
          <table:table-cell table:style-name="ce15" office:value-type="string" calcext:value-type="string">
            <text:p><text:a xlink:href="https://www.amazon.de/-/en/gp/product/B0BSV3R1RF/ref=ox_sc_act_title_3?smid=AYPSX6QOTWGU4&amp;th=1" xlink:type="simple">https://www.amazon.de/-/en/gp/product/B0BSV3R1RF/ref=ox_sc_act_title_3?smid=AYPSX6QOTWGU4&amp;th=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Rubber grommet 10mm</text:p>
          </table:table-cell>
          <table:table-cell/>
          <table:table-cell table:style-name="ce11" office:value-type="currency" office:currency="EUR" office:value="0.05" calcext:value-type="currency">
            <text:p>€0.05</text:p>
          </table:table-cell>
          <table:table-cell table:style-name="ce15" office:value-type="string" calcext:value-type="string">
            <text:p><text:a xlink:href="https://www.amazon.de/-/en/180-piece-Rubber-Grommet-Assortment-metric/dp/B006J6IG4G/ref=sr_1_5?crid=3IAE16CXEWYX&amp;keywords=Rubber%2Bgrommet%2B10mm&amp;qid=1693833108&amp;sprefix=rubber%2Bgrommet%2B10mm%2Caps%2C122&amp;sr=8-5&amp;th=1" xlink:type="simple">https://www.amazon.de/-/en/180-piece-Rubber-Grommet-Assortment-metric/dp/B006J6IG4G/ref=sr_1_5?crid=3IAE16CXEWYX&amp;keywords=Rubber%2Bgrommet%2B10mm&amp;qid=1693833108&amp;sprefix=rubber%2Bgrommet%2B10mm%2Caps%2C122&amp;sr=8-5&amp;th=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eodymium magnet round 8x3mm</text:p>
          </table:table-cell>
          <table:table-cell/>
          <table:table-cell table:style-name="ce11" office:value-type="currency" office:currency="EUR" office:value="0.32" calcext:value-type="currency">
            <text:p>€0.32</text:p>
          </table:table-cell>
          <table:table-cell table:style-name="ce15" office:value-type="string" calcext:value-type="string">
            <text:p><text:a xlink:href="https://www.amazon.de/-/en/Magnets-Strong-Neodymium-Magnetic-Whiteboard/dp/B0C395LB6R/ref=sr_1_5?crid=MRDE7BSTJMXP&amp;keywords=Neodymium+magnet+round+8x3mm&amp;qid=1693833195&amp;sprefix=neodymium+magnet+round+8x3mm%2Caps%2C97&amp;sr=8-5" xlink:type="simple">https://www.amazon.de/-/en/Magnets-Strong-Neodymium-Magnetic-Whiteboard/dp/B0C395LB6R/ref=sr_1_5?crid=MRDE7BSTJMXP&amp;keywords=Neodymium+magnet+round+8x3mm&amp;qid=1693833195&amp;sprefix=neodymium+magnet+round+8x3mm%2Caps%2C97&amp;sr=8-5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TFE 4mm M10 Tube Pneumatic Fitting (comes with the PTFE tube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Rubber feet (air compresor style)</text:p>
          </table:table-cell>
          <table:table-cell/>
          <table:table-cell table:style-name="ce11" office:value-type="currency" office:currency="EUR" office:value="8.99" calcext:value-type="currency">
            <text:p>€8.99</text:p>
          </table:table-cell>
          <table:table-cell table:style-name="ce15" office:value-type="string" calcext:value-type="string">
            <text:p><text:a xlink:href="https://www.amazon.de/-/en/compressor-absorption-cushions-oil-free-accessories/dp/B09DC4TJRN/ref=sr_1_1?keywords=Rubber+air+compressor+foot+fixing+rubber+foot&amp;qid=1686843473&amp;sr=8-1" xlink:type="simple">https://www.amazon.de/-/en/compressor-absorption-cushions-oil-free-accessories/dp/B09DC4TJRN/ref=sr_1_1?keywords=Rubber+air+compressor+foot+fixing+rubber+foot&amp;qid=1686843473&amp;sr=8-1</text:a>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ilicone Air Tube</text:p>
          </table:table-cell>
          <table:table-cell table:style-name="ce6"/>
          <table:table-cell table:style-name="ce13" office:value-type="currency" office:currency="EUR" office:value="2.17" calcext:value-type="currency">
            <text:p>€2.17</text:p>
          </table:table-cell>
          <table:table-cell table:style-name="ce16" office:value-type="string" calcext:value-type="string">
            <text:p><text:a xlink:href="https://www.amazon.de/-/en/Silicone-Metre-Flexible-Grade-Transmission/dp/B09QGR7JKV/ref=sr_1_2?crid=3CAO0G63CHXAE&amp;keywords=silicon%2Btube%2B1.5mm%2B10mm&amp;qid=1693833821&amp;sprefix=silicon%2Btube%2B1.5mm%2B10%2Caps%2C1067&amp;sr=8-2&amp;th=1" xlink:type="simple">https://www.amazon.de/-/en/Silicone-Metre-Flexible-Grade-Transmission/dp/B09QGR7JKV/ref=sr_1_2?crid=3CAO0G63CHXAE&amp;keywords=silicon%2Btube%2B1.5mm%2B10mm&amp;qid=1693833821&amp;sprefix=silicon%2Btube%2B1.5mm%2B10%2Caps%2C1067&amp;sr=8-2&amp;th=1</text:a>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ilament Tube (PTFE - capricorn)</text:p>
          </table:table-cell>
          <table:table-cell table:style-name="ce6"/>
          <table:table-cell table:style-name="ce13" office:value-type="currency" office:currency="EUR" office:value="13" calcext:value-type="currency">
            <text:p>€13.00</text:p>
          </table:table-cell>
          <table:table-cell table:style-name="ce16" office:value-type="string" calcext:value-type="string">
            <text:p><text:a xlink:href="https://www.amazon.de/-/en/Capricorn-PTFE-1M/dp/B0861MG442/ref=sr_1_25?crid=OBTYORB1J51O&amp;keywords=ptfe%2Btube%2Bfitting%2Bm10%2Bcapricorn&amp;qid=1686844584&amp;sprefix=ptfe%2Btube%2Bfitting%2Bm10%2Bcapricorn%2Caps%2C77&amp;sr=8-25&amp;th=1" xlink:type="simple">https://www.amazon.de/-/en/Capricorn-PTFE-1M/dp/B0861MG442/ref=sr_1_25?crid=OBTYORB1J51O&amp;keywords=ptfe%2Btube%2Bfitting%2Bm10%2Bcapricorn&amp;qid=1686844584&amp;sprefix=ptfe%2Btube%2Bfitting%2Bm10%2Bcapricorn%2Caps%2C77&amp;sr=8-25&amp;th=1</text:a>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lectronics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Mainboard Octopus Pro</text:p>
          </table:table-cell>
          <table:table-cell table:style-name="ce22"/>
          <table:table-cell table:style-name="ce23" office:value-type="currency" office:currency="EUR" office:value="79.95" calcext:value-type="currency">
            <text:p>€79.95</text:p>
          </table:table-cell>
          <table:table-cell table:style-name="ce26" office:value-type="string" calcext:value-type="string">
            <text:p><text:a xlink:href="https://reprapworld.de/elektronik/controller-boards/bigtreetech/octopus-pro-v1-0-1-f429/" xlink:type="simple">https://reprapworld.de/elektronik/controller-boards/bigtreetech/octopus-pro-v1-0-1-f429/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Stepper driver tmc5160 pro</text:p>
          </table:table-cell>
          <table:table-cell table:style-name="ce22"/>
          <table:table-cell table:style-name="ce23" office:value-type="currency" office:currency="EUR" office:value="47.9" calcext:value-type="currency">
            <text:p>€47.90</text:p>
          </table:table-cell>
          <table:table-cell table:style-name="ce26" office:value-type="string" calcext:value-type="string">
            <text:p><text:a xlink:href="https://reprapworld.de/elektronik/3d-druckermodule/stepper-treiber/tmc5160-steppertreiber-pro-v1-0-1-256-schrittinterpolation-spi/" xlink:type="simple">https://reprapworld.de/elektronik/3d-druckermodule/stepper-treiber/tmc5160-steppertreiber-pro-v1-0-1-256-schrittinterpolation-spi/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20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Stepper driver tmc2130</text:p>
          </table:table-cell>
          <table:table-cell table:style-name="ce20" office:value-type="string" calcext:value-type="string">
            <text:p>one missing</text:p>
          </table:table-cell>
          <table:table-cell table:style-name="ce24" office:value-type="currency" office:currency="EUR" office:value="29.97" calcext:value-type="currency">
            <text:p>€29.97</text:p>
          </table:table-cell>
          <table:table-cell table:style-name="ce27" office:value-type="string" calcext:value-type="string">
            <text:p><text:a xlink:href="https://www.3djake.de/bigtreetech/stepper-motor-driver?sai=9878" xlink:type="simple">https://www.3djake.de/bigtreetech/stepper-motor-driver?sai=9878</text:a></text:p>
          </table:table-cell>
          <table:table-cell table:style-name="ce29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 Supply 600w - LRS-600 48v</text:p>
          </table:table-cell>
          <table:table-cell/>
          <table:table-cell table:style-name="ce11" office:value-type="currency" office:currency="EUR" office:value="65.2" calcext:value-type="currency">
            <text:p>€65.20</text:p>
          </table:table-cell>
          <table:table-cell table:style-name="ce15" office:value-type="string" calcext:value-type="string">
            <text:p><text:a xlink:href="https://www.proconnecting.de/direktmontage-netzteile/6240/lrs-600-48" xlink:type="simple">https://www.proconnecting.de/direktmontage-netzteile/6240/lrs-600-48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PU</text:p>
          </table:table-cell>
          <table:table-cell table:style-name="ce22"/>
          <table:table-cell table:style-name="ce23" office:value-type="currency" office:currency="EUR" office:value="30.33" calcext:value-type="currency">
            <text:p>€30.33</text:p>
          </table:table-cell>
          <table:table-cell table:style-name="ce26" office:value-type="string" calcext:value-type="string">
            <text:p><text:a xlink:href="https://www.ebay.de/itm/134641041084?hash=item1f593b3ebc:g:T6wAAOSwrAxkwOW~&amp;amdata=enc%3AAQAIAAAA4K9jCZ7a3aDKtI%2BSKbvAGfZbO2uNyOjEdAtb8xgNKzLxHnYwAkVJ%2FG6NqP%2FA%2BCm6Mc45bXq0Yn4GQDTVHfXl0tJ2PQ%2FEUPgvBS0b3s43tre7e5k5M50T9jWGN1tCF4%2B%2Fct6oL60flfFf0Bts%2FqyiXKBAoBiOFHNrZBZuHnCv1o%2BrJG43GyIRioxMl606L2UeplUG87JoBZXOVq4f8ME5VW9eD5cX%2BHLvkT3RaWCb7m35QFoTpnUW93W2xO1E0%2BfIaadwNeuibi9r2SwFAsm7r7lr%2BZIpzaq0wHiAU0sQMZGI%7Ctkp%3ABk9SR6aS9YPKYg" xlink:type="simple">https://www.ebay.de/itm/134641041084?hash=item1f593b3ebc:g:T6wAAOSwrAxkwOW~&amp;amdata=enc%3AAQAIAAAA4K9jCZ7a3aDKtI%2BSKbvAGfZbO2uNyOjEdAtb8xgNKzLxHnYwAkVJ%2FG6NqP%2FA%2BCm6Mc45bXq0Yn4GQDTVHfXl0tJ2PQ%2FEUPgvBS0b3s43tre7e5k5M50T9jWGN1tCF4%2B%2Fct6oL60flfFf0Bts%2FqyiXKBAoBiOFHNrZBZuHnCv1o%2BrJG43GyIRioxMl606L2UeplUG87JoBZXOVq4f8ME5VW9eD5cX%2BHLvkT3RaWCb7m35QFoTpnUW93W2xO1E0%2BfIaadwNeuibi9r2SwFAsm7r7lr%2BZIpzaq0wHiAU0sQMZGI%7Ctkp%3ABk9SR6aS9YPKYg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Buck converter 24 to 19v 5A - <text:s/>XL4015</text:p>
          </table:table-cell>
          <table:table-cell table:style-name="ce22"/>
          <table:table-cell table:style-name="ce23" office:value-type="currency" office:currency="EUR" office:value="2.8" calcext:value-type="currency">
            <text:p>€2.80</text:p>
          </table:table-cell>
          <table:table-cell table:style-name="ce26" office:value-type="string" calcext:value-type="string">
            <text:p><text:a xlink:href="https://www.amazon.de/-/en/AZDelivery-Voltage-Converter-1-25-32V-Compatible/dp/B07VW63998/ref=sr_1_5?crid=1EYA1NZXABC3H&amp;keywords=XL4015&amp;qid=1693563578&amp;sprefix=xl4015%2Caps%2C89&amp;sr=8-5&amp;th=1" xlink:type="simple">https://www.amazon.de/-/en/AZDelivery-Voltage-Converter-1-25-32V-Compatible/dp/B07VW63998/ref=sr_1_5?crid=1EYA1NZXABC3H&amp;keywords=XL4015&amp;qid=1693563578&amp;sprefix=xl4015%2Caps%2C89&amp;sr=8-5&amp;th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480W DC-DC CONVERTER 48V IN 24V 20A OUT</text:p>
          </table:table-cell>
          <table:table-cell/>
          <table:table-cell table:style-name="ce11" office:value-type="currency" office:currency="EUR" office:value="33.99" calcext:value-type="currency">
            <text:p>€33.99</text:p>
          </table:table-cell>
          <table:table-cell table:style-name="ce15" office:value-type="string" calcext:value-type="string">
            <text:p><text:a xlink:href="https://www.amazon.de/-/en/Voltage-Converter-Stepdown-Waterproof-Non-Isolation/dp/B0BD4K2MLB/ref=sr_1_2?crid=2VLYATTTD7QC9&amp;keywords=DC-DC%2BCONVERTER%2B48V%2BIN%2B24V&amp;qid=1693564012&amp;sprefix=dc-dc%2Bconverter%2B48v%2Bin%2B24v%2Caps%2C79&amp;sr=8-2&amp;th=1" xlink:type="simple">https://www.amazon.de/-/en/Voltage-Converter-Stepdown-Waterproof-Non-Isolation/dp/B0BD4K2MLB/ref=sr_1_2?crid=2VLYATTTD7QC9&amp;keywords=DC-DC%2BCONVERTER%2B48V%2BIN%2B24V&amp;qid=1693564012&amp;sprefix=dc-dc%2Bconverter%2B48v%2Bin%2B24v%2Caps%2C79&amp;sr=8-2&amp;th=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touch sensor</text:p>
          </table:table-cell>
          <table:table-cell/>
          <table:table-cell table:style-name="ce11" office:value-type="currency" office:currency="EUR" office:value="12.13" calcext:value-type="currency">
            <text:p>€12.13</text:p>
          </table:table-cell>
          <table:table-cell table:style-name="ce15" office:value-type="string" calcext:value-type="string">
            <text:p><text:a xlink:href="https://www.ebay.de/itm/403839472672?hash=item5e06b55420:g:WooAAOSw-eNi~fYV&amp;amdata=enc%3AAQAIAAAA4F0V2QLj5g8OYlKnl6O3jdQyCaPhKB78UJRspMRwi7mQJRn9kRWdLm1PmKRWhPYHzUog%2FkBcihIyjTU0yLIjKJ9K3%2Bye0q2LgVVXlgRqOBxhUn6cZLRAQJhprUvv6715lsVkgndSClH5vIwT0vEyagxNDl3NI40oxFN8Ph8vRO4w%2BnoZ7oqPhfZshXPQEAylb9YiylnBaiA77J2PhSWF3oRSbuI6wDS8d27icJlpbGsGaGito%2BLqsa6fg%2FCIdHcZlWs0%2BLI%2FbasLiC11P4hJusM8oQcKozEOiRWGX4HgvEJd%7Ctkp%3ABFBMvpzahMpi" xlink:type="simple">https://www.ebay.de/itm/403839472672?hash=item5e06b55420:g:WooAAOSw-eNi~fYV&amp;amdata=enc%3AAQAIAAAA4F0V2QLj5g8OYlKnl6O3jdQyCaPhKB78UJRspMRwi7mQJRn9kRWdLm1PmKRWhPYHzUog%2FkBcihIyjTU0yLIjKJ9K3%2Bye0q2LgVVXlgRqOBxhUn6cZLRAQJhprUvv6715lsVkgndSClH5vIwT0vEyagxNDl3NI40oxFN8Ph8vRO4w%2BnoZ7oqPhfZshXPQEAylb9YiylnBaiA77J2PhSWF3oRSbuI6wDS8d27icJlpbGsGaGito%2BLqsa6fg%2FCIdHcZlWs0%2BLI%2FbasLiC11P4hJusM8oQcKozEOiRWGX4HgvEJd%7Ctkp%3ABFBMvpzahMp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celerometer adxl345</text:p>
          </table:table-cell>
          <table:table-cell/>
          <table:table-cell table:style-name="ce11" office:value-type="currency" office:currency="EUR" office:value="2.5" calcext:value-type="currency">
            <text:p>€2.50</text:p>
          </table:table-cell>
          <table:table-cell table:style-name="ce15" office:value-type="string" calcext:value-type="string">
            <text:p><text:a xlink:href="https://www.amazon.de/-/en/ADXL345-accelerometer-acceleration-compatible-Raspberry/dp/B0C4P1N685/ref=sr_1_8?keywords=adxl345&amp;qid=1693564416&amp;sr=8-8" xlink:type="simple">https://www.amazon.de/-/en/ADXL345-accelerometer-acceleration-compatible-Raspberry/dp/B0C4P1N685/ref=sr_1_8?keywords=adxl345&amp;qid=1693564416&amp;sr=8-8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lament Sensor 1.75mm</text:p>
          </table:table-cell>
          <table:table-cell/>
          <table:table-cell table:style-name="ce11" office:value-type="currency" office:currency="EUR" office:value="3" calcext:value-type="currency">
            <text:p>€3.00</text:p>
          </table:table-cell>
          <table:table-cell table:style-name="ce15" office:value-type="string" calcext:value-type="string">
            <text:p><text:a xlink:href="https://www.amazon.de/-/en/Youmile-Filament-Recognition-Interruption-Detection/dp/B09BTSNC9L/ref=sr_1_10?crid=3MNUO0KLQLWIS&amp;keywords=filament+sensor&amp;qid=1693564492&amp;sprefix=filament+sensor%2Caps%2C84&amp;sr=8-10" xlink:type="simple">https://www.amazon.de/-/en/Youmile-Filament-Recognition-Interruption-Detection/dp/B09BTSNC9L/ref=sr_1_10?crid=3MNUO0KLQLWIS&amp;keywords=filament+sensor&amp;qid=1693564492&amp;sprefix=filament+sensor%2Caps%2C84&amp;sr=8-10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eopixel strip 18 modules</text:p>
          </table:table-cell>
          <table:table-cell table:style-name="ce22"/>
          <table:table-cell table:style-name="ce23" office:value-type="currency" office:currency="EUR" office:value="2" calcext:value-type="currency">
            <text:p>€2.00</text:p>
          </table:table-cell>
          <table:table-cell table:style-name="ce26" office:value-type="string" calcext:value-type="string">
            <text:p><text:a xlink:href="https://www.amazon.de/-/en/Ws2812b-Individually-Addressable-Programmable-Flexible/dp/B078S6Z9KG/ref=sr_1_16?crid=EQKOULBLVZ0A&amp;keywords=WS2812B&amp;qid=1693564853&amp;sprefix=ws2812b%2Caps%2C94&amp;sr=8-16" xlink:type="simple">https://www.amazon.de/-/en/Ws2812b-Individually-Addressable-Programmable-Flexible/dp/B078S6Z9KG/ref=sr_1_16?crid=EQKOULBLVZ0A&amp;keywords=WS2812B&amp;qid=1693564853&amp;sprefix=ws2812b%2Caps%2C94&amp;sr=8-16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cover <text:s/>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an Adapter (3D printed)</text:p>
          </table:table-cell>
          <table:table-cell table:style-name="ce6"/>
          <table:table-cell table:style-name="ce13" office:value-type="currency" office:currency="EUR" office:value="0" calcext:value-type="currency">
            <text:p>€0.00</text:p>
          </table:table-cell>
          <table:table-cell table:style-name="ce6" table:number-columns-repeated="12"/>
          <table:table-cell table:number-columns-repeated="1007"/>
        </table:table-row>
        <table:table-row table:style-name="ro1"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-ring</text:p>
          </table:table-cell>
          <table:table-cell table:style-name="ce6"/>
          <table:table-cell table:style-name="ce13" office:value-type="currency" office:currency="EUR" office:value="0.12" calcext:value-type="currency">
            <text:p>€0.12</text:p>
          </table:table-cell>
          <table:table-cell table:style-name="ce16" office:value-type="string" calcext:value-type="string">
            <text:p><text:a xlink:href="https://www.amazon.de/-/en/Newoutset-Sealing-Electrical-Insulating-Assortment/dp/B09KGPLVJ7/ref=sr_1_6?crid=LAUONCG67WSR&amp;keywords=oring&amp;qid=1693839815&amp;sprefix=oring%2Caps%2C96&amp;sr=8-6" xlink:type="simple">https://www.amazon.de/-/en/Newoutset-Sealing-Electrical-Insulating-Assortment/dp/B09KGPLVJ7/ref=sr_1_6?crid=LAUONCG67WSR&amp;keywords=oring&amp;qid=1693839815&amp;sprefix=oring%2Caps%2C96&amp;sr=8-6</text:a></text:p>
          </table:table-cell>
          <table:table-cell table:style-name="ce6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9733 12v</text:p>
          </table:table-cell>
          <table:table-cell/>
          <table:table-cell table:style-name="ce11" office:value-type="currency" office:currency="EUR" office:value="9.36" calcext:value-type="currency">
            <text:p>€9.36</text:p>
          </table:table-cell>
          <table:table-cell table:style-name="ce15" office:value-type="string" calcext:value-type="string">
            <text:p><text:a xlink:href="https://www.amazon.de/-/en/CYRMZAY-Compatible-BFB1012EH-centrifugal-turbine/dp/B08PP67Q7X/ref=sr_1_4?crid=34EADXSI10KDG&amp;keywords=FAN+9733+12v&amp;qid=1693570401&amp;sprefix=fan+9733+12v%2Caps%2C80&amp;sr=8-4" xlink:type="simple">https://www.amazon.de/-/en/CYRMZAY-Compatible-BFB1012EH-centrifugal-turbine/dp/B08PP67Q7X/ref=sr_1_4?crid=34EADXSI10KDG&amp;keywords=FAN+9733+12v&amp;qid=1693570401&amp;sprefix=fan+9733+12v%2Caps%2C80&amp;sr=8-4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AN 3006 5v</text:p>
          </table:table-cell>
          <table:table-cell/>
          <table:table-cell table:style-name="ce11" office:value-type="currency" office:currency="EUR" office:value="9.98" calcext:value-type="currency">
            <text:p>€9.98</text:p>
          </table:table-cell>
          <table:table-cell table:style-name="ce15" office:value-type="string" calcext:value-type="string">
            <text:p><text:a xlink:href="https://www.amazon.de/-/en/Sunon-MF30060V11000UA99-Fan-0-56-91000/dp/B07ZBRGC5K/ref=sr_1_3?crid=1UY0FBND5X0OM&amp;keywords=sunon+30x30x6&amp;qid=1693570703&amp;sprefix=sunon+30x30x6%2Caps%2C81&amp;sr=8-3" xlink:type="simple">https://www.amazon.de/-/en/Sunon-MF30060V11000UA99-Fan-0-56-91000/dp/B07ZBRGC5K/ref=sr_1_3?crid=1UY0FBND5X0OM&amp;keywords=sunon+30x30x6&amp;qid=1693570703&amp;sprefix=sunon+30x30x6%2Caps%2C81&amp;sr=8-3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FAN 4020 12v</text:p>
          </table:table-cell>
          <table:table-cell/>
          <table:table-cell table:style-name="ce11" office:value-type="currency" office:currency="EUR" office:value="13.36" calcext:value-type="currency">
            <text:p>€13.36</text:p>
          </table:table-cell>
          <table:table-cell table:style-name="ce15" office:value-type="string" calcext:value-type="string">
            <text:p><text:a xlink:href="https://www.amazon.de/-/en/Sunon-HA40201V41000UA99-Fan-0-38-4500/dp/B07B65FT8F/ref=sr_1_12?crid=2GH9B9JAQDFEM&amp;keywords=sunon+4020&amp;qid=1686843128&amp;sprefix=sunon+4020%2Caps%2C88&amp;sr=8-12" xlink:type="simple">https://www.amazon.de/-/en/Sunon-HA40201V41000UA99-Fan-0-38-4500/dp/B07B65FT8F/ref=sr_1_12?crid=2GH9B9JAQDFEM&amp;keywords=sunon+4020&amp;qid=1686843128&amp;sprefix=sunon+4020%2Caps%2C88&amp;sr=8-12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screen 7"</text:p>
          </table:table-cell>
          <table:table-cell/>
          <table:table-cell table:style-name="ce11" office:value-type="currency" office:currency="EUR" office:value="52.99" calcext:value-type="currency">
            <text:p>€52.99</text:p>
          </table:table-cell>
          <table:table-cell table:style-name="ce15" office:value-type="string" calcext:value-type="string">
            <text:p><text:a xlink:href="https://www.ebay.de/itm/225712148892?hash=item348d7e119c:g:3YwAAOSw1~dkz6w2&amp;amdata=enc%3AAQAIAAAA8LaipFNAbkWDjXzOSV9u%2BpH01c%2Fa44LTNY0NLPN7nFj8%2BLunn43UDWFxqDblaY8fD3tYjENlgGyDJsjqQP7v2BqGx3zJdwn3klnc2Ju4oh8nIlX3XGY07w7v%2BQUmfj3f98F9zI26vlPz7V%2FPUV6FVNv5dJ1721D8cg%2FPZs0WJz%2B89YQWMeZG2K8gSlaTuLLpPXO8xWtFUSUZuTbSdwTx4HxQOk43E3iw%2FOEODICv8SkYeiPDP6SI7PSoeVHoMX9BE5cUUoTfVIEZmLqIABYDigvd50nezCf4J4bRJz%2FUi3sZlJc%2FepNRhTh58gFIfTvpHg%3D%3D%7Ctkp%3ABk9SR57WpIvKYg" xlink:type="simple">https://www.ebay.de/itm/225712148892?hash=item348d7e119c:g:3YwAAOSw1~dkz6w2&amp;amdata=enc%3AAQAIAAAA8LaipFNAbkWDjXzOSV9u%2BpH01c%2Fa44LTNY0NLPN7nFj8%2BLunn43UDWFxqDblaY8fD3tYjENlgGyDJsjqQP7v2BqGx3zJdwn3klnc2Ju4oh8nIlX3XGY07w7v%2BQUmfj3f98F9zI26vlPz7V%2FPUV6FVNv5dJ1721D8cg%2FPZs0WJz%2B89YQWMeZG2K8gSlaTuLLpPXO8xWtFUSUZuTbSdwTx4HxQOk43E3iw%2FOEODICv8SkYeiPDP6SI7PSoeVHoMX9BE5cUUoTfVIEZmLqIABYDigvd50nezCf4J4bRJz%2FUi3sZlJc%2FepNRhTh58gFIfTvpHg%3D%3D%7Ctkp%3ABk9SR57WpIvK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ower Entry AC 10A 250V</text:p>
          </table:table-cell>
          <table:table-cell/>
          <table:table-cell table:style-name="ce11" office:value-type="currency" office:currency="EUR" office:value="2.25" calcext:value-type="currency">
            <text:p>€2.25</text:p>
          </table:table-cell>
          <table:table-cell table:style-name="ce15" office:value-type="string" calcext:value-type="string">
            <text:p><text:a xlink:href="https://www.amazon.de/-/en/QWORK-sockets-input-switch-IEC320/dp/B0B1V6RFGQ/ref=d_pd_sbs_sccl_2_3/259-5095267-6308434?pd_rd_w=S7yvR&amp;content-id=amzn1.sym.41628bd4-d899-4783-a506-d8de0d1214b9&amp;pf_rd_p=41628bd4-d899-4783-a506-d8de0d1214b9&amp;pf_rd_r=KTJAJ3GX28HCV1PCAZ6T&amp;pd_rd_wg=vG645&amp;pd_rd_r=676f50bc-8395-41a2-ac98-17fbadbcb2bd&amp;pd_rd_i=B0B1V6RFGQ&amp;psc=1&amp;language=de_DE" xlink:type="simple">https://www.amazon.de/-/en/QWORK-sockets-input-switch-IEC320/dp/B0B1V6RFGQ/ref=d_pd_sbs_sccl_2_3/259-5095267-6308434?pd_rd_w=S7yvR&amp;content-id=amzn1.sym.41628bd4-d899-4783-a506-d8de0d1214b9&amp;pf_rd_p=41628bd4-d899-4783-a506-d8de0d1214b9&amp;pf_rd_r=KTJAJ3GX28HCV1PCAZ6T&amp;pd_rd_wg=vG645&amp;pd_rd_r=676f50bc-8395-41a2-ac98-17fbadbcb2bd&amp;pd_rd_i=B0B1V6RFGQ&amp;psc=1&amp;language=de_DE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Camera module OV5640 - USB</text:p>
          </table:table-cell>
          <table:table-cell table:style-name="ce22"/>
          <table:table-cell table:style-name="ce23" office:value-type="currency" office:currency="EUR" office:value="31.55" calcext:value-type="currency">
            <text:p>€31.55</text:p>
          </table:table-cell>
          <table:table-cell table:style-name="ce26" office:value-type="string" calcext:value-type="string">
            <text:p><text:a xlink:href="https://www.amazon.de/SEENGREAT-Autofocus-Interface-Microphone-Operating/dp/B0BMQ5TMGM/ref=sr_1_22_sspa?keywords=OV5640+-+USB&amp;qid=1693571732&amp;sr=8-22-spons&amp;sp_csd=d2lkZ2V0TmFtZT1zcF9idGY&amp;psc=1" xlink:type="simple">https://www.amazon.de/SEENGREAT-Autofocus-Interface-Microphone-Operating/dp/B0BMQ5TMGM/ref=sr_1_22_sspa?keywords=OV5640+-+USB&amp;qid=1693571732&amp;sr=8-22-spons&amp;sp_csd=d2lkZ2V0TmFtZT1zcF9idGY&amp;psc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USB Type A - panel mount</text:p>
          </table:table-cell>
          <table:table-cell table:style-name="ce22"/>
          <table:table-cell table:style-name="ce23" office:value-type="currency" office:currency="EUR" office:value="9.99" calcext:value-type="currency">
            <text:p>€9.99</text:p>
          </table:table-cell>
          <table:table-cell table:style-name="ce26" office:value-type="string" calcext:value-type="string">
            <text:p><text:a xlink:href="https://www.amazon.de/Female-Extension-Cable-Screw-Connector/dp/B00S6HGY72/ref=sr_1_13_sspa?crid=3463IVG91IIBF&amp;keywords=Verl%C3%A4ngerung+Stecker+A+an+Einbaubuchse+A%2C&amp;qid=1686840559&amp;sprefix=verl%C3%A4ngerung+stecker+a+an+einbaubuchse+a+%2Caps%2C101&amp;sr=8-13-spons&amp;sp_csd=d2lkZ2V0TmFtZT1zcF9tdGY&amp;psc=1" xlink:type="simple">https://www.amazon.de/Female-Extension-Cable-Screw-Connector/dp/B00S6HGY72/ref=sr_1_13_sspa?crid=3463IVG91IIBF&amp;keywords=Verl%C3%A4ngerung+Stecker+A+an+Einbaubuchse+A%2C&amp;qid=1686840559&amp;sprefix=verl%C3%A4ngerung+stecker+a+an+einbaubuchse+a+%2Caps%2C101&amp;sr=8-13-spons&amp;sp_csd=d2lkZ2V0TmFtZT1zcF9tdGY&amp;psc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hub type A - <text:s/>4 slots</text:p>
          </table:table-cell>
          <table:table-cell/>
          <table:table-cell table:style-name="ce11" office:value-type="currency" office:currency="EUR" office:value="3.99" calcext:value-type="currency">
            <text:p>€3.99</text:p>
          </table:table-cell>
          <table:table-cell table:style-name="ce15" office:value-type="string" calcext:value-type="string">
            <text:p><text:a xlink:href="https://www.amazon.de/-/en/Splitter-Compatible-MacBook-Windows-Laptops/dp/B0BJV2RLF8/ref=sr_1_4?crid=31MG2BOU55MUH&amp;keywords=usb+hub&amp;qid=1693571861&amp;sprefix=usb+hub%2Caps%2C92&amp;sr=8-4" xlink:type="simple">https://www.amazon.de/-/en/Splitter-Compatible-MacBook-Windows-Laptops/dp/B0BJV2RLF8/ref=sr_1_4?crid=31MG2BOU55MUH&amp;keywords=usb+hub&amp;qid=1693571861&amp;sprefix=usb+hub%2Caps%2C92&amp;sr=8-4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wifi adapter</text:p>
          </table:table-cell>
          <table:table-cell/>
          <table:table-cell table:style-name="ce11" office:value-type="currency" office:currency="EUR" office:value="7.99" calcext:value-type="currency">
            <text:p>€7.99</text:p>
          </table:table-cell>
          <table:table-cell table:style-name="ce15" office:value-type="string" calcext:value-type="string">
            <text:p><text:a xlink:href="https://www.amazon.de/-/en/D-Link-DWA-Wireless-Micro-Adapter/dp/B002PD61Y4/ref=sr_1_6?crid=107RC3DKA31Q1&amp;keywords=wifi+usb+stick&amp;qid=1693571936&amp;sprefix=wifi+usb%2Caps%2C79&amp;sr=8-6" xlink:type="simple">https://www.amazon.de/-/en/D-Link-DWA-Wireless-Micro-Adapter/dp/B002PD61Y4/ref=sr_1_6?crid=107RC3DKA31Q1&amp;keywords=wifi+usb+stick&amp;qid=1693571936&amp;sprefix=wifi+usb%2Caps%2C79&amp;sr=8-6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to DP adapter</text:p>
          </table:table-cell>
          <table:table-cell/>
          <table:table-cell table:style-name="ce11" office:value-type="currency" office:currency="EUR" office:value="4.48" calcext:value-type="currency">
            <text:p>€4.48</text:p>
          </table:table-cell>
          <table:table-cell table:style-name="ce15" office:value-type="string" calcext:value-type="string">
            <text:p><text:a xlink:href="https://www.amazon.de/-/en/Adapter-DisplayPort-Transfer-Resolution-Connection-black/dp/B0BKJSQHTD/ref=sr_1_16?crid=21EOCSGU35ZJJ&amp;keywords=HDMI+to+DP+adapter&amp;qid=1693572129&amp;sprefix=hdmi+to+dp+adapter%2Caps%2C78&amp;sr=8-16" xlink:type="simple">https://www.amazon.de/-/en/Adapter-DisplayPort-Transfer-Resolution-Connection-black/dp/B0BKJSQHTD/ref=sr_1_16?crid=21EOCSGU35ZJJ&amp;keywords=HDMI+to+DP+adapter&amp;qid=1693572129&amp;sprefix=hdmi+to+dp+adapter%2Caps%2C78&amp;sr=8-16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use 250v 10A</text:p>
          </table:table-cell>
          <table:table-cell/>
          <table:table-cell table:style-name="ce11" office:value-type="currency" office:currency="EUR" office:value="0.35" calcext:value-type="currency">
            <text:p>€0.35</text:p>
          </table:table-cell>
          <table:table-cell table:style-name="ce15" office:value-type="string" calcext:value-type="string">
            <text:p><text:a xlink:href="https://www.amazon.de/-/en/HUAREW-F10AL250V-5x20mm-0-2x0-78-Delayed/dp/B094D4G2DM/ref=sr_1_23?crid=3E2LIGRYY5Y2N&amp;keywords=Fuse+250v+10A&amp;qid=1693572363&amp;sprefix=fuse+250v+10a%2Caps%2C77&amp;sr=8-23" xlink:type="simple">https://www.amazon.de/-/en/HUAREW-F10AL250V-5x20mm-0-2x0-78-Delayed/dp/B094D4G2DM/ref=sr_1_23?crid=3E2LIGRYY5Y2N&amp;keywords=Fuse+250v+10A&amp;qid=1693572363&amp;sprefix=fuse+250v+10a%2Caps%2C77&amp;sr=8-23</text:a>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Z axis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d (3mm aluminum plate - cnc milled or laser cut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ed frame (8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mottor with 300mm integrated LeadScrew</text:p>
          </table:table-cell>
          <table:table-cell/>
          <table:table-cell table:style-name="ce11" office:value-type="currency" office:currency="EUR" office:value="46" calcext:value-type="currency">
            <text:p>€46.00</text:p>
          </table:table-cell>
          <table:table-cell table:style-name="ce15" office:value-type="string" calcext:value-type="string">
            <text:p><text:a xlink:href="https://www.ebay.de/itm/314784471163?hash=item494a9dd87b:g:3y8AAOSwvd9d9IcZ&amp;amdata=enc%3AAQAIAAABIOSoo2rxffCszDJtpDT6XJg50ckNZapQQrgeaaC8WldUc3qTxHp9iZvn5RzipPAkocvrbGdF5kwjSdwEtQPK50h0jZlW4YB7Tx%2BIv4f9kuSN40rjOpL391o886hqt7eowzfRmOIxied6potD7H%2FTmirlBFSu1UsZKlowcNTKqYBd%2BqqrT0mZvXkVcdpF%2Bn3Fe4j78rWjAZV4k6xQno1MVhFI9%2BQ5LWNQl0E65MpmEGyB6k4q0FhG7laGTDRSbTcaPFpCE73pTYotxGVhrQ93tjbt0luI6MjHjJs8KJi%2BheBFgK4t0TFvfD4YddJYovkw9QT1VOYooff2RiDLXBbMMi28MTaDGp0hnmpgz65bupiQzIW1xU4n8swpq86sB6K8RQ%3D%3D%7Ctkp%3ABk9SR8T50YzKYg" xlink:type="simple">https://www.ebay.de/itm/314784471163?hash=item494a9dd87b:g:3y8AAOSwvd9d9IcZ&amp;amdata=enc%3AAQAIAAABIOSoo2rxffCszDJtpDT6XJg50ckNZapQQrgeaaC8WldUc3qTxHp9iZvn5RzipPAkocvrbGdF5kwjSdwEtQPK50h0jZlW4YB7Tx%2BIv4f9kuSN40rjOpL391o886hqt7eowzfRmOIxied6potD7H%2FTmirlBFSu1UsZKlowcNTKqYBd%2BqqrT0mZvXkVcdpF%2Bn3Fe4j78rWjAZV4k6xQno1MVhFI9%2BQ5LWNQl0E65MpmEGyB6k4q0FhG7laGTDRSbTcaPFpCE73pTYotxGVhrQ93tjbt0luI6MjHjJs8KJi%2BheBFgK4t0TFvfD4YddJYovkw9QT1VOYooff2RiDLXBbMMi28MTaDGp0hnmpgz65bupiQzIW1xU4n8swpq86sB6K8RQ%3D%3D%7Ctkp%3ABk9SR8T50YzKYg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Linear shaft 12mmx400mm</text:p>
          </table:table-cell>
          <table:table-cell table:style-name="ce22"/>
          <table:table-cell table:style-name="ce23" office:value-type="currency" office:currency="EUR" office:value="34" calcext:value-type="currency">
            <text:p>€34.00</text:p>
          </table:table-cell>
          <table:table-cell table:style-name="ce26" office:value-type="string" calcext:value-type="string">
            <text:p><text:a xlink:href="https://www.dold-mechatronik.de/Praezisionswelle-12mm-h6-geschliffen-gehaertet-400mm-mit-Gewindebohrungen-M6x20" xlink:type="simple">https://www.dold-mechatronik.de/Praezisionswelle-12mm-h6-geschliffen-gehaertet-400mm-mit-Gewindebohrungen-M6x20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LMH12LUU linear bearing</text:p>
          </table:table-cell>
          <table:table-cell table:style-name="ce20" office:value-type="string" calcext:value-type="string">
            <text:p>3 missing</text:p>
          </table:table-cell>
          <table:table-cell table:style-name="ce24" office:value-type="currency" office:currency="EUR" office:value="20.08" calcext:value-type="currency">
            <text:p>€20.08</text:p>
          </table:table-cell>
          <table:table-cell table:style-name="ce27" office:value-type="string" calcext:value-type="string">
            <text:p><text:a xlink:href="https://www.ebay.de/itm/134620933329?hash=item1f58086cd1:g:VrgAAOSwmOFkkPOs&amp;amdata=enc%3AAQAIAAAA4B9EHelOUu0Xkr7J9TLh3qAqZNwjX6gaKUgrBdKKKemBxf9Wt%2FzUTU5FsXqYcndgtnPqjPJCbTCdqiCVbovMYFJppZSVtlmAs74mqy6n2fXP9K6DCEiMGm%2BJsT%2FsToSJDX0OmrNSUTIaC8N2KrMiZm0%2Fte68P46KC%2BVrZzYRQOtArjPTSnQx0hnGUJR3Qt%2FOyGViqah7qyOpjCGOSTRqHgDLU67ROp6H0eyoY3Bt%2B3V4fGWrSmYPCE3U7QqTvV3PxEKYmY%2BKmJSbAznrCGHvZwyAWAJgJR%2BwgSQo9rOXpFoD%7Ctkp%3ABFBMwofcjMpi" xlink:type="simple">https://www.ebay.de/itm/134620933329?hash=item1f58086cd1:g:VrgAAOSwmOFkkPOs&amp;amdata=enc%3AAQAIAAAA4B9EHelOUu0Xkr7J9TLh3qAqZNwjX6gaKUgrBdKKKemBxf9Wt%2FzUTU5FsXqYcndgtnPqjPJCbTCdqiCVbovMYFJppZSVtlmAs74mqy6n2fXP9K6DCEiMGm%2BJsT%2FsToSJDX0OmrNSUTIaC8N2KrMiZm0%2Fte68P46KC%2BVrZzYRQOtArjPTSnQx0hnGUJR3Qt%2FOyGViqah7qyOpjCGOSTRqHgDLU67ROp6H0eyoY3Bt%2B3V4fGWrSmYPCE3U7QqTvV3PxEKYmY%2BKmJSbAznrCGHvZwyAWAJgJR%2BwgSQo9rOXpFoD%7Ctkp%3ABFBMwofcjMpi</text:a></text:p>
          </table:table-cell>
          <table:table-cell table:style-name="ce29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K12 shaft holder</text:p>
          </table:table-cell>
          <table:table-cell/>
          <table:table-cell table:style-name="ce11" office:value-type="currency" office:currency="EUR" office:value="25.1" calcext:value-type="currency">
            <text:p>€25.10</text:p>
          </table:table-cell>
          <table:table-cell table:style-name="ce15" office:value-type="string" calcext:value-type="string">
            <text:p><text:a xlink:href="https://www.amazon.de/-/en/Mounting-Brackets-Bracket-Aluminum-Accessories/dp/B08CVD4XD5/ref=sr_1_7?crid=3V47M9DDN92PD&amp;keywords=SK12&amp;qid=1693572728&amp;sprefix=sk12+%2Caps%2C82&amp;sr=8-7" xlink:type="simple">https://www.amazon.de/-/en/Mounting-Brackets-Bracket-Aluminum-Accessories/dp/B08CVD4XD5/ref=sr_1_7?crid=3V47M9DDN92PD&amp;keywords=SK12&amp;qid=1693572728&amp;sprefix=sk12+%2Caps%2C82&amp;sr=8-7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ilicon shock absorber 16x18mm</text:p>
          </table:table-cell>
          <table:table-cell/>
          <table:table-cell table:style-name="ce11" office:value-type="currency" office:currency="EUR" office:value="1.55" calcext:value-type="currency">
            <text:p>€1.55</text:p>
          </table:table-cell>
          <table:table-cell table:style-name="ce15" office:value-type="string" calcext:value-type="string">
            <text:p><text:a xlink:href="https://www.amazon.de/-/en/16887180370763/dp/B0CBC2MV69/ref=sr_1_18?crid=2YAXDUXPZGL1W&amp;keywords=silikon+shock+absorber+3d+printer&amp;qid=1693572934&amp;sprefix=silikon+shock+absorber+3d+printer%2Caps%2C84&amp;sr=8-18" xlink:type="simple">https://www.amazon.de/-/en/16887180370763/dp/B0CBC2MV69/ref=sr_1_18?crid=2YAXDUXPZGL1W&amp;keywords=silikon+shock+absorber+3d+printer&amp;qid=1693572934&amp;sprefix=silikon+shock+absorber+3d+printer%2Caps%2C84&amp;sr=8-18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Knurled thumb screw m5 x30mm</text:p>
          </table:table-cell>
          <table:table-cell/>
          <table:table-cell table:style-name="ce11" office:value-type="currency" office:currency="EUR" office:value="8.49" calcext:value-type="currency">
            <text:p>€8.49</text:p>
          </table:table-cell>
          <table:table-cell table:style-name="ce15" office:value-type="string" calcext:value-type="string">
            <text:p><text:a xlink:href="https://www.amazon.de/-/en/sourcing-Knurled-Thread-Screws-Fixing/dp/B07F8Q82LW/ref=sr_1_1?crid=8N3Z20A7IKGP&amp;keywords=m5+thumb+screw+30&amp;qid=1686844763&amp;sprefix=m5+thumb+screw+30%2Caps%2C85&amp;sr=8-1" xlink:type="simple">https://www.amazon.de/-/en/sourcing-Knurled-Thread-Screws-Fixing/dp/B07F8Q82LW/ref=sr_1_1?crid=8N3Z20A7IKGP&amp;keywords=m5+thumb+screw+30&amp;qid=1686844763&amp;sprefix=m5+thumb+screw+30%2Caps%2C85&amp;sr=8-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xible sheet bed 250x250mm</text:p>
          </table:table-cell>
          <table:table-cell/>
          <table:table-cell table:style-name="ce14" office:value-type="currency" office:currency="EUR" office:value="32.99" calcext:value-type="currency" table:number-columns-spanned="1" table:number-rows-spanned="2">
            <text:p>€32.99</text:p>
          </table:table-cell>
          <table:table-cell table:style-name="ce17" office:value-type="string" calcext:value-type="string" table:number-columns-spanned="1" table:number-rows-spanned="2">
            <text:p><text:a xlink:href="https://www.amazon.de/-/en/Befenybay-Flexible-Removable-Construction-250x250mm/dp/B09B51W5M6/ref=sr_1_39?crid=3AOLJPTAXT0RW&amp;keywords=PEI%2BDauerdruckplatte%2B250&amp;qid=1687158758&amp;sprefix=pei%2Bdauerdruckplatte%2B250%2Caps%2C192&amp;sr=8-39&amp;th=1" xlink:type="simple">https://www.amazon.de/-/en/Befenybay-Flexible-Removable-Construction-250x250mm/dp/B09B51W5M6/ref=sr_1_39?crid=3AOLJPTAXT0RW&amp;keywords=PEI%2BDauerdruckplatte%2B250&amp;qid=1687158758&amp;sprefix=pei%2Bdauerdruckplatte%2B250%2Caps%2C192&amp;sr=8-39&amp;th=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agnetic bed 250x250mm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ilicon pad 300W 24V</text:p>
          </table:table-cell>
          <table:table-cell/>
          <table:table-cell table:style-name="ce11" office:value-type="currency" office:currency="EUR" office:value="36.87" calcext:value-type="currency">
            <text:p>€36.87</text:p>
          </table:table-cell>
          <table:table-cell table:style-name="ce15" office:value-type="string" calcext:value-type="string">
            <text:p><text:a xlink:href="https://www.amazon.de/-/en/Temperature-Flexible-Silicone-Building-Creality/dp/B07GJGCBNP/ref=sr_1_1?crid=NKYTXOPT5JPQ&amp;keywords=24v%2Bsilikon%2Bheizkissen%2B300w&amp;qid=1693570054&amp;sprefix=24v%2Bsilikon%2Bheizkissen%2B300w%2Caps%2C83&amp;sr=8-1&amp;th=1" xlink:type="simple">https://www.amazon.de/-/en/Temperature-Flexible-Silicone-Building-Creality/dp/B07GJGCBNP/ref=sr_1_1?crid=NKYTXOPT5JPQ&amp;keywords=24v%2Bsilikon%2Bheizkissen%2B300w&amp;qid=1693570054&amp;sprefix=24v%2Bsilikon%2Bheizkissen%2B300w%2Caps%2C83&amp;sr=8-1&amp;th=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8 to M5 Insert</text:p>
          </table:table-cell>
          <table:table-cell/>
          <table:table-cell table:style-name="ce11" office:value-type="currency" office:currency="EUR" office:value="2.89" calcext:value-type="currency">
            <text:p>€2.89</text:p>
          </table:table-cell>
          <table:table-cell table:style-name="ce15" office:value-type="string" calcext:value-type="string">
            <text:p><text:a xlink:href="https://www.amazon.de/-/en/Thread-Reducer-Stainless-Mounting-Accessories/dp/B0C3Y5MWDZ/ref=sr_1_1?crid=HJTHF6WDC633&amp;keywords=m5+to+m8+insert&amp;qid=1693573134&amp;sprefix=m5+to+m8+insert%2Caps%2C89&amp;sr=8-1" xlink:type="simple">https://www.amazon.de/-/en/Thread-Reducer-Stainless-Mounting-Accessories/dp/B0C3Y5MWDZ/ref=sr_1_1?crid=HJTHF6WDC633&amp;keywords=m5+to+m8+insert&amp;qid=1693573134&amp;sprefix=m5+to+m8+insert%2Caps%2C89&amp;sr=8-1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T8 POM leadscrew nut </text:p>
          </table:table-cell>
          <table:table-cell table:style-name="ce22"/>
          <table:table-cell table:style-name="ce23" office:value-type="currency" office:currency="EUR" office:value="3.33" calcext:value-type="currency">
            <text:p>€3.33</text:p>
          </table:table-cell>
          <table:table-cell table:style-name="ce26" office:value-type="string" calcext:value-type="string">
            <text:p><text:a xlink:href="https://www.amazon.de/-/en/Befenybay-Diameter-Black-TR8x8-Printer/dp/B07RJT1GD8/ref=sr_1_14?crid=2G4EIZXCJ0Y17&amp;keywords=T8%2BPOM%2Bleadscrew%2Bnut&amp;qid=1693573208&amp;sprefix=t8%2Bpom%2Bleadscrew%2Bnut%2B%2Caps%2C80&amp;sr=8-14&amp;th=1" xlink:type="simple">https://www.amazon.de/-/en/Befenybay-Diameter-Black-TR8x8-Printer/dp/B07RJT1GD8/ref=sr_1_14?crid=2G4EIZXCJ0Y17&amp;keywords=T8%2BPOM%2Bleadscrew%2Bnut&amp;qid=1693573208&amp;sprefix=t8%2Bpom%2Bleadscrew%2Bnut%2B%2Caps%2C80&amp;sr=8-14&amp;th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Oldham Coupler for T8 nut</text:p>
          </table:table-cell>
          <table:table-cell/>
          <table:table-cell table:style-name="ce11" office:value-type="currency" office:currency="EUR" office:value="24.07" calcext:value-type="currency">
            <text:p>€24.07</text:p>
          </table:table-cell>
          <table:table-cell table:style-name="ce15" office:value-type="string" calcext:value-type="string">
            <text:p><text:a xlink:href="https://www.amazon.de/-/en/Oldham-Couplers-Compatible-Printers-Coupling/dp/B0B17QWTG2/ref=sr_1_3?crid=296Q282KKRNEV&amp;keywords=oldham%2Bt8&amp;qid=1693573466&amp;sprefix=oldham%2Bt8%2Caps%2C87&amp;sr=8-3&amp;th=1" xlink:type="simple">https://www.amazon.de/-/en/Oldham-Couplers-Compatible-Printers-Coupling/dp/B0B17QWTG2/ref=sr_1_3?crid=296Q282KKRNEV&amp;keywords=oldham%2Bt8&amp;qid=1693573466&amp;sprefix=oldham%2Bt8%2Caps%2C87&amp;sr=8-3&amp;th=1</text:a></text:p>
          </table:table-cell>
          <table:table-cell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Extruder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top plate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botom plate (3mm aluminium plate - cnc milled or laser cut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heat sink (12mm aluminium - cnc milled)</text:p>
          </table:table-cell>
          <table:table-cell/>
          <table:table-cell table:style-name="ce11" office:value-type="currency" office:currency="EUR" office:value="5.95" calcext:value-type="currency">
            <text:p>€5.95</text:p>
          </table:table-cell>
          <table:table-cell table:style-name="ce15" office:value-type="string" calcext:value-type="string">
            <text:p><text:a xlink:href="https://shop.ibl-raimund.de/Alu/Platten/Maschinenbau-AlMg3/Aluminiumplatte-EN-AW-AlMg3-5754-Staerke-12-mm.html" xlink:type="simple">https://shop.ibl-raimund.de/Alu/Platten/Maschinenbau-AlMg3/Aluminiumplatte-EN-AW-AlMg3-5754-Staerke-12-mm.html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oling duct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touch spacer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xtruder wires holder (3D prin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herpa mini extruder (metal)</text:p>
          </table:table-cell>
          <table:table-cell/>
          <table:table-cell table:style-name="ce11" office:value-type="currency" office:currency="EUR" office:value="87.99" calcext:value-type="currency">
            <text:p>€87.99</text:p>
          </table:table-cell>
          <table:table-cell table:style-name="ce15" office:value-type="string" calcext:value-type="string">
            <text:p><text:a xlink:href="https://www.amazon.de/Printer-Accessories-Extruder-Lightweight-Compatible/dp/B0C3CYKK9H/ref=sr_1_1_sspa?crid=1XNV95FU6H53S&amp;keywords=FYSETC+Sherpa+Mini&amp;qid=1686214561&amp;sprefix=sherpa+gears+extruder%2Caps%2C97&amp;sr=8-1-spons&amp;sp_csd=d2lkZ2V0TmFtZT1zcF9hdGY&amp;psc=1" xlink:type="simple">https://www.amazon.de/Printer-Accessories-Extruder-Lightweight-Compatible/dp/B0C3CYKK9H/ref=sr_1_1_sspa?crid=1XNV95FU6H53S&amp;keywords=FYSETC+Sherpa+Mini&amp;qid=1686214561&amp;sprefix=sherpa+gears+extruder%2Caps%2C97&amp;sr=8-1-spons&amp;sp_csd=d2lkZ2V0TmFtZT1zcF9hdGY&amp;psc=1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eating block V6 style </text:p>
          </table:table-cell>
          <table:table-cell table:style-name="ce22"/>
          <table:table-cell table:style-name="ce23" office:value-type="currency" office:currency="EUR" office:value="1.1" calcext:value-type="currency">
            <text:p>€1.10</text:p>
          </table:table-cell>
          <table:table-cell table:style-name="ce26" office:value-type="string" calcext:value-type="string">
            <text:p><text:a xlink:href="https://www.amazon.de/-/en/20x16x12mm-Aluminum-Heating-Printer-Accessories/dp/B08T9MVQDM/ref=sr_1_15?crid=5SC6U3TCALL6&amp;keywords=heating+block+v6&amp;qid=1693834221&amp;sprefix=heating+block+v6%2Caps%2C141&amp;sr=8-15" xlink:type="simple">https://www.amazon.de/-/en/20x16x12mm-Aluminum-Heating-Printer-Accessories/dp/B08T9MVQDM/ref=sr_1_15?crid=5SC6U3TCALL6&amp;keywords=heating+block+v6&amp;qid=1693834221&amp;sprefix=heating+block+v6%2Caps%2C141&amp;sr=8-15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Nozzle high flow <text:s/>0.4 mm </text:p>
          </table:table-cell>
          <table:table-cell table:style-name="ce22"/>
          <table:table-cell table:style-name="ce23" office:value-type="currency" office:currency="EUR" office:value="2.6" calcext:value-type="currency">
            <text:p>€2.60</text:p>
          </table:table-cell>
          <table:table-cell table:style-name="ce26" office:value-type="string" calcext:value-type="string">
            <text:p><text:a xlink:href="https://www.amazon.de/-/en/Printer-Filament-Extruder-Compatible-Anycubic/dp/B0BTYGYK8T/ref=sr_1_6?crid=TYTP8EK8VUDC&amp;keywords=high+flow+nozzle&amp;qid=1693834441&amp;sprefix=high+flow+nozzl%2Caps%2C121&amp;sr=8-6" xlink:type="simple">https://www.amazon.de/-/en/Printer-Filament-Extruder-Compatible-Anycubic/dp/B0BTYGYK8T/ref=sr_1_6?crid=TYTP8EK8VUDC&amp;keywords=high+flow+nozzle&amp;qid=1693834441&amp;sprefix=high+flow+nozzl%2Caps%2C121&amp;sr=8-6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eat break bi-metal titanium-copper</text:p>
          </table:table-cell>
          <table:table-cell table:style-name="ce22"/>
          <table:table-cell table:style-name="ce23" office:value-type="currency" office:currency="EUR" office:value="3.5" calcext:value-type="currency">
            <text:p>€3.50</text:p>
          </table:table-cell>
          <table:table-cell table:style-name="ce26" office:value-type="string" calcext:value-type="string">
            <text:p><text:a xlink:href="https://www.amazon.de/-/en/FIGFYOU-Heatbreak-Bi-Metal-Threaded-Titanium/dp/B09TGYJS3M/ref=sr_1_30?crid=1A56WACFC9E7H&amp;keywords=bimetal+heatbreak&amp;qid=1693834683&amp;sprefix=bimetal+heatbrake%2Caps%2C127&amp;sr=8-30" xlink:type="simple">https://www.amazon.de/-/en/FIGFYOU-Heatbreak-Bi-Metal-Threaded-Titanium/dp/B09TGYJS3M/ref=sr_1_30?crid=1A56WACFC9E7H&amp;keywords=bimetal+heatbreak&amp;qid=1693834683&amp;sprefix=bimetal+heatbrake%2Caps%2C127&amp;sr=8-30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Thermistor 104NT</text:p>
          </table:table-cell>
          <table:table-cell table:style-name="ce22"/>
          <table:table-cell table:style-name="ce25" office:value-type="currency" office:currency="EUR" office:value="12.79" calcext:value-type="currency" table:number-columns-spanned="1" table:number-rows-spanned="2">
            <text:p>€12.79</text:p>
          </table:table-cell>
          <table:table-cell table:style-name="ce28" office:value-type="string" calcext:value-type="string" table:number-columns-spanned="1" table:number-rows-spanned="2">
            <text:p><text:a xlink:href="https://www.amazon.de/-/en/Semitec-104GT-2-Thermistor-Heating-Cartridge/dp/B08ZYFW28F/ref=sr_1_8?crid=2R347DL63SFQ3&amp;keywords=Thermistor%2B104NT&amp;qid=1693834827&amp;sprefix=thermistor%2B104nt%2Caps%2C105&amp;sr=8-8&amp;th=1" xlink:type="simple">https://www.amazon.de/-/en/Semitec-104GT-2-Thermistor-Heating-Cartridge/dp/B08ZYFW28F/ref=sr_1_8?crid=2R347DL63SFQ3&amp;keywords=Thermistor%2B104NT&amp;qid=1693834827&amp;sprefix=thermistor%2B104nt%2Caps%2C105&amp;sr=8-8&amp;th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eating cartridge 50w 24v</text:p>
          </table:table-cell>
          <table:table-cell table:style-name="ce22"/>
          <table:covered-table-cell table:number-columns-repeated="2"/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ore XY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idge (8mm aluminium plate - cnc milled)</text:p>
          </table:table-cell>
          <table:table-cell/>
          <table:table-cell table:style-name="ce11" office:value-type="currency" office:currency="EUR" office:value="37.52" calcext:value-type="currency">
            <text:p>€37.52</text:p>
          </table:table-cell>
          <table:table-cell table:style-name="ce15" office:value-type="string" calcext:value-type="string">
            <text:p><text:a xlink:href="https://shop.ibl-raimund.de/Alu/Platten/Maschinenbau-AlMg3/Aluminiumplatte-EN-AW-AlMg3-5754-Staerke-8-mm.html" xlink:type="simple">https://shop.ibl-raimund.de/Alu/Platten/Maschinenbau-AlMg3/Aluminiumplatte-EN-AW-AlMg3-5754-Staerke-8-mm.html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ub top frame bracket (3mm aluminium plate - cnc milled or laser cutt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acket R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Gantry bracket L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cer bracket R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pacer bracket L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nsioner bracket (3mm aluminium plate - cnc mille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nsioner bearings holder (15mm aluminium - cnc milled)</text:p>
          </table:table-cell>
          <table:table-cell/>
          <table:table-cell table:style-name="ce14" office:value-type="currency" office:currency="EUR" office:value="5.95" calcext:value-type="currency" table:number-columns-spanned="1" table:number-rows-spanned="2">
            <text:p>€5.95</text:p>
          </table:table-cell>
          <table:table-cell table:style-name="ce17" office:value-type="string" calcext:value-type="string" table:number-columns-spanned="1" table:number-rows-spanned="2">
            <text:p><text:a xlink:href="https://shop.ibl-raimund.de/Alu/Platten/Maschinenbau-AlMg3/Aluminiumplatte-EN-AW-AlMg3-5754-Staerke-15-mm.html" xlink:type="simple">https://shop.ibl-raimund.de/Alu/Platten/Maschinenbau-AlMg3/Aluminiumplatte-EN-AW-AlMg3-5754-Staerke-15-mm.html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ensioner frame (15mm aluminium - cnc milled)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elt clip gt2 6mm (3D printed)</text:p>
          </table:table-cell>
          <table:table-cell/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GN9C rail with carriage 300mm</text:p>
          </table:table-cell>
          <table:table-cell/>
          <table:table-cell table:style-name="ce11" office:value-type="currency" office:currency="EUR" office:value="22.37" calcext:value-type="currency">
            <text:p>€22.37</text:p>
          </table:table-cell>
          <table:table-cell table:style-name="ce15" office:value-type="string" calcext:value-type="string">
            <text:p><text:a xlink:href="https://www.amazon.de/-/en/MGN9C-Linear-Rail-Block-300/dp/B09YD917PK/ref=sr_1_4?crid=8CGE8TYWCHEW&amp;keywords=MGN9C+300mm&amp;qid=1693556141&amp;sprefix=mgn9c+300mm%2Caps%2C74&amp;sr=8-4" xlink:type="simple">https://www.amazon.de/-/en/MGN9C-Linear-Rail-Block-300/dp/B09YD917PK/ref=sr_1_4?crid=8CGE8TYWCHEW&amp;keywords=MGN9C+300mm&amp;qid=1693556141&amp;sprefix=mgn9c+300mm%2Caps%2C74&amp;sr=8-4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Linear bearing SCV12UU</text:p>
          </table:table-cell>
          <table:table-cell/>
          <table:table-cell table:style-name="ce11" office:value-type="currency" office:currency="EUR" office:value="12.9" calcext:value-type="currency">
            <text:p>€12.90</text:p>
          </table:table-cell>
          <table:table-cell table:style-name="ce15" office:value-type="string" calcext:value-type="string">
            <text:p><text:a xlink:href="https://www.ebay.de/itm/272471634649?hash=item3f709332d9:g:MbgAAOSw4GVYQWSb&amp;amdata=enc%3AAQAIAAAA4EdxulEMtlyZoergw227abdkZILrmoOJwRcRHdQ5x0F9NsEZBYzMCMz7xMEiQtUF0mCtrVM7so1AG%2BeYAxoeVne0OEemarkA%2FIi2W%2BWk6O8jSyMuaO8SLwwShBAW2%2FVMVwDiAd1ZkAsTS8eFI%2F5rC0DoYf1qGnYK0nRGQbm0XcwMreFQwE5wtJj49rMejXeZv7SyIALRaMivluHfIXbVcVB%2Bry0nlf%2FXd%2BlokGthlgCDGC8pYk4iulgNi0BvzXlWyTXChDfuTWlyFXd8kzvp%2FrR7y0VhdlSoU8btVFaDn%2BRK%7Ctkp%3ABFBM-ueJ_cli" xlink:type="simple">https://www.ebay.de/itm/272471634649?hash=item3f709332d9:g:MbgAAOSw4GVYQWSb&amp;amdata=enc%3AAQAIAAAA4EdxulEMtlyZoergw227abdkZILrmoOJwRcRHdQ5x0F9NsEZBYzMCMz7xMEiQtUF0mCtrVM7so1AG%2BeYAxoeVne0OEemarkA%2FIi2W%2BWk6O8jSyMuaO8SLwwShBAW2%2FVMVwDiAd1ZkAsTS8eFI%2F5rC0DoYf1qGnYK0nRGQbm0XcwMreFQwE5wtJj49rMejXeZv7SyIALRaMivluHfIXbVcVB%2Bry0nlf%2FXd%2BlokGthlgCDGC8pYk4iulgNi0BvzXlWyTXChDfuTWlyFXd8kzvp%2FrR7y0VhdlSoU8btVFaDn%2BRK%7Ctkp%3ABFBM-ueJ_cli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Linear shaft 12mmx400mm</text:p>
          </table:table-cell>
          <table:table-cell table:style-name="ce22"/>
          <table:table-cell table:style-name="ce23" office:value-type="currency" office:currency="EUR" office:value="17" calcext:value-type="currency">
            <text:p>€17.00</text:p>
          </table:table-cell>
          <table:table-cell table:style-name="ce26" office:value-type="string" calcext:value-type="string">
            <text:p><text:a xlink:href="https://www.dold-mechatronik.de/Praezisionswelle-12mm-h6-geschliffen-gehaertet-400mm-mit-Gewindebohrungen-M6x20" xlink:type="simple">https://www.dold-mechatronik.de/Praezisionswelle-12mm-h6-geschliffen-gehaertet-400mm-mit-Gewindebohrungen-M6x20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20"/>
          <table:table-cell table:style-name="ce20" office:value-type="float" office:value="24" calcext:value-type="float">
            <text:p>24</text:p>
          </table:table-cell>
          <table:table-cell table:style-name="ce20" office:value-type="string" calcext:value-type="string">
            <text:p>Flange Bearing F623ZZ</text:p>
          </table:table-cell>
          <table:table-cell table:style-name="ce20" office:value-type="string" calcext:value-type="string">
            <text:p>18 missing</text:p>
          </table:table-cell>
          <table:table-cell table:style-name="ce24" office:value-type="currency" office:currency="EUR" office:value="21" calcext:value-type="currency">
            <text:p>€21.00</text:p>
          </table:table-cell>
          <table:table-cell table:style-name="ce27" office:value-type="string" calcext:value-type="string">
            <text:p><text:a xlink:href="https://www.ebay.de/itm/185050869448?hash=item2b15e42ec8:g:GYEAAOSwwNlicBaA&amp;amdata=enc%3AAQAIAAAA4OtKw%2BRlU1tiKMJdlbuv%2FNr7tN3jT6RanbIAyGsk5R5s2VHNcU48ZBeo98tnunH8DSfAGgps96sqRkIe7M7EHkqrueGkoWvCsgB271VU72vnWX1lr4C0dg9Ui%2B3OCpatgU%2Fst2FkvZGRSpKr%2BIZ32ap7%2F4Vw%2FIWIlBkdl54l1MGayyz9WnR8dYFi8510kuPAp1K48LQMmUVY2%2F6uHrFP23GchwFq42FB6SRK1ocTltlrnYNZtqca4LxsF4TWcL69MbF7YJ88MfN4zu2l%2FQ%2FoMrH5OIZRkHZV%2B%2FRpoCswmVpw%7Ctkp%3ABFBM8ou6_cli" xlink:type="simple">https://www.ebay.de/itm/185050869448?hash=item2b15e42ec8:g:GYEAAOSwwNlicBaA&amp;amdata=enc%3AAQAIAAAA4OtKw%2BRlU1tiKMJdlbuv%2FNr7tN3jT6RanbIAyGsk5R5s2VHNcU48ZBeo98tnunH8DSfAGgps96sqRkIe7M7EHkqrueGkoWvCsgB271VU72vnWX1lr4C0dg9Ui%2B3OCpatgU%2Fst2FkvZGRSpKr%2BIZ32ap7%2F4Vw%2FIWIlBkdl54l1MGayyz9WnR8dYFi8510kuPAp1K48LQMmUVY2%2F6uHrFP23GchwFq42FB6SRK1ocTltlrnYNZtqca4LxsF4TWcL69MbF7YJ88MfN4zu2l%2FQ%2FoMrH5OIZRkHZV%2B%2FRpoCswmVpw%7Ctkp%3ABFBM8ou6_cli</text:a></text:p>
          </table:table-cell>
          <table:table-cell table:style-name="ce29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Pulley gt2 20T</text:p>
          </table:table-cell>
          <table:table-cell table:style-name="ce19"/>
          <table:table-cell table:style-name="ce23" office:value-type="currency" office:currency="EUR" office:value="2.33" calcext:value-type="currency">
            <text:p>€2.33</text:p>
          </table:table-cell>
          <table:table-cell table:style-name="ce26" office:value-type="string" calcext:value-type="string">
            <text:p><text:a xlink:href="https://www.amazon.de/-/en/KeeYees-Timing-Pulley-Aluminium-Printer/dp/B07SVXRP7W/ref=sr_1_10?crid=1XMFIX623LNUP&amp;keywords=gt2%2B20t&amp;qid=1693555507&amp;sprefix=gt2%2B20t%2Caps%2C83&amp;sr=8-10&amp;th=1" xlink:type="simple">https://www.amazon.de/-/en/KeeYees-Timing-Pulley-Aluminium-Printer/dp/B07SVXRP7W/ref=sr_1_10?crid=1XMFIX623LNUP&amp;keywords=gt2%2B20t&amp;qid=1693555507&amp;sprefix=gt2%2B20t%2Caps%2C83&amp;sr=8-10&amp;th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Belt gt2 6mm 1800mm</text:p>
          </table:table-cell>
          <table:table-cell table:style-name="ce22"/>
          <table:table-cell table:style-name="ce23" office:value-type="currency" office:currency="EUR" office:value="8.48" calcext:value-type="currency">
            <text:p>€8.48</text:p>
          </table:table-cell>
          <table:table-cell table:style-name="ce26" office:value-type="string" calcext:value-type="string">
            <text:p><text:a xlink:href="https://www.ebay.de/itm/333379105198?hash=item4d9ef171ae:g:BDgAAOSw7G5iaAWm&amp;amdata=enc%3AAQAIAAAA4LAxbelpKxAuoqwOeejN3xWLhFgtk4ywiuHPBxOhGR3V8FKHl5ZiG88kacCT%2FVyeSpUIzm1THQ7ZzxdCtbaMexdpndQgV567T7Sd%2Bf4nCigUlUCGTz4fY21hfSgseObe%2F0egz2%2F%2FHXntX6QTcQrk7hlvgf8bDUB1iyuExRVK9swZMpoxSw5krU8ypqa4wVg9z7ykDwHzWioSjeKxLHl%2FXGbk%2BujZF%2B5yy91Rve9%2FdaK2CC8bKGBrIsvx8HWgpaUdqXDXAxRHDlC5JNkLaJ3GVSTNLScs2K9qK2x7iBit8yue%7Ctkp%3ABFBMsJH__5Fi" xlink:type="simple">https://www.ebay.de/itm/333379105198?hash=item4d9ef171ae:g:BDgAAOSw7G5iaAWm&amp;amdata=enc%3AAQAIAAAA4LAxbelpKxAuoqwOeejN3xWLhFgtk4ywiuHPBxOhGR3V8FKHl5ZiG88kacCT%2FVyeSpUIzm1THQ7ZzxdCtbaMexdpndQgV567T7Sd%2Bf4nCigUlUCGTz4fY21hfSgseObe%2F0egz2%2F%2FHXntX6QTcQrk7hlvgf8bDUB1iyuExRVK9swZMpoxSw5krU8ypqa4wVg9z7ykDwHzWioSjeKxLHl%2FXGbk%2BujZF%2B5yy91Rve9%2FdaK2CC8bKGBrIsvx8HWgpaUdqXDXAxRHDlC5JNkLaJ3GVSTNLScs2K9qK2x7iBit8yue%7Ctkp%3ABFBMsJH__5Fi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epper motor LDO-42STH48-2804AH</text:p>
          </table:table-cell>
          <table:table-cell/>
          <table:table-cell table:style-name="ce11" office:value-type="currency" office:currency="EUR" office:value="51.96" calcext:value-type="currency">
            <text:p>€51.96</text:p>
          </table:table-cell>
          <table:table-cell table:style-name="ce15" office:value-type="string" calcext:value-type="string">
            <text:p><text:a xlink:href="https://www.onetwo3d.co.uk/product/ldo-42sth48-2804ac-super-power-stepper-motor/" xlink:type="simple">https://www.onetwo3d.co.uk/product/ldo-42sth48-2804ac-super-power-stepper-motor/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3 spacer 8 mm</text:p>
          </table:table-cell>
          <table:table-cell/>
          <table:table-cell table:style-name="ce14" office:value-type="currency" office:currency="EUR" office:value="8.39" calcext:value-type="currency" table:number-columns-spanned="1" table:number-rows-spanned="4">
            <text:p>€8.39</text:p>
          </table:table-cell>
          <table:table-cell table:style-name="ce17" office:value-type="string" calcext:value-type="string" table:number-columns-spanned="1" table:number-rows-spanned="4">
            <text:p><text:a xlink:href="https://www.amazon.de/-/en/Vesaneae-Plastic-Sleeves-Without-Insulation/dp/B0B2VY94V2/ref=sr_1_32?crid=235GE68WDS9UF&amp;keywords=m3+spacer&amp;qid=1693840112&amp;sprefix=m3+spacer+%2Caps%2C97&amp;sr=8-32" xlink:type="simple">https://www.amazon.de/-/en/Vesaneae-Plastic-Sleeves-Without-Insulation/dp/B0B2VY94V2/ref=sr_1_32?crid=235GE68WDS9UF&amp;keywords=m3+spacer&amp;qid=1693840112&amp;sprefix=m3+spacer+%2Caps%2C97&amp;sr=8-32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3 Spacer 10mm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3 spacer 18mm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M3 spacer 20mm</text:p>
          </table:table-cell>
          <table:table-cell/>
          <table:covered-table-cell table:number-columns-repeated="2"/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M3 nylon washer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Wiring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DMI cable Flat</text:p>
          </table:table-cell>
          <table:table-cell/>
          <table:table-cell table:style-name="ce11" office:value-type="currency" office:currency="EUR" office:value="5.82" calcext:value-type="currency">
            <text:p>€5.82</text:p>
          </table:table-cell>
          <table:table-cell table:style-name="ce15" office:value-type="string" calcext:value-type="string">
            <text:p><text:a xlink:href="https://www.amazon.de/-/en/dp/B07L5LD5XL/ref=twister_B08M4YYZV9?_encoding=UTF8&amp;th=1" xlink:type="simple">https://www.amazon.de/-/en/dp/B07L5LD5XL/ref=twister_B08M4YYZV9?_encoding=UTF8&amp;th=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type C to A <text:s/>cable (provided with main board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micro to A cable (provided with hdmi screen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USB A female to male extencion (for the camera)</text:p>
          </table:table-cell>
          <table:table-cell/>
          <table:table-cell table:style-name="ce11" office:value-type="currency" office:currency="EUR" office:value="4.99" calcext:value-type="currency">
            <text:p>€4.99</text:p>
          </table:table-cell>
          <table:table-cell table:style-name="ce15" office:value-type="string" calcext:value-type="string">
            <text:p><text:a xlink:href="https://www.amazon.de/-/en/RAVIAD-Extension-Keyboard-Printer-Scanner/dp/B0932RN85V/ref=sr_1_11?crid=C7UXZSNAU8TG&amp;keywords=USB+A+female+to+male+extencion&amp;qid=1693835563&amp;s=computers&amp;sprefix=usb+a+female+to+male+extencion%2Ccomputers%2C119&amp;sr=1-11" xlink:type="simple">https://www.amazon.de/-/en/RAVIAD-Extension-Keyboard-Printer-Scanner/dp/B0932RN85V/ref=sr_1_11?crid=C7UXZSNAU8TG&amp;keywords=USB+A+female+to+male+extencion&amp;qid=1693835563&amp;s=computers&amp;sprefix=usb+a+female+to+male+extencion%2Ccomputers%2C119&amp;sr=1-11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48v power Cable (self made)</text:p>
          </table:table-cell>
          <table:table-cell/>
          <table:table-cell table:style-name="ce11" office:value-type="currency" office:currency="EUR" office:value="0.09" calcext:value-type="currency">
            <text:p>€0.09</text:p>
          </table:table-cell>
          <table:table-cell table:style-name="ce15" office:value-type="string" calcext:value-type="string">
            <text:p><text:a xlink:href="https://www.ebay.de/itm/272664096557?hash=item3f7c0bef2d:g:F4AAAOSwoZVkcHkR&amp;amdata=enc%3AAQAIAAAA4PqI%2FvSXXI3GEzk%2BhMl9tM218uoqyQxuLKhsn9WarErEJNYWF82%2BlJXzeeEA5q7Gz8xZog%2FrPb1e%2BxV9uoEvpenPi7O227aLz1ACJw9d6PQmD69m4VG1WJa0Aqv%2BHWadg%2FI6tojxfseRq2IeRtAl5mSLwtK6NeyVEJ%2FCtaToMy8iRXdBOSq0KJLSzhukvjAnI3T0qxu78GfivdPhSoknyUKxE%2FP8zhk567mPksgwivSD5QWcJMZ33Sg9qEf%2BiuZl9BN09jXVtlnJr2%2FS4iO18M%2BSFdbLZ1ZepoC4xtNfAiVC%7Ctkp%3ABFBM2Kakysxi" xlink:type="simple">https://www.ebay.de/itm/272664096557?hash=item3f7c0bef2d:g:F4AAAOSwoZVkcHkR&amp;amdata=enc%3AAQAIAAAA4PqI%2FvSXXI3GEzk%2BhMl9tM218uoqyQxuLKhsn9WarErEJNYWF82%2BlJXzeeEA5q7Gz8xZog%2FrPb1e%2BxV9uoEvpenPi7O227aLz1ACJw9d6PQmD69m4VG1WJa0Aqv%2BHWadg%2FI6tojxfseRq2IeRtAl5mSLwtK6NeyVEJ%2FCtaToMy8iRXdBOSq0KJLSzhukvjAnI3T0qxu78GfivdPhSoknyUKxE%2FP8zhk567mPksgwivSD5QWcJMZ33Sg9qEf%2BiuZl9BN09jXVtlnJr2%2FS4iO18M%2BSFdbLZ1ZepoC4xtNfAiVC%7Ctkp%3ABFBM2Kakys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24v power Cable (self made)</text:p>
          </table:table-cell>
          <table:table-cell/>
          <table:table-cell table:style-name="ce11" office:value-type="currency" office:currency="EUR" office:value="0.14" calcext:value-type="currency">
            <text:p>€0.14</text:p>
          </table:table-cell>
          <table:table-cell table:style-name="ce15" office:value-type="string" calcext:value-type="string">
            <text:p><text:a xlink:href="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" xlink:type="simple">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5" office:value-type="string" calcext:value-type="string">
            <text:p>DC 24v jumper power Cable (self made)</text:p>
          </table:table-cell>
          <table:table-cell/>
          <table:table-cell table:style-name="ce11" office:value-type="currency" office:currency="EUR" office:value="0.07" calcext:value-type="currency">
            <text:p>€0.07</text:p>
          </table:table-cell>
          <table:table-cell table:style-name="ce15" office:value-type="string" calcext:value-type="string">
            <text:p><text:a xlink:href="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" xlink:type="simple">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C 19V power cable (with 5.5mm x 2.1mm barrel jack conector - self made)</text:p>
          </table:table-cell>
          <table:table-cell/>
          <table:table-cell table:style-name="ce11" office:value-type="currency" office:currency="EUR" office:value="1.68" calcext:value-type="currency">
            <text:p>€1.68</text:p>
          </table:table-cell>
          <table:table-cell table:style-name="ce15" office:value-type="string" calcext:value-type="string">
            <text:p><text:a xlink:href="https://www.amazon.de/Agatige-Pairs-Barrel-Supply-Repair/dp/B0BB1DTDC4/ref=sr_1_22_sspa?crid=27YYTA26E8YJ2&amp;keywords=DC%2BBarrel%2BJack%2BPlug%2B-%2BMale&amp;qid=1693905922&amp;sprefix=dc%2Bbarrel%2Bjack%2Bplug%2B-%2Bmale%2Caps%2C98&amp;sr=8-22-spons&amp;sp_csd=d2lkZ2V0TmFtZT1zcF9idGY&amp;th=1" xlink:type="simple">https://www.amazon.de/Agatige-Pairs-Barrel-Supply-Repair/dp/B0BB1DTDC4/ref=sr_1_22_sspa?crid=27YYTA26E8YJ2&amp;keywords=DC%2BBarrel%2BJack%2BPlug%2B-%2BMale&amp;qid=1693905922&amp;sprefix=dc%2Bbarrel%2Bjack%2Bplug%2B-%2Bmale%2Caps%2C98&amp;sr=8-22-spons&amp;sp_csd=d2lkZ2V0TmFtZT1zcF9idGY&amp;th=1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Led strip cable (self made)</text:p>
          </table:table-cell>
          <table:table-cell table:style-name="ce22"/>
          <table:table-cell table:style-name="ce23" office:value-type="currency" office:currency="EUR" office:value="0.7" calcext:value-type="currency">
            <text:p>€0.70</text:p>
          </table:table-cell>
          <table:table-cell table:style-name="ce26" office:value-type="string" calcext:value-type="string">
            <text:p><text:a xlink:href="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" xlink:type="simple">https://www.ebay.de/itm/282089500506?hash=item41add82f5a:g:JXYAAOSw-XFkcIyi&amp;amdata=enc%3AAQAIAAAA0KFJoAVPOnfpnYw8m9bg35HoUfGF5TQgAO4KtVIH9EdGzJnsnoT5aT7eJ9TEa4mwNz5yocavSYuh5Il0ATgBLqp2Xi4MZP5Pwbmp1wtCMRJXCrqaRECLjSqxl%2FFUdszSDDk43AjqqX7FqUbEDg2341Q%2BxPwL0zcGQTwn0MFs35J9rdUB2LQ2UA6mRhjcwRRdiJ7jr3GJGE%2BhCxvnm2aoyt1jY5s2Ud%2FvAbG%2BkcfOpM13rjQD8QqW5zbWuenVa4HUvaHbSbFFAopcNSRNUBI%2B2g0%3D%7Ctkp%3ABk9SR8yCsMrMYg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power cable (self made)</text:p>
          </table:table-cell>
          <table:table-cell/>
          <table:table-cell table:style-name="ce11" office:value-type="currency" office:currency="EUR" office:value="0.11" calcext:value-type="currency">
            <text:p>€0.11</text:p>
          </table:table-cell>
          <table:table-cell table:style-name="ce15" office:value-type="string" calcext:value-type="string">
            <text:p><text:a xlink:href="https://www.ebay.de/itm/272663902835?hash=item3f7c08fa73:g:aJ8AAOSwt~5kcG3R&amp;amdata=enc%3AAQAIAAAA4FMIK1Z%2F%2Bq%2F%2Bxpf0BrNosj5UWHHlhZtsF1M96vmwwApZvgRCgSkveJ6wnpsTNhFnk2xVIHa4eTqQB%2BqZTRIZXEKgnx%2FGqjWEqjO%2FWIOhXz2OtkGPmwUak3h%2FO9xzJYWpsfNPNfaDPcjCFl05cWaO2tVwceglJfhfzdYsfcIPiDFj49B0l2joV08q4z%2BIp9BbQo8PFb9PJ6MgoW3YvbkAWraMKCoEydl%2Fki5Qaa8jaBhxG7DhD7vFWRqrbg1%2Bs9nUZ4f%2FNSLs6iJVyPx0QavFwqMPgjPqAanO3EmTQu0aL27Z%7Ctkp%3ABFBM5tWGysxi" xlink:type="simple">https://www.ebay.de/itm/272663902835?hash=item3f7c08fa73:g:aJ8AAOSwt~5kcG3R&amp;amdata=enc%3AAQAIAAAA4FMIK1Z%2F%2Bq%2F%2Bxpf0BrNosj5UWHHlhZtsF1M96vmwwApZvgRCgSkveJ6wnpsTNhFnk2xVIHa4eTqQB%2BqZTRIZXEKgnx%2FGqjWEqjO%2FWIOhXz2OtkGPmwUak3h%2FO9xzJYWpsfNPNfaDPcjCFl05cWaO2tVwceglJfhfzdYsfcIPiDFj49B0l2joV08q4z%2BIp9BbQo8PFb9PJ6MgoW3YvbkAWraMKCoEydl%2Fki5Qaa8jaBhxG7DhD7vFWRqrbg1%2Bs9nUZ4f%2FNSLs6iJVyPx0QavFwqMPgjPqAanO3EmTQu0aL27Z%7Ctkp%3ABFBM5tWGys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neutral jumper cable (self made)</text:p>
          </table:table-cell>
          <table:table-cell/>
          <table:table-cell table:style-name="ce11" office:value-type="currency" office:currency="EUR" office:value="0.11" calcext:value-type="currency">
            <text:p>€0.11</text:p>
          </table:table-cell>
          <table:table-cell table:style-name="ce15" office:value-type="string" calcext:value-type="string">
            <text:p><text:a xlink:href="https://www.ebay.de/itm/272663902835?hash=item3f7c08fa73:g:aJ8AAOSwt~5kcG3R&amp;amdata=enc%3AAQAIAAAA4FMIK1Z%2F%2Bq%2F%2Bxpf0BrNosj5UWHHlhZtsF1M96vmwwApZvgRCgSkveJ6wnpsTNhFnk2xVIHa4eTqQB%2BqZTRIZXEKgnx%2FGqjWEqjO%2FWIOhXz2OtkGPmwUak3h%2FO9xzJYWpsfNPNfaDPcjCFl05cWaO2tVwceglJfhfzdYsfcIPiDFj49B0l2joV08q4z%2BIp9BbQo8PFb9PJ6MgoW3YvbkAWraMKCoEydl%2Fki5Qaa8jaBhxG7DhD7vFWRqrbg1%2Bs9nUZ4f%2FNSLs6iJVyPx0QavFwqMPgjPqAanO3EmTQu0aL27Z%7Ctkp%3ABFBM5tWGysxi" xlink:type="simple">https://www.ebay.de/itm/272663902835?hash=item3f7c08fa73:g:aJ8AAOSwt~5kcG3R&amp;amdata=enc%3AAQAIAAAA4FMIK1Z%2F%2Bq%2F%2Bxpf0BrNosj5UWHHlhZtsF1M96vmwwApZvgRCgSkveJ6wnpsTNhFnk2xVIHa4eTqQB%2BqZTRIZXEKgnx%2FGqjWEqjO%2FWIOhXz2OtkGPmwUak3h%2FO9xzJYWpsfNPNfaDPcjCFl05cWaO2tVwceglJfhfzdYsfcIPiDFj49B0l2joV08q4z%2BIp9BbQo8PFb9PJ6MgoW3YvbkAWraMKCoEydl%2Fki5Qaa8jaBhxG7DhD7vFWRqrbg1%2Bs9nUZ4f%2FNSLs6iJVyPx0QavFwqMPgjPqAanO3EmTQu0aL27Z%7Ctkp%3ABFBM5tWGysxi</text:a>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C 220v live jumper cable (self made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arth cable (self made)</text:p>
          </table:table-cell>
          <table:table-cell/>
          <table:table-cell table:style-name="ce11" office:value-type="currency" office:currency="EUR" office:value="0" calcext:value-type="currency">
            <text:p>€0.00</text:p>
          </table:table-cell>
          <table:table-cell table:style-name="ce15" office:value-type="string" calcext:value-type="string">
            <text:p><text:a xlink:href="https://www.ebay.de/itm/404042780595?chn=ps&amp;var=673925915666&amp;_trkparms=ispr%3D1&amp;amdata=enc%3A1tI6-YcQmTTqsOpWi3yMlzw27&amp;norover=1&amp;mkevt=1&amp;mkrid=707-134425-41852-0&amp;mkcid=2&amp;mkscid=101&amp;itemid=673925915666_404042780595&amp;targetid=1716911581199&amp;device=c&amp;mktype=pla&amp;googleloc=9043528&amp;poi=&amp;campaignid=17943303986&amp;mkgroupid=140642150118&amp;rlsatarget=pla-1716911581199&amp;abcId=9301060&amp;merchantid=7364532&amp;gclid=CjwKCAjwo9unBhBTEiwAipC112tgQ-zDhLt32vUlUV4ElUhVqO_hY2Qzp7KR9PL7vtRfcsrXC7j6HxoCfVcQAvD_BwE" xlink:type="simple">https://www.ebay.de/itm/404042780595?chn=ps&amp;var=673925915666&amp;_trkparms=ispr%3D1&amp;amdata=enc%3A1tI6-YcQmTTqsOpWi3yMlzw27&amp;norover=1&amp;mkevt=1&amp;mkrid=707-134425-41852-0&amp;mkcid=2&amp;mkscid=101&amp;itemid=673925915666_404042780595&amp;targetid=1716911581199&amp;device=c&amp;mktype=pla&amp;googleloc=9043528&amp;poi=&amp;campaignid=17943303986&amp;mkgroupid=140642150118&amp;rlsatarget=pla-1716911581199&amp;abcId=9301060&amp;merchantid=7364532&amp;gclid=CjwKCAjwo9unBhBTEiwAipC112tgQ-zDhLt32vUlUV4ElUhVqO_hY2Qzp7KR9PL7vtRfcsrXC7j6HxoCfVcQAvD_BwE</text:a>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Mesh wire sleeve</text:p>
          </table:table-cell>
          <table:table-cell table:style-name="ce22"/>
          <table:table-cell table:style-name="ce23" office:value-type="currency" office:currency="EUR" office:value="2.06" calcext:value-type="currency">
            <text:p>€2.06</text:p>
          </table:table-cell>
          <table:table-cell table:style-name="ce26" office:value-type="string" calcext:value-type="string">
            <text:p><text:a xlink:href="https://www.amazon.de/Gewebeschlauch-Geflechtschlauch-Isolierschlauch-Kabelschutz-Kabelschlauch/dp/B07JQXLXZD/ref=asc_df_B07JQQLXXF/?tag=&amp;linkCode=df0&amp;hvadid=308574237278&amp;hvpos=&amp;hvnetw=g&amp;hvrand=10973016425499739685&amp;hvpone=&amp;hvptwo=&amp;hvqmt=&amp;hvdev=c&amp;hvdvcmdl=&amp;hvlocint=&amp;hvlocphy=9043534&amp;hvtargid=pla-758496264421&amp;th=1&amp;ref=&amp;adgrpid=60893891745" xlink:type="simple">https://www.amazon.de/Gewebeschlauch-Geflechtschlauch-Isolierschlauch-Kabelschutz-Kabelschlauch/dp/B07JQXLXZD/ref=asc_df_B07JQQLXXF/?tag=&amp;linkCode=df0&amp;hvadid=308574237278&amp;hvpos=&amp;hvnetw=g&amp;hvrand=10973016425499739685&amp;hvpone=&amp;hvptwo=&amp;hvqmt=&amp;hvdev=c&amp;hvdvcmdl=&amp;hvlocint=&amp;hvlocphy=9043534&amp;hvtargid=pla-758496264421&amp;th=1&amp;ref=&amp;adgrpid=60893891745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Wire bracket small</text:p>
          </table:table-cell>
          <table:table-cell table:style-name="ce22"/>
          <table:table-cell table:style-name="ce23" office:value-type="currency" office:currency="EUR" office:value="0.16" calcext:value-type="currency">
            <text:p>€0.16</text:p>
          </table:table-cell>
          <table:table-cell table:style-name="ce26" office:value-type="string" calcext:value-type="string">
            <text:p><text:a xlink:href="https://www.amazon.de/-/en/Adhesive-Cable-Electric-Management-Office/dp/B07MF25DLY/ref=sr_1_27?crid=2OBEY8OPB07ZL&amp;keywords=wire%2Bclips&amp;qid=1686920049&amp;sprefix=wire%2Bclips%2Caps%2C106&amp;sr=8-27&amp;th=1" xlink:type="simple">https://www.amazon.de/-/en/Adhesive-Cable-Electric-Management-Office/dp/B07MF25DLY/ref=sr_1_27?crid=2OBEY8OPB07ZL&amp;keywords=wire%2Bclips&amp;qid=1686920049&amp;sprefix=wire%2Bclips%2Caps%2C106&amp;sr=8-27&amp;th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Zip ties pack</text:p>
          </table:table-cell>
          <table:table-cell table:style-name="ce22"/>
          <table:table-cell table:style-name="ce23" office:value-type="currency" office:currency="EUR" office:value="0.62" calcext:value-type="currency">
            <text:p>€0.62</text:p>
          </table:table-cell>
          <table:table-cell table:style-name="ce26" office:value-type="string" calcext:value-type="string">
            <text:p><text:a xlink:href="https://www.amazon.de/-/en/Smartfox-Cable-Various-Lengths-Quantity/dp/B07MZRKL8V/ref=sr_1_30?crid=109LMX24OKYJP&amp;dd=hg27n4RLwUZZtLVar0375g%2C%2C&amp;keywords=zip%2Bties&amp;qid=1693841169&amp;refinements=p_90%3A6712314031&amp;rnid=6712312031&amp;sprefix=zip%2Bties%2Caps%2C81&amp;sr=8-30&amp;th=1" xlink:type="simple">https://www.amazon.de/-/en/Smartfox-Cable-Various-Lengths-Quantity/dp/B07MZRKL8V/ref=sr_1_30?crid=109LMX24OKYJP&amp;dd=hg27n4RLwUZZtLVar0375g%2C%2C&amp;keywords=zip%2Bties&amp;qid=1693841169&amp;refinements=p_90%3A6712314031&amp;rnid=6712312031&amp;sprefix=zip%2Bties%2Caps%2C81&amp;sr=8-30&amp;th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Heat shrinking tube kit</text:p>
          </table:table-cell>
          <table:table-cell table:style-name="ce22"/>
          <table:table-cell table:style-name="ce23" office:value-type="currency" office:currency="EUR" office:value="0.67" calcext:value-type="currency">
            <text:p>€0.67</text:p>
          </table:table-cell>
          <table:table-cell table:style-name="ce26" office:value-type="string" calcext:value-type="string">
            <text:p><text:a xlink:href="https://www.amazon.de/-/en/dp/B08LB2Q1FG/ref=twister_B093TDNKPF?_encoding=UTF8&amp;th=1" xlink:type="simple">https://www.amazon.de/-/en/dp/B08LB2Q1FG/ref=twister_B093TDNKPF?_encoding=UTF8&amp;th=1</text:a></text:p>
          </table:table-cell>
          <table:table-cell table:style-name="ce22" table:number-columns-repeated="11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Velcro Cable Tie</text:p>
          </table:table-cell>
          <table:table-cell/>
          <table:table-cell table:style-name="ce11" office:value-type="currency" office:currency="EUR" office:value="0.27" calcext:value-type="currency">
            <text:p>€0.27</text:p>
          </table:table-cell>
          <table:table-cell table:style-name="ce15" office:value-type="string" calcext:value-type="string">
            <text:p><text:a xlink:href="https://www.amazon.de/-/en/Velcro-Pieces-Resealable-Fastener-Office/dp/B094Q7427G/ref=sr_1_6?crid=1SY1JLG82YB9M&amp;keywords=cable+tie+velcro&amp;qid=1693835937&amp;s=computers&amp;sprefix=cable+tie+velcro%2Ccomputers%2C370&amp;sr=1-6" xlink:type="simple">https://www.amazon.de/-/en/Velcro-Pieces-Resealable-Fastener-Office/dp/B094Q7427G/ref=sr_1_6?crid=1SY1JLG82YB9M&amp;keywords=cable+tie+velcro&amp;qid=1693835937&amp;s=computers&amp;sprefix=cable+tie+velcro%2Ccomputers%2C370&amp;sr=1-6</text:a>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2" office:value-type="string" calcext:value-type="string">
            <text:p>Labor</text:p>
          </table:table-cell>
          <table:table-cell table:style-name="ce4"/>
          <table:table-cell table:style-name="ce12"/>
          <table:table-cell table:style-name="ce4" table:number-columns-repeated="12"/>
          <table:table-cell table:number-columns-repeated="1007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NC milling</text:p>
          </table:table-cell>
          <table:table-cell table:style-name="ce1" office:value-type="string" calcext:value-type="string">
            <text:p>1h for 3mm parts + 3h for 8mm parts + 2.5h + 1.5h 12mm parts = 4H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3D printing</text:p>
          </table:table-cell>
          <table:table-cell table:style-name="ce1" office:value-type="string" calcext:value-type="string">
            <text:p>0.5H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ber laser cutting</text:p>
          </table:table-cell>
          <table:table-cell table:style-name="ce1" office:value-type="string" calcext:value-type="string">
            <text:p>1H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o2 laser cutting</text:p>
          </table:table-cell>
          <table:table-cell table:style-name="ce1" office:value-type="string" calcext:value-type="string">
            <text:p>0.5 H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Wire preparation</text:p>
          </table:table-cell>
          <table:table-cell table:style-name="ce1" office:value-type="string" calcext:value-type="string">
            <text:p>2H</text:p>
          </table:table-cell>
          <table:table-cell table:style-name="ce11"/>
          <table:table-cell table:number-columns-repeated="1019"/>
        </table:table-row>
        <table:table-row table:style-name="ro1"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rts post-processing</text:p>
          </table:table-cell>
          <table:table-cell table:style-name="ce1" office:value-type="string" calcext:value-type="string">
            <text:p>2H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4"/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Material cost</text:p>
          </table:table-cell>
          <table:table-cell table:style-name="ce11" table:formula="of:=SUM([.E8:.E187])" office:value-type="currency" office:currency="EUR" office:value="1272.1" calcext:value-type="currency">
            <text:p>€1,272.1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Material cost - no vat</text:p>
          </table:table-cell>
          <table:table-cell table:style-name="ce11" table:formula="of:=[.E188]/1.19" office:value-type="currency" office:currency="EUR" office:value="1068.991597" calcext:value-type="currency">
            <text:p>€1,068.9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Labor</text:p>
          </table:table-cell>
          <table:table-cell table:style-name="ce11" office:value-type="string" calcext:value-type="string">
            <text:p>16H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" office:value-type="string" calcext:value-type="string">
            <text:p>Assembly</text:p>
          </table:table-cell>
          <table:table-cell table:style-name="ce11" office:value-type="string" calcext:value-type="string">
            <text:p>2 days</text:p>
          </table:table-cell>
          <table:table-cell table:number-columns-repeated="1019"/>
        </table:table-row>
        <table:table-row table:style-name="ro1" table:number-rows-repeated="656">
          <table:table-cell table:number-columns-repeated="4"/>
          <table:table-cell table:style-name="ce11"/>
          <table:table-cell table:number-columns-repeated="1019"/>
        </table:table-row>
        <table:table-row table:style-name="ro2" table:number-rows-repeated="10477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€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mall_20_3d_20_v2" style:display-name="PageStyle_small 3d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ia_20_de_20_small_20_3d_20_v2" style:display-name="PageStyle_Copia de small 3d v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sts" style:display-name="PageStyle_co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der_20_for_20_Jupiter" style:display-name="PageStyle_Order for Jupi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2005" meta:object-count="0"/>
    <meta:generator>LibreOfficeDev/6.0.5.2$Linux_X86_64 LibreOffice_project/</meta:generator>
  </office:meta>
</office:document-meta>
</file>